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Tabellenverzeichnis" style:data-style-name="N3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6" style:family="table-cell" style:parent-style-name="Link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color="#0563C1" fo:font-size="9pt" style:font-size-asian="9pt" style:font-size-complex="9pt" style:text-underline-style="solid" style:text-underline-type="single"/>
    </style:style>
    <style:style style:name="ce7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Tabellenverzeichnis" style:data-style-name="N30">
      <style:table-cell-properties style:vertical-align="automatic" fo:wrap-option="no-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9" style:family="table-cell" style:parent-style-name="Tabellentite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normal" style:font-weight-asian="normal" style:font-weight-complex="normal"/>
    </style:style>
    <style:style style:name="ce10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Zahl_32_ohne_32_Komma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Tabellenverzeichnis" style:data-style-name="N30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37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AZ1" style:data-style-name="N36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AZ1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8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36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7"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2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2"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4.622638888888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02847222222222cm"/>
    </style:style>
    <style:style style:name="co6" style:family="table-column">
      <style:table-column-properties fo:break-before="auto" style:column-width="1.60513888888889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640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ro10" style:family="table-row">
      <style:table-row-properties style:row-height="29.5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45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2pt" style:use-optimal-row-height="true" fo:break-before="page"/>
    </style:style>
    <style:style style:name="ro15" style:family="table-row">
      <style:table-row-properties style:row-height="36.75pt" style:use-optimal-row-height="false" fo:break-before="auto"/>
    </style:style>
    <style:style style:name="ro16" style:family="table-row">
      <style:table-row-properties style:row-height="12pt" style:use-optimal-row-height="false" fo:break-before="auto"/>
    </style:style>
    <style:style style:name="ro17" style:family="table-row">
      <style:table-row-properties style:row-height="14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nverzeichni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16381" table:default-cell-style-name="ce7"/>
        <table:table-row table:style-name="ro1">
          <table:table-cell office:value-type="string" table:number-columns-spanned="2" table:number-rows-spanned="1" table:style-name="ce13">
            <text:p>Tabellenverzeichnis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style-name="ce3">
            <text:p>Wohnkosten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">
            <text:p>Tabelle 1</text:p>
          </table:table-cell>
          <table:table-cell office:value-type="string" table:style-name="ce6">
            <text:p><text:a xlink:href="#Tabelle_1.A1">Durchschnittliche Wohnkosten von Hauptmietwohnungen - Quartalsergebnisse</text:a></text:p>
          </table:table-cell>
          <table:table-cell table:number-columns-repeated="7" table:style-name="ce5"/>
          <table:table-cell table:number-columns-repeated="16375"/>
        </table:table-row>
        <table:table-row table:style-name="ro4">
          <table:table-cell office:value-type="string" table:style-name="ce5">
            <text:p>Tabelle 2</text:p>
          </table:table-cell>
          <table:table-cell office:value-type="string" table:style-name="ce6">
            <text:p><text:a xlink:href="#Tabelle_2.A1">Durchschnittliche Miete (inkl. Betriebskosten) von Hauptmietwohnungen nach Bundesland (Zeitreihe)</text:a></text:p>
          </table:table-cell>
          <table:table-cell table:number-columns-repeated="16382" table:style-name="ce7"/>
        </table:table-row>
        <table:table-row table:style-name="ro4">
          <table:table-cell office:value-type="string" table:style-name="ce5">
            <text:p>Tabelle 3</text:p>
          </table:table-cell>
          <table:table-cell office:value-type="string" table:style-name="ce6">
            <text:p><text:a xlink:href="#Tabelle_3.A1">Durchschnittliche Nettomiete und Betriebskosten von Hauptmietwohnungen <text:s/>nach Bundesland (Zeitreihe)</text:a></text:p>
          </table:table-cell>
          <table:table-cell table:number-columns-repeated="16382" table:style-name="ce7"/>
        </table:table-row>
        <table:table-row table:style-name="ro5">
          <table:table-cell office:value-type="string" table:style-name="ce8">
            <text:p>Q: STATISTIK AUSTRIA, Mikrozensus.</text:p>
          </table:table-cell>
          <table:table-cell table:style-name="ce9"/>
          <table:table-cell table:number-columns-repeated="16382" table:style-name="ce7"/>
        </table:table-row>
        <table:table-row table:style-name="ro5">
          <table:table-cell table:style-name="ce5"/>
          <table:table-cell table:style-name="ce9"/>
          <table:table-cell table:number-columns-repeated="16382" table:style-name="ce7"/>
        </table:table-row>
        <table:table-row table:style-name="ro5">
          <table:table-cell table:style-name="ce10"/>
          <table:table-cell table:style-name="ce11"/>
          <table:table-cell table:number-columns-repeated="16382" table:style-name="ce7"/>
        </table:table-row>
        <table:table-row table:number-rows-repeated="13" table:style-name="ro5">
          <table:table-cell table:style-name="ce10"/>
          <table:table-cell table:number-columns-repeated="16383" table:style-name="ce7"/>
        </table:table-row>
        <table:table-row table:style-name="ro5">
          <table:table-cell table:style-name="ce10"/>
          <table:table-cell table:number-columns-repeated="10" table:style-name="ce7"/>
          <table:table-cell table:style-name="ce12"/>
          <table:table-cell table:number-columns-repeated="16372"/>
        </table:table-row>
        <table:table-row table:number-rows-repeated="3" table:style-name="ro5">
          <table:table-cell table:style-name="ce10"/>
          <table:table-cell table:number-columns-repeated="16383" table:style-name="ce7"/>
        </table:table-row>
        <table:table-row table:number-rows-repeated="1048551" table:style-name="ro5">
          <table:table-cell table:number-columns-repeated="16384"/>
        </table:table-row>
      </table:table>
      <table:table table:name="Tabelle_1" table:style-name="ta2">
        <table:table-column table:style-name="co4" table:default-cell-style-name="ce25"/>
        <table:table-column table:style-name="co5" table:number-columns-repeated="7" table:default-cell-style-name="ce25"/>
        <table:table-column table:style-name="co1" table:number-columns-repeated="16376" table:default-cell-style-name="ce16"/>
        <table:table-row table:style-name="ro6">
          <table:table-cell office:value-type="string" table:number-columns-spanned="8" table:number-rows-spanned="1" table:style-name="ce27">
            <text:p>Durchschnittliche Wohnkosten von Hauptmietwohnungen - Quartalsergebnisse</text:p>
          </table:table-cell>
          <table:covered-table-cell table:number-columns-repeated="7"/>
          <table:table-cell table:number-columns-repeated="16376" table:style-name="ce14"/>
        </table:table-row>
        <table:table-row table:style-name="ro7">
          <table:table-cell office:value-type="string" table:number-columns-spanned="1" table:number-rows-spanned="3" table:style-name="ce28">
            <text:p>Jahr, Quartal</text:p>
          </table:table-cell>
          <table:table-cell office:value-type="string" table:number-columns-spanned="1" table:number-rows-spanned="3" table:style-name="ce29">
            <text:p>Hauptmiet-</text:p>
            <text:p>wohnungen<text:span text:style-name="T3">1</text:span><text:span text:style-name="T3"/></text:p>
            <text:p>in 1 000</text:p>
          </table:table-cell>
          <table:table-cell office:value-type="string" table:number-columns-spanned="2" table:number-rows-spanned="1" table:style-name="ce29">
            <text:p>Miete inklusive</text:p>
            <text:p>Betriebskosten in Euro</text:p>
          </table:table-cell>
          <table:covered-table-cell/>
          <table:table-cell office:value-type="string" table:number-columns-spanned="2" table:number-rows-spanned="1" table:style-name="ce29">
            <text:p>(Netto-)Miete ohne</text:p>
            <text:p>Betriebskosten in Euro</text:p>
          </table:table-cell>
          <table:covered-table-cell/>
          <table:table-cell office:value-type="string" table:number-columns-spanned="2" table:number-rows-spanned="1" table:style-name="ce30">
            <text:p>Betriebskosten</text:p>
            <text:p>in Euro</text:p>
          </table:table-cell>
          <table:covered-table-cell/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15">
            <text:p>pro<text:s/></text:p>
            <text:p>Wohnung</text:p>
          </table:table-cell>
          <table:table-cell office:value-type="string" table:style-name="ce15">
            <text:p>pro m²</text:p>
          </table:table-cell>
          <table:table-cell office:value-type="string" table:style-name="ce15">
            <text:p>pro<text:s/></text:p>
            <text:p>Wohnung</text:p>
          </table:table-cell>
          <table:table-cell office:value-type="string" table:style-name="ce15">
            <text:p>pro m²</text:p>
          </table:table-cell>
          <table:table-cell office:value-type="string" table:style-name="ce15">
            <text:p>pro<text:s/></text:p>
            <text:p>Wohnung</text:p>
          </table:table-cell>
          <table:table-cell office:value-type="string" table:style-name="ce17">
            <text:p>pro m²</text:p>
          </table:table-cell>
          <table:table-cell table:number-columns-repeated="16376"/>
        </table:table-row>
        <table:table-row table:style-name="ro8">
          <table:covered-table-cell/>
          <table:covered-table-cell/>
          <table:table-cell office:value-type="string" table:number-columns-spanned="6" table:number-rows-spanned="1" table:style-name="ce30">
            <text:p>Ø</text:p>
          </table:table-cell>
          <table:covered-table-cell table:number-columns-repeated="5"/>
          <table:table-cell table:number-columns-repeated="16376"/>
        </table:table-row>
        <table:table-row table:style-name="ro9">
          <table:table-cell office:value-type="string" table:style-name="ce18">
            <text:p>1. Quartal 2012</text:p>
          </table:table-cell>
          <table:table-cell office:value-type="float" office:value="1467.9544099999891" table:style-name="ce19">
            <text:p>1 468,0</text:p>
          </table:table-cell>
          <table:table-cell office:value-type="float" office:value="431.21942955299284" table:style-name="ce20">
            <text:p>431,2</text:p>
          </table:table-cell>
          <table:table-cell office:value-type="float" office:value="6.3325812071378209" table:style-name="ce21">
            <text:p>6,3</text:p>
          </table:table-cell>
          <table:table-cell office:value-type="float" office:value="310.43573450622335" table:style-name="ce20">
            <text:p>310,4</text:p>
          </table:table-cell>
          <table:table-cell office:value-type="float" office:value="4.5190931820677713" table:style-name="ce21">
            <text:p>4,5</text:p>
          </table:table-cell>
          <table:table-cell office:value-type="float" office:value="122.30173584007947" table:style-name="ce20">
            <text:p>122,3</text:p>
          </table:table-cell>
          <table:table-cell office:value-type="float" office:value="1.8362804127277659" table:style-name="ce21">
            <text:p>1,8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2</text:p>
          </table:table-cell>
          <table:table-cell office:value-type="float" office:value="1469.5397199999879" table:style-name="ce19">
            <text:p>1 469,5</text:p>
          </table:table-cell>
          <table:table-cell office:value-type="float" office:value="434.43185534311527" table:style-name="ce20">
            <text:p>434,4</text:p>
          </table:table-cell>
          <table:table-cell office:value-type="float" office:value="6.4293985952949102" table:style-name="ce21">
            <text:p>6,4</text:p>
          </table:table-cell>
          <table:table-cell office:value-type="float" office:value="311.32530809714979" table:style-name="ce20">
            <text:p>311,3</text:p>
          </table:table-cell>
          <table:table-cell office:value-type="float" office:value="4.5746023409249235" table:style-name="ce21">
            <text:p>4,6</text:p>
          </table:table-cell>
          <table:table-cell office:value-type="float" office:value="125.12737508889576" table:style-name="ce20">
            <text:p>125,1</text:p>
          </table:table-cell>
          <table:table-cell office:value-type="float" office:value="1.8852432451892833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2</text:p>
          </table:table-cell>
          <table:table-cell office:value-type="float" office:value="1477.2454200000059" table:style-name="ce19">
            <text:p>1 477,2</text:p>
          </table:table-cell>
          <table:table-cell office:value-type="float" office:value="435.86144541236706" table:style-name="ce20">
            <text:p>435,9</text:p>
          </table:table-cell>
          <table:table-cell office:value-type="float" office:value="6.4659949193655075" table:style-name="ce21">
            <text:p>6,5</text:p>
          </table:table-cell>
          <table:table-cell office:value-type="float" office:value="312.43207662813472" table:style-name="ce20">
            <text:p>312,4</text:p>
          </table:table-cell>
          <table:table-cell office:value-type="float" office:value="4.5961919221388383" table:style-name="ce21">
            <text:p>4,6</text:p>
          </table:table-cell>
          <table:table-cell office:value-type="float" office:value="125.26817734745943" table:style-name="ce20">
            <text:p>125,3</text:p>
          </table:table-cell>
          <table:table-cell office:value-type="float" office:value="1.8976586834115245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2</text:p>
          </table:table-cell>
          <table:table-cell office:value-type="float" office:value="1485.4326600000027" table:style-name="ce19">
            <text:p>1 485,4</text:p>
          </table:table-cell>
          <table:table-cell office:value-type="float" office:value="439.88653400148138" table:style-name="ce20">
            <text:p>439,9</text:p>
          </table:table-cell>
          <table:table-cell office:value-type="float" office:value="6.5648022131106059" table:style-name="ce21">
            <text:p>6,6</text:p>
          </table:table-cell>
          <table:table-cell office:value-type="float" office:value="316.67651303694913" table:style-name="ce20">
            <text:p>316,7</text:p>
          </table:table-cell>
          <table:table-cell office:value-type="float" office:value="4.6909906125608423" table:style-name="ce21">
            <text:p>4,7</text:p>
          </table:table-cell>
          <table:table-cell office:value-type="float" office:value="124.5191195093568" table:style-name="ce20">
            <text:p>124,5</text:p>
          </table:table-cell>
          <table:table-cell office:value-type="float" office:value="1.8937207282355744" table:style-name="ce21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3</text:p>
          </table:table-cell>
          <table:table-cell office:value-type="float" office:value="1482.8293900000012" table:style-name="ce22">
            <text:p>1 482,8</text:p>
          </table:table-cell>
          <table:table-cell office:value-type="float" office:value="444.76724886738231" table:style-name="ce20">
            <text:p>444,8</text:p>
          </table:table-cell>
          <table:table-cell office:value-type="float" office:value="6.5668777482207918" table:style-name="ce20">
            <text:p>6,6</text:p>
          </table:table-cell>
          <table:table-cell office:value-type="float" office:value="320.15469058783697" table:style-name="ce20">
            <text:p>320,2</text:p>
          </table:table-cell>
          <table:table-cell office:value-type="float" office:value="4.6821841201935026" table:style-name="ce20">
            <text:p>4,7</text:p>
          </table:table-cell>
          <table:table-cell office:value-type="float" office:value="126.24775873344242" table:style-name="ce20">
            <text:p>126,2</text:p>
          </table:table-cell>
          <table:table-cell office:value-type="float" office:value="1.9094250990648074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3</text:p>
          </table:table-cell>
          <table:table-cell office:value-type="float" office:value="1499.745000000001" table:style-name="ce22">
            <text:p>1 499,7</text:p>
          </table:table-cell>
          <table:table-cell office:value-type="float" office:value="446.72602451750197" table:style-name="ce20">
            <text:p>446,7</text:p>
          </table:table-cell>
          <table:table-cell office:value-type="float" office:value="6.6232747689459259" table:style-name="ce20">
            <text:p>6,6</text:p>
          </table:table-cell>
          <table:table-cell office:value-type="float" office:value="322.08108811164658" table:style-name="ce20">
            <text:p>322,1</text:p>
          </table:table-cell>
          <table:table-cell office:value-type="float" office:value="4.7296227900433907" table:style-name="ce20">
            <text:p>4,7</text:p>
          </table:table-cell>
          <table:table-cell office:value-type="float" office:value="125.78532476531318" table:style-name="ce20">
            <text:p>125,8</text:p>
          </table:table-cell>
          <table:table-cell office:value-type="float" office:value="1.9109771806786786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3</text:p>
          </table:table-cell>
          <table:table-cell office:value-type="float" office:value="1513.1595199999983" table:style-name="ce22">
            <text:p>1 513,2</text:p>
          </table:table-cell>
          <table:table-cell office:value-type="float" office:value="449.37474686740228" table:style-name="ce20">
            <text:p>449,4</text:p>
          </table:table-cell>
          <table:table-cell office:value-type="float" office:value="6.7069776686997278" table:style-name="ce20">
            <text:p>6,7</text:p>
          </table:table-cell>
          <table:table-cell office:value-type="float" office:value="326.25977448828434" table:style-name="ce20">
            <text:p>326,3</text:p>
          </table:table-cell>
          <table:table-cell office:value-type="float" office:value="4.8289675040775659" table:style-name="ce20">
            <text:p>4,8</text:p>
          </table:table-cell>
          <table:table-cell office:value-type="float" office:value="124.58980120167783" table:style-name="ce20">
            <text:p>124,6</text:p>
          </table:table-cell>
          <table:table-cell office:value-type="float" office:value="1.9005073756950177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3</text:p>
          </table:table-cell>
          <table:table-cell office:value-type="float" office:value="1500.399699999997" table:style-name="ce22">
            <text:p>1 500,4</text:p>
          </table:table-cell>
          <table:table-cell office:value-type="float" office:value="456.31623482729367" table:style-name="ce20">
            <text:p>456,3</text:p>
          </table:table-cell>
          <table:table-cell office:value-type="float" office:value="6.7403754929151836" table:style-name="ce20">
            <text:p>6,7</text:p>
          </table:table-cell>
          <table:table-cell office:value-type="float" office:value="331.84555471451995" table:style-name="ce20">
            <text:p>331,8</text:p>
          </table:table-cell>
          <table:table-cell office:value-type="float" office:value="4.8514815631315225" table:style-name="ce20">
            <text:p>4,9</text:p>
          </table:table-cell>
          <table:table-cell office:value-type="float" office:value="126.07527058511776" table:style-name="ce20">
            <text:p>126,1</text:p>
          </table:table-cell>
          <table:table-cell office:value-type="float" office:value="1.9132442522873658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4</text:p>
          </table:table-cell>
          <table:table-cell office:value-type="float" office:value="1504.0729499999986" table:style-name="ce22">
            <text:p>1 504,1</text:p>
          </table:table-cell>
          <table:table-cell office:value-type="float" office:value="459.49298193282647" table:style-name="ce20">
            <text:p>459,5</text:p>
          </table:table-cell>
          <table:table-cell office:value-type="float" office:value="6.8178396223963169" table:style-name="ce20">
            <text:p>6,8</text:p>
          </table:table-cell>
          <table:table-cell office:value-type="float" office:value="332.51498468209297" table:style-name="ce20">
            <text:p>332,5</text:p>
          </table:table-cell>
          <table:table-cell office:value-type="float" office:value="4.8893465317647307" table:style-name="ce20">
            <text:p>4,9</text:p>
          </table:table-cell>
          <table:table-cell office:value-type="float" office:value="128.21816652898954" table:style-name="ce20">
            <text:p>128,2</text:p>
          </table:table-cell>
          <table:table-cell office:value-type="float" office:value="1.9473283056776014" table:style-name="ce20">
            <text:p>1,9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4</text:p>
          </table:table-cell>
          <table:table-cell office:value-type="float" office:value="1519.4973500000053" table:style-name="ce22">
            <text:p>1 519,5</text:p>
          </table:table-cell>
          <table:table-cell office:value-type="float" office:value="463.26487486141434" table:style-name="ce20">
            <text:p>463,3</text:p>
          </table:table-cell>
          <table:table-cell office:value-type="float" office:value="6.9185901666691665" table:style-name="ce20">
            <text:p>6,9</text:p>
          </table:table-cell>
          <table:table-cell office:value-type="float" office:value="337.61204449616082" table:style-name="ce20">
            <text:p>337,6</text:p>
          </table:table-cell>
          <table:table-cell office:value-type="float" office:value="4.9851408243987079" table:style-name="ce20">
            <text:p>5,0</text:p>
          </table:table-cell>
          <table:table-cell office:value-type="float" office:value="126.9210507700906" table:style-name="ce20">
            <text:p>126,9</text:p>
          </table:table-cell>
          <table:table-cell office:value-type="float" office:value="1.9529637447750308" table:style-name="ce20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4</text:p>
          </table:table-cell>
          <table:table-cell office:value-type="float" office:value="1524.8855000000035" table:style-name="ce23">
            <text:p>1 524,9</text:p>
          </table:table-cell>
          <table:table-cell office:value-type="float" office:value="467.93050040150575" table:style-name="ce23">
            <text:p>467,9</text:p>
          </table:table-cell>
          <table:table-cell office:value-type="float" office:value="6.9735545129529166" table:style-name="ce23">
            <text:p>7,0</text:p>
          </table:table-cell>
          <table:table-cell office:value-type="float" office:value="340.21116158557328" table:style-name="ce23">
            <text:p>340,2</text:p>
          </table:table-cell>
          <table:table-cell office:value-type="float" office:value="5.0277920460807035" table:style-name="ce23">
            <text:p>5,0</text:p>
          </table:table-cell>
          <table:table-cell office:value-type="float" office:value="128.92226029593269" table:style-name="ce23">
            <text:p>128,9</text:p>
          </table:table-cell>
          <table:table-cell office:value-type="float" office:value="1.9640885832464647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4</text:p>
          </table:table-cell>
          <table:table-cell office:value-type="float" office:value="1539.8194900000051" table:style-name="ce23">
            <text:p>1 539,8</text:p>
          </table:table-cell>
          <table:table-cell office:value-type="float" office:value="470.24863902716282" table:style-name="ce23">
            <text:p>470,2</text:p>
          </table:table-cell>
          <table:table-cell office:value-type="float" office:value="7.008297507495481" table:style-name="ce23">
            <text:p>7,0</text:p>
          </table:table-cell>
          <table:table-cell office:value-type="float" office:value="341.70996554277923" table:style-name="ce23">
            <text:p>341,7</text:p>
          </table:table-cell>
          <table:table-cell office:value-type="float" office:value="5.0510864171875811" table:style-name="ce23">
            <text:p>5,1</text:p>
          </table:table-cell>
          <table:table-cell office:value-type="float" office:value="129.64457197236061" table:style-name="ce23">
            <text:p>129,6</text:p>
          </table:table-cell>
          <table:table-cell office:value-type="float" office:value="1.9740501997116824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5</text:p>
          </table:table-cell>
          <table:table-cell office:value-type="float" office:value="1546.0638599999959" table:style-name="ce23">
            <text:p>1 546,1</text:p>
          </table:table-cell>
          <table:table-cell office:value-type="float" office:value="473.49462760225123" table:style-name="ce23">
            <text:p>473,5</text:p>
          </table:table-cell>
          <table:table-cell office:value-type="float" office:value="7.0850245685989961" table:style-name="ce23">
            <text:p>7,1</text:p>
          </table:table-cell>
          <table:table-cell office:value-type="float" office:value="343.76871501931481" table:style-name="ce23">
            <text:p>343,8</text:p>
          </table:table-cell>
          <table:table-cell office:value-type="float" office:value="5.1062179038274316" table:style-name="ce23">
            <text:p>5,1</text:p>
          </table:table-cell>
          <table:table-cell office:value-type="float" office:value="130.65660383678718" table:style-name="ce23">
            <text:p>130,7</text:p>
          </table:table-cell>
          <table:table-cell office:value-type="float" office:value="1.993003196669394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5</text:p>
          </table:table-cell>
          <table:table-cell office:value-type="float" office:value="1554.0175299999921" table:style-name="ce23">
            <text:p>1 554,0</text:p>
          </table:table-cell>
          <table:table-cell office:value-type="float" office:value="472.42895100417564" table:style-name="ce23">
            <text:p>472,4</text:p>
          </table:table-cell>
          <table:table-cell office:value-type="float" office:value="7.0949197612715817" table:style-name="ce23">
            <text:p>7,1</text:p>
          </table:table-cell>
          <table:table-cell office:value-type="float" office:value="342.55490363741268" table:style-name="ce23">
            <text:p>342,6</text:p>
          </table:table-cell>
          <table:table-cell office:value-type="float" office:value="5.0891225456606826" table:style-name="ce23">
            <text:p>5,1</text:p>
          </table:table-cell>
          <table:table-cell office:value-type="float" office:value="130.91738056660827" table:style-name="ce23">
            <text:p>130,9</text:p>
          </table:table-cell>
          <table:table-cell office:value-type="float" office:value="2.0219106337235666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5</text:p>
          </table:table-cell>
          <table:table-cell office:value-type="float" office:value="1569.7014299999937" table:style-name="ce23">
            <text:p>1 569,7</text:p>
          </table:table-cell>
          <table:table-cell office:value-type="float" office:value="474.52049973605517" table:style-name="ce23">
            <text:p>474,5</text:p>
          </table:table-cell>
          <table:table-cell office:value-type="float" office:value="7.1372777325714409" table:style-name="ce23">
            <text:p>7,1</text:p>
          </table:table-cell>
          <table:table-cell office:value-type="float" office:value="344.67596565800307" table:style-name="ce23">
            <text:p>344,7</text:p>
          </table:table-cell>
          <table:table-cell office:value-type="float" office:value="5.1410110129584021" table:style-name="ce23">
            <text:p>5,1</text:p>
          </table:table-cell>
          <table:table-cell office:value-type="float" office:value="131.04231501141973" table:style-name="ce23">
            <text:p>131,0</text:p>
          </table:table-cell>
          <table:table-cell office:value-type="float" office:value="2.014681743638888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5</text:p>
          </table:table-cell>
          <table:table-cell office:value-type="float" office:value="1570.0326999999988" table:style-name="ce23">
            <text:p>1 570,0</text:p>
          </table:table-cell>
          <table:table-cell office:value-type="float" office:value="477.84086525076867" table:style-name="ce23">
            <text:p>477,8</text:p>
          </table:table-cell>
          <table:table-cell office:value-type="float" office:value="7.2425106119779867" table:style-name="ce23">
            <text:p>7,2</text:p>
          </table:table-cell>
          <table:table-cell office:value-type="float" office:value="349.79946639327954" table:style-name="ce23">
            <text:p>349,8</text:p>
          </table:table-cell>
          <table:table-cell office:value-type="float" office:value="5.26" table:style-name="ce23">
            <text:p>5,3</text:p>
          </table:table-cell>
          <table:table-cell office:value-type="float" office:value="129.6320743052033" table:style-name="ce23">
            <text:p>129,6</text:p>
          </table:table-cell>
          <table:table-cell office:value-type="float" office:value="2.0052229458849302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6</text:p>
          </table:table-cell>
          <table:table-cell office:value-type="float" office:value="1583.5029299999999" table:style-name="ce23">
            <text:p>1 583,5</text:p>
          </table:table-cell>
          <table:table-cell office:value-type="float" office:value="480.84442949531041" table:style-name="ce23">
            <text:p>480,8</text:p>
          </table:table-cell>
          <table:table-cell office:value-type="float" office:value="7.2943398061767413" table:style-name="ce23">
            <text:p>7,3</text:p>
          </table:table-cell>
          <table:table-cell office:value-type="float" office:value="352.57865116801491" table:style-name="ce23">
            <text:p>352,6</text:p>
          </table:table-cell>
          <table:table-cell office:value-type="float" office:value="5.3003419787039112" table:style-name="ce23">
            <text:p>5,3</text:p>
          </table:table-cell>
          <table:table-cell office:value-type="float" office:value="129.61933069727229" table:style-name="ce23">
            <text:p>129,6</text:p>
          </table:table-cell>
          <table:table-cell office:value-type="float" office:value="2.0150399208535501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6</text:p>
          </table:table-cell>
          <table:table-cell office:value-type="float" office:value="1598.4045899999928" table:style-name="ce23">
            <text:p>1 598,4</text:p>
          </table:table-cell>
          <table:table-cell office:value-type="float" office:value="484.54781262233467" table:style-name="ce23">
            <text:p>484,5</text:p>
          </table:table-cell>
          <table:table-cell office:value-type="float" office:value="7.3352933331206378" table:style-name="ce23">
            <text:p>7,3</text:p>
          </table:table-cell>
          <table:table-cell office:value-type="float" office:value="355.38527135986254" table:style-name="ce23">
            <text:p>355,4</text:p>
          </table:table-cell>
          <table:table-cell office:value-type="float" office:value="5.3318434742565088" table:style-name="ce23">
            <text:p>5,3</text:p>
          </table:table-cell>
          <table:table-cell office:value-type="float" office:value="129.99952384385625" table:style-name="ce23">
            <text:p>130,0</text:p>
          </table:table-cell>
          <table:table-cell office:value-type="float" office:value="2.016432358419769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6</text:p>
          </table:table-cell>
          <table:table-cell office:value-type="float" office:value="1604.0908599999996" table:style-name="ce23">
            <text:p>1 604,1</text:p>
          </table:table-cell>
          <table:table-cell office:value-type="float" office:value="490.34727155667548" table:style-name="ce23">
            <text:p>490,3</text:p>
          </table:table-cell>
          <table:table-cell office:value-type="float" office:value="7.40762963576916" table:style-name="ce23">
            <text:p>7,4</text:p>
          </table:table-cell>
          <table:table-cell office:value-type="float" office:value="360.09717548044716" table:style-name="ce23">
            <text:p>360,1</text:p>
          </table:table-cell>
          <table:table-cell office:value-type="float" office:value="5.3973747365087119" table:style-name="ce23">
            <text:p>5,4</text:p>
          </table:table-cell>
          <table:table-cell office:value-type="float" office:value="131.00193271014879" table:style-name="ce23">
            <text:p>131,0</text:p>
          </table:table-cell>
          <table:table-cell office:value-type="float" office:value="2.0218586010795616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6</text:p>
          </table:table-cell>
          <table:table-cell office:value-type="float" office:value="1609.5938599999899" table:style-name="ce23">
            <text:p>1 609,6</text:p>
          </table:table-cell>
          <table:table-cell office:value-type="float" office:value="497.91680218014716" table:style-name="ce23">
            <text:p>497,9</text:p>
          </table:table-cell>
          <table:table-cell office:value-type="float" office:value="7.4326649305527264" table:style-name="ce23">
            <text:p>7,4</text:p>
          </table:table-cell>
          <table:table-cell office:value-type="float" office:value="366.26066502266644" table:style-name="ce23">
            <text:p>366,3</text:p>
          </table:table-cell>
          <table:table-cell office:value-type="float" office:value="5.4325365811682618" table:style-name="ce23">
            <text:p>5,4</text:p>
          </table:table-cell>
          <table:table-cell office:value-type="float" office:value="132.65101200484256" table:style-name="ce23">
            <text:p>132,7</text:p>
          </table:table-cell>
          <table:table-cell office:value-type="float" office:value="2.0152425508889058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7</text:p>
          </table:table-cell>
          <table:table-cell office:value-type="float" office:value="1628.1356000000001" table:style-name="ce23">
            <text:p>1 628,1</text:p>
          </table:table-cell>
          <table:table-cell office:value-type="float" office:value="501.56090001348804" table:style-name="ce23">
            <text:p>501,6</text:p>
          </table:table-cell>
          <table:table-cell office:value-type="float" office:value="7.5484528291549005" table:style-name="ce23">
            <text:p>7,5</text:p>
          </table:table-cell>
          <table:table-cell office:value-type="float" office:value="368.64360680400409" table:style-name="ce23">
            <text:p>368,6</text:p>
          </table:table-cell>
          <table:table-cell office:value-type="float" office:value="5.5148148294659842" table:style-name="ce23">
            <text:p>5,5</text:p>
          </table:table-cell>
          <table:table-cell office:value-type="float" office:value="133.81676367360876" table:style-name="ce23">
            <text:p>133,8</text:p>
          </table:table-cell>
          <table:table-cell office:value-type="float" office:value="2.0473999208902578" table:style-name="ce23">
            <text:p>2,0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7</text:p>
          </table:table-cell>
          <table:table-cell office:value-type="float" office:value="1627.9044699999963" table:style-name="ce23">
            <text:p>1 627,9</text:p>
          </table:table-cell>
          <table:table-cell office:value-type="float" office:value="504.73294780620728" table:style-name="ce23">
            <text:p>504,7</text:p>
          </table:table-cell>
          <table:table-cell office:value-type="float" office:value="7.6143589002287628" table:style-name="ce23">
            <text:p>7,6</text:p>
          </table:table-cell>
          <table:table-cell office:value-type="float" office:value="372.52516364181901" table:style-name="ce23">
            <text:p>372,5</text:p>
          </table:table-cell>
          <table:table-cell office:value-type="float" office:value="5.5772042914705589" table:style-name="ce23">
            <text:p>5,6</text:p>
          </table:table-cell>
          <table:table-cell office:value-type="float" office:value="133.26650377135346" table:style-name="ce23">
            <text:p>133,3</text:p>
          </table:table-cell>
          <table:table-cell office:value-type="float" office:value="2.0534681378014987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7</text:p>
          </table:table-cell>
          <table:table-cell office:value-type="float" office:value="1634.0155700000014" table:style-name="ce23">
            <text:p>1 634,0</text:p>
          </table:table-cell>
          <table:table-cell office:value-type="float" office:value="507.64806487737457" table:style-name="ce23">
            <text:p>507,6</text:p>
          </table:table-cell>
          <table:table-cell office:value-type="float" office:value="7.6688217193026498" table:style-name="ce23">
            <text:p>7,7</text:p>
          </table:table-cell>
          <table:table-cell office:value-type="float" office:value="375.96883950744802" table:style-name="ce23">
            <text:p>376,0</text:p>
          </table:table-cell>
          <table:table-cell office:value-type="float" office:value="5.637277850778565" table:style-name="ce23">
            <text:p>5,6</text:p>
          </table:table-cell>
          <table:table-cell office:value-type="float" office:value="132.92386901654871" table:style-name="ce23">
            <text:p>132,9</text:p>
          </table:table-cell>
          <table:table-cell office:value-type="float" office:value="2.0507462002638861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7</text:p>
          </table:table-cell>
          <table:table-cell office:value-type="float" office:value="1638.0437399999996" table:style-name="ce23">
            <text:p>1 638,0</text:p>
          </table:table-cell>
          <table:table-cell office:value-type="float" office:value="509.58222659548755" table:style-name="ce23">
            <text:p>509,6</text:p>
          </table:table-cell>
          <table:table-cell office:value-type="float" office:value="7.6991221654539181" table:style-name="ce23">
            <text:p>7,7</text:p>
          </table:table-cell>
          <table:table-cell office:value-type="float" office:value="376.89348307023846" table:style-name="ce23">
            <text:p>376,9</text:p>
          </table:table-cell>
          <table:table-cell office:value-type="float" office:value="5.6588002752910738" table:style-name="ce23">
            <text:p>5,7</text:p>
          </table:table-cell>
          <table:table-cell office:value-type="float" office:value="133.70503381661416" table:style-name="ce23">
            <text:p>133,7</text:p>
          </table:table-cell>
          <table:table-cell office:value-type="float" office:value="2.0559491338395968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8</text:p>
          </table:table-cell>
          <table:table-cell office:value-type="float" office:value="1634.84123" table:style-name="ce23">
            <text:p>1 634,8</text:p>
          </table:table-cell>
          <table:table-cell office:value-type="float" office:value="509.77210162481555" table:style-name="ce23">
            <text:p>509,8</text:p>
          </table:table-cell>
          <table:table-cell office:value-type="float" office:value="7.7755693740404883" table:style-name="ce23">
            <text:p>7,8</text:p>
          </table:table-cell>
          <table:table-cell office:value-type="float" office:value="376.10345889062251" table:style-name="ce23">
            <text:p>376,1</text:p>
          </table:table-cell>
          <table:table-cell office:value-type="float" office:value="5.7101273814274665" table:style-name="ce23">
            <text:p>5,7</text:p>
          </table:table-cell>
          <table:table-cell office:value-type="float" office:value="133.97803256221397" table:style-name="ce23">
            <text:p>134,0</text:p>
          </table:table-cell>
          <table:table-cell office:value-type="float" office:value="2.0702226706375044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8</text:p>
          </table:table-cell>
          <table:table-cell office:value-type="float" office:value="1634.8022899999901" table:style-name="ce23">
            <text:p>1 634,8</text:p>
          </table:table-cell>
          <table:table-cell office:value-type="float" office:value="517.694621017445" table:style-name="ce23">
            <text:p>517,7</text:p>
          </table:table-cell>
          <table:table-cell office:value-type="float" office:value="7.8337149188398465" table:style-name="ce23">
            <text:p>7,8</text:p>
          </table:table-cell>
          <table:table-cell office:value-type="float" office:value="385.37961644279426" table:style-name="ce23">
            <text:p>385,4</text:p>
          </table:table-cell>
          <table:table-cell office:value-type="float" office:value="5.792384165739267" table:style-name="ce23">
            <text:p>5,8</text:p>
          </table:table-cell>
          <table:table-cell office:value-type="float" office:value="133.03669835622964" table:style-name="ce23">
            <text:p>133,0</text:p>
          </table:table-cell>
          <table:table-cell office:value-type="float" office:value="2.052464907653901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8</text:p>
          </table:table-cell>
          <table:table-cell office:value-type="float" office:value="1638.0455100000115" table:style-name="ce23">
            <text:p>1 638,0</text:p>
          </table:table-cell>
          <table:table-cell office:value-type="float" office:value="518.67693310303673" table:style-name="ce24">
            <text:p>518,7</text:p>
          </table:table-cell>
          <table:table-cell office:value-type="float" office:value="7.8781929111928521" table:style-name="ce23">
            <text:p>7,9</text:p>
          </table:table-cell>
          <table:table-cell office:value-type="float" office:value="386.86430692636799" table:style-name="ce23">
            <text:p>386,9</text:p>
          </table:table-cell>
          <table:table-cell office:value-type="float" office:value="5.8334487918287232" table:style-name="ce23">
            <text:p>5,8</text:p>
          </table:table-cell>
          <table:table-cell office:value-type="float" office:value="132.67164065364827" table:style-name="ce23">
            <text:p>132,7</text:p>
          </table:table-cell>
          <table:table-cell office:value-type="float" office:value="2.0580695863637724" table:style-name="ce23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8</text:p>
          </table:table-cell>
          <table:table-cell office:value-type="float" office:value="1636.687069999999" table:style-name="ce23">
            <text:p>1 636,7</text:p>
          </table:table-cell>
          <table:table-cell office:value-type="float" office:value="524.2492117506614" table:style-name="ce24">
            <text:p>524,2</text:p>
          </table:table-cell>
          <table:table-cell office:value-type="float" office:value="7.8994839983589147" table:style-name="ce24">
            <text:p>7,9</text:p>
          </table:table-cell>
          <table:table-cell office:value-type="float" office:value="390.74165392532802" table:style-name="ce24">
            <text:p>390,7</text:p>
          </table:table-cell>
          <table:table-cell office:value-type="float" office:value="5.8505065825072275" table:style-name="ce24">
            <text:p>5,9</text:p>
          </table:table-cell>
          <table:table-cell office:value-type="float" office:value="134.06557219116925" table:style-name="ce24">
            <text:p>134,1</text:p>
          </table:table-cell>
          <table:table-cell office:value-type="float" office:value="2.0575414166613744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19</text:p>
          </table:table-cell>
          <table:table-cell office:value-type="float" office:value="1631.8964000000017" table:style-name="ce23">
            <text:p>1 631,9</text:p>
          </table:table-cell>
          <table:table-cell office:value-type="float" office:value="528.75632498484481" table:style-name="ce24">
            <text:p>528,8</text:p>
          </table:table-cell>
          <table:table-cell office:value-type="float" office:value="7.9775197600732373" table:style-name="ce24">
            <text:p>8,0</text:p>
          </table:table-cell>
          <table:table-cell office:value-type="float" office:value="394.36584076048126" table:style-name="ce24">
            <text:p>394,4</text:p>
          </table:table-cell>
          <table:table-cell office:value-type="float" office:value="5.9136547578982634" table:style-name="ce24">
            <text:p>5,9</text:p>
          </table:table-cell>
          <table:table-cell office:value-type="float" office:value="134.90614361485549" table:style-name="ce24">
            <text:p>134,9</text:p>
          </table:table-cell>
          <table:table-cell office:value-type="float" office:value="2.0717840998344297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19</text:p>
          </table:table-cell>
          <table:table-cell office:value-type="float" office:value="1643.92209" table:style-name="ce23">
            <text:p>1 643,9</text:p>
          </table:table-cell>
          <table:table-cell office:value-type="float" office:value="531.96249333202718" table:style-name="ce24">
            <text:p>532,0</text:p>
          </table:table-cell>
          <table:table-cell office:value-type="float" office:value="7.9819900879457899" table:style-name="ce24">
            <text:p>8,0</text:p>
          </table:table-cell>
          <table:table-cell office:value-type="float" office:value="396.19065124917239" table:style-name="ce24">
            <text:p>396,2</text:p>
          </table:table-cell>
          <table:table-cell office:value-type="float" office:value="5.9092728513076107" table:style-name="ce24">
            <text:p>5,9</text:p>
          </table:table-cell>
          <table:table-cell office:value-type="float" office:value="136.35447071105466" table:style-name="ce24">
            <text:p>136,4</text:p>
          </table:table-cell>
          <table:table-cell office:value-type="float" office:value="2.0816117495334732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19</text:p>
          </table:table-cell>
          <table:table-cell office:value-type="float" office:value="1654.0618300000087" table:style-name="ce23">
            <text:p>1 654,1</text:p>
          </table:table-cell>
          <table:table-cell office:value-type="float" office:value="537.33984010742984" table:style-name="ce24">
            <text:p>537,3</text:p>
          </table:table-cell>
          <table:table-cell office:value-type="float" office:value="8.0454817425819449" table:style-name="ce24">
            <text:p>8,0</text:p>
          </table:table-cell>
          <table:table-cell office:value-type="float" office:value="402.24875450998087" table:style-name="ce24">
            <text:p>402,2</text:p>
          </table:table-cell>
          <table:table-cell office:value-type="float" office:value="5.9884514944859308" table:style-name="ce24">
            <text:p>6,0</text:p>
          </table:table-cell>
          <table:table-cell office:value-type="float" office:value="135.9098741829664" table:style-name="ce24">
            <text:p>135,9</text:p>
          </table:table-cell>
          <table:table-cell office:value-type="float" office:value="2.069497931509495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19</text:p>
          </table:table-cell>
          <table:table-cell office:value-type="float" office:value="1662.2570799999924" table:style-name="ce23">
            <text:p>1 662,3</text:p>
          </table:table-cell>
          <table:table-cell office:value-type="float" office:value="540.17034470985834" table:style-name="ce24">
            <text:p>540,2</text:p>
          </table:table-cell>
          <table:table-cell office:value-type="float" office:value="8.0906086124002989" table:style-name="ce24">
            <text:p>8,1</text:p>
          </table:table-cell>
          <table:table-cell office:value-type="float" office:value="406.01256315900247" table:style-name="ce24">
            <text:p>406,0</text:p>
          </table:table-cell>
          <table:table-cell office:value-type="float" office:value="6.047249321691762" table:style-name="ce24">
            <text:p>6,0</text:p>
          </table:table-cell>
          <table:table-cell office:value-type="float" office:value="134.97209769410125" table:style-name="ce24">
            <text:p>135,0</text:p>
          </table:table-cell>
          <table:table-cell office:value-type="float" office:value="2.0557621527538141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0</text:p>
          </table:table-cell>
          <table:table-cell office:value-type="float" office:value="1662.0437999999888" table:style-name="ce23">
            <text:p>1 662,0</text:p>
          </table:table-cell>
          <table:table-cell office:value-type="float" office:value="545.29195215553489" table:style-name="ce24">
            <text:p>545,3</text:p>
          </table:table-cell>
          <table:table-cell office:value-type="float" office:value="8.1570809942152582" table:style-name="ce24">
            <text:p>8,2</text:p>
          </table:table-cell>
          <table:table-cell office:value-type="float" office:value="409.57571574226927" table:style-name="ce24">
            <text:p>409,6</text:p>
          </table:table-cell>
          <table:table-cell office:value-type="float" office:value="6.0910022868656677" table:style-name="ce24">
            <text:p>6,1</text:p>
          </table:table-cell>
          <table:table-cell office:value-type="float" office:value="136.16960205665231" table:style-name="ce24">
            <text:p>136,2</text:p>
          </table:table-cell>
          <table:table-cell office:value-type="float" office:value="2.0729805278480504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20</text:p>
          </table:table-cell>
          <table:table-cell office:value-type="float" office:value="1671.4300199999957" table:style-name="ce23">
            <text:p>1 671,4</text:p>
          </table:table-cell>
          <table:table-cell office:value-type="float" office:value="553.26999359506419" table:style-name="ce24">
            <text:p>553,3</text:p>
          </table:table-cell>
          <table:table-cell office:value-type="float" office:value="8.2678122115709733" table:style-name="ce24">
            <text:p>8,3</text:p>
          </table:table-cell>
          <table:table-cell office:value-type="float" office:value="416.81617823879805" table:style-name="ce24">
            <text:p>416,8</text:p>
          </table:table-cell>
          <table:table-cell office:value-type="float" office:value="6.1935955635754318" table:style-name="ce24">
            <text:p>6,2</text:p>
          </table:table-cell>
          <table:table-cell office:value-type="float" office:value="136.97779970869837" table:style-name="ce24">
            <text:p>137,0</text:p>
          </table:table-cell>
          <table:table-cell office:value-type="float" office:value="2.0821816657876147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20</text:p>
          </table:table-cell>
          <table:table-cell office:value-type="float" office:value="1672.2839400000028" table:style-name="ce23">
            <text:p>1 672,3</text:p>
          </table:table-cell>
          <table:table-cell office:value-type="float" office:value="553.04073317237999" table:style-name="ce24">
            <text:p>553,0</text:p>
          </table:table-cell>
          <table:table-cell office:value-type="float" office:value="8.2817408055563995" table:style-name="ce24">
            <text:p>8,3</text:p>
          </table:table-cell>
          <table:table-cell office:value-type="float" office:value="417.04397738221445" table:style-name="ce24">
            <text:p>417,0</text:p>
          </table:table-cell>
          <table:table-cell office:value-type="float" office:value="6.2047053647787864" table:style-name="ce24">
            <text:p>6,2</text:p>
          </table:table-cell>
          <table:table-cell office:value-type="float" office:value="136.50536252996827" table:style-name="ce24">
            <text:p>136,5</text:p>
          </table:table-cell>
          <table:table-cell office:value-type="float" office:value="2.08480323066239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20</text:p>
          </table:table-cell>
          <table:table-cell office:value-type="float" office:value="1684.3" table:style-name="ce23">
            <text:p>1 684,3</text:p>
          </table:table-cell>
          <table:table-cell office:value-type="float" office:value="554.70566211319897" table:style-name="ce24">
            <text:p>554,7</text:p>
          </table:table-cell>
          <table:table-cell office:value-type="float" office:value="8.3642544951096998" table:style-name="ce24">
            <text:p>8,4</text:p>
          </table:table-cell>
          <table:table-cell office:value-type="float" office:value="420.23776792699016" table:style-name="ce24">
            <text:p>420,2</text:p>
          </table:table-cell>
          <table:table-cell office:value-type="float" office:value="6.3012890455642516" table:style-name="ce24">
            <text:p>6,3</text:p>
          </table:table-cell>
          <table:table-cell office:value-type="float" office:value="135.1395810804226" table:style-name="ce24">
            <text:p>135,1</text:p>
          </table:table-cell>
          <table:table-cell office:value-type="float" office:value="2.0732702651600481" table:style-name="ce24">
            <text:p>2,1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1<text:span text:style-name="T3">2</text:span></text:p>
          </table:table-cell>
          <table:table-cell office:value-type="float" office:value="1677.0173600000012" table:style-name="ce23">
            <text:p>1 677,0</text:p>
          </table:table-cell>
          <table:table-cell office:value-type="float" office:value="551.31853247122535" table:style-name="ce24">
            <text:p>551,3</text:p>
          </table:table-cell>
          <table:table-cell office:value-type="float" office:value="8.2660260572338888" table:style-name="ce24">
            <text:p>8,3</text:p>
          </table:table-cell>
          <table:table-cell office:value-type="float" office:value="410.14597677781774" table:style-name="ce24">
            <text:p>410,1</text:p>
          </table:table-cell>
          <table:table-cell office:value-type="float" office:value="6.125862614989213" table:style-name="ce24">
            <text:p>6,1</text:p>
          </table:table-cell>
          <table:table-cell office:value-type="float" office:value="143.02226559519764" table:style-name="ce24">
            <text:p>143,0</text:p>
          </table:table-cell>
          <table:table-cell office:value-type="float" office:value="2.1682048805478149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2. Quartal 2021</text:p>
          </table:table-cell>
          <table:table-cell office:value-type="float" office:value="1677.4616800000151" table:style-name="ce23">
            <text:p>1 677,5</text:p>
          </table:table-cell>
          <table:table-cell office:value-type="float" office:value="551.02183495537474" table:style-name="ce24">
            <text:p>551,0</text:p>
          </table:table-cell>
          <table:table-cell office:value-type="float" office:value="8.271582661915696" table:style-name="ce24">
            <text:p>8,3</text:p>
          </table:table-cell>
          <table:table-cell office:value-type="float" office:value="407.41762631230341" table:style-name="ce24">
            <text:p>407,4</text:p>
          </table:table-cell>
          <table:table-cell office:value-type="float" office:value="6.0833197391640983" table:style-name="ce24">
            <text:p>6,1</text:p>
          </table:table-cell>
          <table:table-cell office:value-type="float" office:value="146.37576064175556" table:style-name="ce24">
            <text:p>146,4</text:p>
          </table:table-cell>
          <table:table-cell office:value-type="float" office:value="2.2304962565411577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3. Quartal 2021</text:p>
          </table:table-cell>
          <table:table-cell office:value-type="float" office:value="1690.2641499999997" table:style-name="ce23">
            <text:p>1 690,3</text:p>
          </table:table-cell>
          <table:table-cell office:value-type="float" office:value="551.95168137688097" table:style-name="ce24">
            <text:p>552,0</text:p>
          </table:table-cell>
          <table:table-cell office:value-type="float" office:value="8.2419105252692866" table:style-name="ce24">
            <text:p>8,2</text:p>
          </table:table-cell>
          <table:table-cell office:value-type="float" office:value="408.06853803317114" table:style-name="ce24">
            <text:p>408,1</text:p>
          </table:table-cell>
          <table:table-cell office:value-type="float" office:value="6.0530205369897701" table:style-name="ce24">
            <text:p>6,1</text:p>
          </table:table-cell>
          <table:table-cell office:value-type="float" office:value="145.651686857746" table:style-name="ce24">
            <text:p>145,7</text:p>
          </table:table-cell>
          <table:table-cell office:value-type="float" office:value="2.2157947882564657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4. Quartal 2021</text:p>
          </table:table-cell>
          <table:table-cell office:value-type="float" office:value="1688.3054299999933" table:style-name="ce23">
            <text:p>1 688,3</text:p>
          </table:table-cell>
          <table:table-cell office:value-type="float" office:value="559.14150774992152" table:style-name="ce24">
            <text:p>559,1</text:p>
          </table:table-cell>
          <table:table-cell office:value-type="float" office:value="8.3607734242741714" table:style-name="ce24">
            <text:p>8,4</text:p>
          </table:table-cell>
          <table:table-cell office:value-type="float" office:value="415.87092094081038" table:style-name="ce24">
            <text:p>415,9</text:p>
          </table:table-cell>
          <table:table-cell office:value-type="float" office:value="6.1898234242667556" table:style-name="ce24">
            <text:p>6,2</text:p>
          </table:table-cell>
          <table:table-cell office:value-type="float" office:value="146.49120950979224" table:style-name="ce24">
            <text:p>146,5</text:p>
          </table:table-cell>
          <table:table-cell office:value-type="float" office:value="2.2197514393522768" table:style-name="ce24">
            <text:p>2,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18">
            <text:p>1. Quartal 2022</text:p>
          </table:table-cell>
          <table:table-cell office:value-type="float" office:value="1694.3665400000043" table:style-name="ce23">
            <text:p>1 694,4</text:p>
          </table:table-cell>
          <table:table-cell office:value-type="float" office:value="567.50907623386252" table:style-name="ce23">
            <text:p>567,5</text:p>
          </table:table-cell>
          <table:table-cell office:value-type="float" office:value="8.4693958432597736" table:style-name="ce23">
            <text:p>8,5</text:p>
          </table:table-cell>
          <table:table-cell office:value-type="float" office:value="421.92489749530955" table:style-name="ce23">
            <text:p>421,9</text:p>
          </table:table-cell>
          <table:table-cell office:value-type="float" office:value="6.2635872744256407" table:style-name="ce23">
            <text:p>6,3</text:p>
          </table:table-cell>
          <table:table-cell office:value-type="float" office:value="147.68230247948529" table:style-name="ce23">
            <text:p>147,7</text:p>
          </table:table-cell>
          <table:table-cell office:value-type="float" office:value="2.23759814491528" table:style-name="ce23">
            <text:p>2,2</text:p>
          </table:table-cell>
          <table:table-cell table:number-columns-repeated="16376" table:style-name="ce1"/>
        </table:table-row>
        <table:table-row table:style-name="ro10">
          <table:table-cell office:value-type="string" table:number-columns-spanned="8" table:number-rows-spanned="1" table:style-name="ce31">
            <text:p>Q: STATISTIK AUSTRIA, Mikrozensus. Erstellt am 09.06.2022.<text:s/></text:p>
            <text:p>1) Anzahl der Hauptmietwohnungen mit Nettomiete &gt; 0 Euro. - 2) Zeitreihenbruch aufgrund Erhebungsumstellung im Jahr 2021.</text:p>
          </table:table-cell>
          <table:covered-table-cell table:number-columns-repeated="7"/>
          <table:table-cell table:number-columns-repeated="16376" table:style-name="ce1"/>
        </table:table-row>
        <table:table-row table:style-name="ro9">
          <table:table-cell table:number-columns-repeated="2" table:style-name="ce25"/>
          <table:table-cell table:style-name="ce26"/>
          <table:table-cell table:number-columns-repeated="5" table:style-name="ce25"/>
          <table:table-cell table:number-columns-repeated="16376" table:style-name="ce1"/>
        </table:table-row>
        <table:table-row table:number-rows-repeated="1048529" table:style-name="ro8">
          <table:table-cell table:number-columns-repeated="16384"/>
        </table:table-row>
        <table:named-expressions>
          <table:named-range table:name="Print_Titles" table:cell-range-address="Tabelle_1.$A$1:Tabelle_1.$XFD$4" table:base-cell-address="Tabelle_1.$A$1"/>
        </table:named-expressions>
      </table:table>
      <table:table table:name="Tabelle_2" table:style-name="ta2">
        <table:table-column table:style-name="co6" table:default-cell-style-name="ce16"/>
        <table:table-column table:style-name="co7" table:number-columns-repeated="10" table:default-cell-style-name="ce16"/>
        <table:table-column table:style-name="co1" table:number-columns-repeated="16373" table:default-cell-style-name="ce16"/>
        <table:table-row table:style-name="ro11">
          <table:table-cell office:value-type="string" table:number-columns-spanned="11" table:number-rows-spanned="1" table:style-name="ce42">
            <text:p>Durchschnittliche Miete (inkl. Betriebskosten) von Hauptmietwohnungen nach Bundesland (Zeitreihe)</text:p>
          </table:table-cell>
          <table:covered-table-cell table:number-columns-repeated="10"/>
          <table:table-cell table:number-columns-repeated="16373" table:style-name="ce14"/>
        </table:table-row>
        <table:table-row table:style-name="ro12">
          <table:table-cell office:value-type="string" table:style-name="ce32">
            <text:p>Jahr</text:p>
          </table:table-cell>
          <table:table-cell office:value-type="string" table:style-name="ce33">
            <text:p>Öster-</text:p>
            <text:p>reich</text:p>
          </table:table-cell>
          <table:table-cell office:value-type="string" table:style-name="ce33">
            <text:p>Burgen-</text:p>
            <text:p>land</text:p>
          </table:table-cell>
          <table:table-cell office:value-type="string" table:style-name="ce33">
            <text:p>Kärnten</text:p>
          </table:table-cell>
          <table:table-cell office:value-type="string" table:style-name="ce33">
            <text:p>Nieder-</text:p>
            <text:p>öster-</text:p>
            <text:p>reich</text:p>
          </table:table-cell>
          <table:table-cell office:value-type="string" table:style-name="ce33">
            <text:p>Ober-</text:p>
            <text:p>öster-</text:p>
            <text:p>reich</text:p>
          </table:table-cell>
          <table:table-cell office:value-type="string" table:style-name="ce33">
            <text:p>Salzburg</text:p>
          </table:table-cell>
          <table:table-cell office:value-type="string" table:style-name="ce33">
            <text:p>Steier-</text:p>
            <text:p>mark</text:p>
          </table:table-cell>
          <table:table-cell office:value-type="string" table:style-name="ce33">
            <text:p>Tirol</text:p>
          </table:table-cell>
          <table:table-cell office:value-type="string" table:style-name="ce33">
            <text:p>Vorarl-</text:p>
            <text:p>berg</text:p>
          </table:table-cell>
          <table:table-cell office:value-type="string" table:style-name="ce32">
            <text:p>Wien</text:p>
          </table:table-cell>
          <table:table-cell table:number-columns-repeated="16373"/>
        </table:table-row>
        <table:table-row table:style-name="ro3">
          <table:table-cell table:style-name="ce34"/>
          <table:table-cell office:value-type="string" table:number-columns-spanned="10" table:number-rows-spanned="1" table:style-name="ce43">
            <text:p>Anzahl der Hauptmietwohnungen in 1 000<text:span text:style-name="T4">1</text:span></text:p>
          </table:table-cell>
          <table:covered-table-cell table:number-columns-repeated="9"/>
          <table:table-cell table:number-columns-repeated="16373" table:style-name="ce1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1319.479880000001" table:style-name="ce36">
            <text:p>1 319,5</text:p>
          </table:table-cell>
          <table:table-cell office:value-type="float" office:value="12.690539999999999" table:style-name="ce36">
            <text:p>12,7</text:p>
          </table:table-cell>
          <table:table-cell office:value-type="float" office:value="68.391030000000129" table:style-name="ce36">
            <text:p>68,4</text:p>
          </table:table-cell>
          <table:table-cell office:value-type="float" office:value="142.03800000000012" table:style-name="ce36">
            <text:p>142,0</text:p>
          </table:table-cell>
          <table:table-cell office:value-type="float" office:value="174.74825000000024" table:style-name="ce36">
            <text:p>174,7</text:p>
          </table:table-cell>
          <table:table-cell office:value-type="float" office:value="66.766479999999916" table:style-name="ce36">
            <text:p>66,8</text:p>
          </table:table-cell>
          <table:table-cell office:value-type="float" office:value="141.47568000000007" table:style-name="ce36">
            <text:p>141,5</text:p>
          </table:table-cell>
          <table:table-cell office:value-type="float" office:value="80.991029999999867" table:style-name="ce36">
            <text:p>81,0</text:p>
          </table:table-cell>
          <table:table-cell office:value-type="float" office:value="40.515999999999984" table:style-name="ce36">
            <text:p>40,5</text:p>
          </table:table-cell>
          <table:table-cell office:value-type="float" office:value="591.86287000000425" table:style-name="ce36">
            <text:p>591,9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1329.8686400000124" table:style-name="ce36">
            <text:p>1 329,9</text:p>
          </table:table-cell>
          <table:table-cell office:value-type="float" office:value="13.741310000000006" table:style-name="ce36">
            <text:p>13,7</text:p>
          </table:table-cell>
          <table:table-cell office:value-type="float" office:value="70.071060000000003" table:style-name="ce36">
            <text:p>70,1</text:p>
          </table:table-cell>
          <table:table-cell office:value-type="float" office:value="146.17671000000047" table:style-name="ce36">
            <text:p>146,2</text:p>
          </table:table-cell>
          <table:table-cell office:value-type="float" office:value="171.65159999999983" table:style-name="ce36">
            <text:p>171,7</text:p>
          </table:table-cell>
          <table:table-cell office:value-type="float" office:value="66.476400000000012" table:style-name="ce36">
            <text:p>66,5</text:p>
          </table:table-cell>
          <table:table-cell office:value-type="float" office:value="143.22855000000001" table:style-name="ce36">
            <text:p>143,2</text:p>
          </table:table-cell>
          <table:table-cell office:value-type="float" office:value="82.062369999999831" table:style-name="ce36">
            <text:p>82,1</text:p>
          </table:table-cell>
          <table:table-cell office:value-type="float" office:value="40.109169999999885" table:style-name="ce36">
            <text:p>40,1</text:p>
          </table:table-cell>
          <table:table-cell office:value-type="float" office:value="596.35147000000268" table:style-name="ce36">
            <text:p>596,4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1350.3743900000202" table:style-name="ce36">
            <text:p>1 350,4</text:p>
          </table:table-cell>
          <table:table-cell office:value-type="float" office:value="15.272609999999979" table:style-name="ce36">
            <text:p>15,3</text:p>
          </table:table-cell>
          <table:table-cell office:value-type="float" office:value="71.784009999999938" table:style-name="ce36">
            <text:p>71,8</text:p>
          </table:table-cell>
          <table:table-cell office:value-type="float" office:value="150.34475999999995" table:style-name="ce36">
            <text:p>150,3</text:p>
          </table:table-cell>
          <table:table-cell office:value-type="float" office:value="176.7313400000001" table:style-name="ce36">
            <text:p>176,7</text:p>
          </table:table-cell>
          <table:table-cell office:value-type="float" office:value="66.7049599999999" table:style-name="ce36">
            <text:p>66,7</text:p>
          </table:table-cell>
          <table:table-cell office:value-type="float" office:value="139.13266999999959" table:style-name="ce36">
            <text:p>139,1</text:p>
          </table:table-cell>
          <table:table-cell office:value-type="float" office:value="80.11435999999992" table:style-name="ce36">
            <text:p>80,1</text:p>
          </table:table-cell>
          <table:table-cell office:value-type="float" office:value="40.93684000000011" table:style-name="ce36">
            <text:p>40,9</text:p>
          </table:table-cell>
          <table:table-cell office:value-type="float" office:value="609.35283999999842" table:style-name="ce36">
            <text:p>609,4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1379.8554499999948" table:style-name="ce36">
            <text:p>1 379,9</text:p>
          </table:table-cell>
          <table:table-cell office:value-type="float" office:value="16.075690000000009" table:style-name="ce36">
            <text:p>16,1</text:p>
          </table:table-cell>
          <table:table-cell office:value-type="float" office:value="76.688799999999844" table:style-name="ce36">
            <text:p>76,7</text:p>
          </table:table-cell>
          <table:table-cell office:value-type="float" office:value="151.50565999999992" table:style-name="ce36">
            <text:p>151,5</text:p>
          </table:table-cell>
          <table:table-cell office:value-type="float" office:value="182.29337000000029" table:style-name="ce36">
            <text:p>182,3</text:p>
          </table:table-cell>
          <table:table-cell office:value-type="float" office:value="67.220209999999994" table:style-name="ce36">
            <text:p>67,2</text:p>
          </table:table-cell>
          <table:table-cell office:value-type="float" office:value="148.05275000000083" table:style-name="ce36">
            <text:p>148,1</text:p>
          </table:table-cell>
          <table:table-cell office:value-type="float" office:value="84.026309999999825" table:style-name="ce36">
            <text:p>84,0</text:p>
          </table:table-cell>
          <table:table-cell office:value-type="float" office:value="41.087379999999939" table:style-name="ce36">
            <text:p>41,1</text:p>
          </table:table-cell>
          <table:table-cell office:value-type="float" office:value="612.90527999999722" table:style-name="ce36">
            <text:p>612,9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1412.4989299999702" table:style-name="ce36">
            <text:p>1 412,5</text:p>
          </table:table-cell>
          <table:table-cell office:value-type="float" office:value="17.552700000000019" table:style-name="ce36">
            <text:p>17,6</text:p>
          </table:table-cell>
          <table:table-cell office:value-type="float" office:value="76.708939999999956" table:style-name="ce36">
            <text:p>76,7</text:p>
          </table:table-cell>
          <table:table-cell office:value-type="float" office:value="151.73944999999983" table:style-name="ce36">
            <text:p>151,7</text:p>
          </table:table-cell>
          <table:table-cell office:value-type="float" office:value="192.97625999999926" table:style-name="ce36">
            <text:p>193,0</text:p>
          </table:table-cell>
          <table:table-cell office:value-type="float" office:value="67.182690000000221" table:style-name="ce36">
            <text:p>67,2</text:p>
          </table:table-cell>
          <table:table-cell office:value-type="float" office:value="154.51433000000017" table:style-name="ce36">
            <text:p>154,5</text:p>
          </table:table-cell>
          <table:table-cell office:value-type="float" office:value="83.600459999999998" table:style-name="ce36">
            <text:p>83,6</text:p>
          </table:table-cell>
          <table:table-cell office:value-type="float" office:value="43.063390000000012" table:style-name="ce36">
            <text:p>43,1</text:p>
          </table:table-cell>
          <table:table-cell office:value-type="float" office:value="625.16071000000227" table:style-name="ce36">
            <text:p>625,2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1438.8954200000071" table:style-name="ce36">
            <text:p>1 438,9</text:p>
          </table:table-cell>
          <table:table-cell office:value-type="float" office:value="18.301970000000004" table:style-name="ce36">
            <text:p>18,3</text:p>
          </table:table-cell>
          <table:table-cell office:value-type="float" office:value="79.479909999999663" table:style-name="ce36">
            <text:p>79,5</text:p>
          </table:table-cell>
          <table:table-cell office:value-type="float" office:value="158.08572000000029" table:style-name="ce36">
            <text:p>158,1</text:p>
          </table:table-cell>
          <table:table-cell office:value-type="float" office:value="196.92136999999869" table:style-name="ce36">
            <text:p>196,9</text:p>
          </table:table-cell>
          <table:table-cell office:value-type="float" office:value="69.79115000000003" table:style-name="ce36">
            <text:p>69,8</text:p>
          </table:table-cell>
          <table:table-cell office:value-type="float" office:value="156.94925000000026" table:style-name="ce36">
            <text:p>156,9</text:p>
          </table:table-cell>
          <table:table-cell office:value-type="float" office:value="88.608029999999872" table:style-name="ce36">
            <text:p>88,6</text:p>
          </table:table-cell>
          <table:table-cell office:value-type="float" office:value="43.408780000000149" table:style-name="ce36">
            <text:p>43,4</text:p>
          </table:table-cell>
          <table:table-cell office:value-type="float" office:value="627.3492399999999" table:style-name="ce36">
            <text:p>627,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5">
            <text:p>2011</text:p>
          </table:table-cell>
          <table:table-cell office:value-type="float" office:value="1457.2967800000067" table:style-name="ce36">
            <text:p>1 457,3</text:p>
          </table:table-cell>
          <table:table-cell office:value-type="float" office:value="19.995490000000004" table:style-name="ce36">
            <text:p>20,0</text:p>
          </table:table-cell>
          <table:table-cell office:value-type="float" office:value="81.974209999999985" table:style-name="ce36">
            <text:p>82,0</text:p>
          </table:table-cell>
          <table:table-cell office:value-type="float" office:value="170.75496999999964" table:style-name="ce36">
            <text:p>170,8</text:p>
          </table:table-cell>
          <table:table-cell office:value-type="float" office:value="192.32072999999917" table:style-name="ce36">
            <text:p>192,3</text:p>
          </table:table-cell>
          <table:table-cell office:value-type="float" office:value="73.755350000000064" table:style-name="ce36">
            <text:p>73,8</text:p>
          </table:table-cell>
          <table:table-cell office:value-type="float" office:value="162.42193000000017" table:style-name="ce36">
            <text:p>162,4</text:p>
          </table:table-cell>
          <table:table-cell office:value-type="float" office:value="93.847199999999873" table:style-name="ce36">
            <text:p>93,8</text:p>
          </table:table-cell>
          <table:table-cell office:value-type="float" office:value="45.028040000000061" table:style-name="ce36">
            <text:p>45,0</text:p>
          </table:table-cell>
          <table:table-cell office:value-type="float" office:value="617.19886000000406" table:style-name="ce36">
            <text:p>617,2</text:p>
          </table:table-cell>
          <table:table-cell table:number-columns-repeated="16373"/>
        </table:table-row>
        <table:table-row table:style-name="ro8">
          <table:table-cell office:value-type="float" office:value="2012" table:style-name="ce35">
            <text:p>2012</text:p>
          </table:table-cell>
          <table:table-cell office:value-type="float" office:value="1475.0770200000022" table:style-name="ce36">
            <text:p>1 475,1</text:p>
          </table:table-cell>
          <table:table-cell office:value-type="float" office:value="19.739989999999988" table:style-name="ce36">
            <text:p>19,7</text:p>
          </table:table-cell>
          <table:table-cell office:value-type="float" office:value="82.06216999999981" table:style-name="ce36">
            <text:p>82,1</text:p>
          </table:table-cell>
          <table:table-cell office:value-type="float" office:value="171.30724999999961" table:style-name="ce36">
            <text:p>171,3</text:p>
          </table:table-cell>
          <table:table-cell office:value-type="float" office:value="190.24648999999968" table:style-name="ce36">
            <text:p>190,2</text:p>
          </table:table-cell>
          <table:table-cell office:value-type="float" office:value="76.178259999999995" table:style-name="ce36">
            <text:p>76,2</text:p>
          </table:table-cell>
          <table:table-cell office:value-type="float" office:value="156.05548000000073" table:style-name="ce36">
            <text:p>156,1</text:p>
          </table:table-cell>
          <table:table-cell office:value-type="float" office:value="93.306189999999901" table:style-name="ce36">
            <text:p>93,3</text:p>
          </table:table-cell>
          <table:table-cell office:value-type="float" office:value="46.552109999999971" table:style-name="ce36">
            <text:p>46,6</text:p>
          </table:table-cell>
          <table:table-cell office:value-type="float" office:value="639.62908000001232" table:style-name="ce36">
            <text:p>639,6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1499.0702100000099" table:style-name="ce36">
            <text:p>1 499,1</text:p>
          </table:table-cell>
          <table:table-cell office:value-type="float" office:value="21.055780000000038" table:style-name="ce36">
            <text:p>21,1</text:p>
          </table:table-cell>
          <table:table-cell office:value-type="float" office:value="81.261689999999945" table:style-name="ce36">
            <text:p>81,3</text:p>
          </table:table-cell>
          <table:table-cell office:value-type="float" office:value="170.39630000000048" table:style-name="ce36">
            <text:p>170,4</text:p>
          </table:table-cell>
          <table:table-cell office:value-type="float" office:value="196.97000999999932" table:style-name="ce36">
            <text:p>197,0</text:p>
          </table:table-cell>
          <table:table-cell office:value-type="float" office:value="75.968860000000063" table:style-name="ce36">
            <text:p>76,0</text:p>
          </table:table-cell>
          <table:table-cell office:value-type="float" office:value="158.78175000000033" table:style-name="ce36">
            <text:p>158,8</text:p>
          </table:table-cell>
          <table:table-cell office:value-type="float" office:value="96.027699999999697" table:style-name="ce36">
            <text:p>96,0</text:p>
          </table:table-cell>
          <table:table-cell office:value-type="float" office:value="47.304019999999923" table:style-name="ce36">
            <text:p>47,3</text:p>
          </table:table-cell>
          <table:table-cell office:value-type="float" office:value="651.30410000000575" table:style-name="ce36">
            <text:p>651,3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1522.1044200000206" table:style-name="ce36">
            <text:p>1 522,1</text:p>
          </table:table-cell>
          <table:table-cell office:value-type="float" office:value="21.578219999999941" table:style-name="ce36">
            <text:p>21,6</text:p>
          </table:table-cell>
          <table:table-cell office:value-type="float" office:value="76.642890000000264" table:style-name="ce36">
            <text:p>76,6</text:p>
          </table:table-cell>
          <table:table-cell office:value-type="float" office:value="172.52231999999989" table:style-name="ce36">
            <text:p>172,5</text:p>
          </table:table-cell>
          <table:table-cell office:value-type="float" office:value="196.79045000000028" table:style-name="ce36">
            <text:p>196,8</text:p>
          </table:table-cell>
          <table:table-cell office:value-type="float" office:value="81.860579999999715" table:style-name="ce36">
            <text:p>81,9</text:p>
          </table:table-cell>
          <table:table-cell office:value-type="float" office:value="167.79277000000022" table:style-name="ce36">
            <text:p>167,8</text:p>
          </table:table-cell>
          <table:table-cell office:value-type="float" office:value="95.569980000000029" table:style-name="ce36">
            <text:p>95,6</text:p>
          </table:table-cell>
          <table:table-cell office:value-type="float" office:value="49.672370000000207" table:style-name="ce36">
            <text:p>49,7</text:p>
          </table:table-cell>
          <table:table-cell office:value-type="float" office:value="659.6748399999957" table:style-name="ce36">
            <text:p>659,7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1559.9883700000125" table:style-name="ce36">
            <text:p>1 560,0</text:p>
          </table:table-cell>
          <table:table-cell office:value-type="float" office:value="22.656870000000012" table:style-name="ce36">
            <text:p>22,7</text:p>
          </table:table-cell>
          <table:table-cell office:value-type="float" office:value="78.834450000000061" table:style-name="ce36">
            <text:p>78,8</text:p>
          </table:table-cell>
          <table:table-cell office:value-type="float" office:value="175.00701000000009" table:style-name="ce36">
            <text:p>175,0</text:p>
          </table:table-cell>
          <table:table-cell office:value-type="float" office:value="193.29771999999974" table:style-name="ce36">
            <text:p>193,3</text:p>
          </table:table-cell>
          <table:table-cell office:value-type="float" office:value="82.683880000000187" table:style-name="ce36">
            <text:p>82,7</text:p>
          </table:table-cell>
          <table:table-cell office:value-type="float" office:value="169.75491999999932" table:style-name="ce36">
            <text:p>169,8</text:p>
          </table:table-cell>
          <table:table-cell office:value-type="float" office:value="97.484640000000482" table:style-name="ce36">
            <text:p>97,5</text:p>
          </table:table-cell>
          <table:table-cell office:value-type="float" office:value="49.682809999999783" table:style-name="ce36">
            <text:p>49,7</text:p>
          </table:table-cell>
          <table:table-cell office:value-type="float" office:value="690.5860700000012" table:style-name="ce36">
            <text:p>690,6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1598.9327599999999" table:style-name="ce36">
            <text:p>1 598,9</text:p>
          </table:table-cell>
          <table:table-cell office:value-type="float" office:value="23.71957000000004" table:style-name="ce36">
            <text:p>23,7</text:p>
          </table:table-cell>
          <table:table-cell office:value-type="float" office:value="87.569010000000077" table:style-name="ce36">
            <text:p>87,6</text:p>
          </table:table-cell>
          <table:table-cell office:value-type="float" office:value="181.97265999999982" table:style-name="ce36">
            <text:p>182,0</text:p>
          </table:table-cell>
          <table:table-cell office:value-type="float" office:value="201.26537999999996" table:style-name="ce36">
            <text:p>201,3</text:p>
          </table:table-cell>
          <table:table-cell office:value-type="float" office:value="83.828009999999807" table:style-name="ce36">
            <text:p>83,8</text:p>
          </table:table-cell>
          <table:table-cell office:value-type="float" office:value="174.36704999999915" table:style-name="ce36">
            <text:p>174,4</text:p>
          </table:table-cell>
          <table:table-cell office:value-type="float" office:value="108.12315999999987" table:style-name="ce36">
            <text:p>108,1</text:p>
          </table:table-cell>
          <table:table-cell office:value-type="float" office:value="51.689280000000004" table:style-name="ce36">
            <text:p>51,7</text:p>
          </table:table-cell>
          <table:table-cell office:value-type="float" office:value="686.3986399999975" table:style-name="ce36">
            <text:p>686,4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1632.0639999999969" table:style-name="ce36">
            <text:p>1 632,1</text:p>
          </table:table-cell>
          <table:table-cell office:value-type="float" office:value="22.692660000000007" table:style-name="ce36">
            <text:p>22,7</text:p>
          </table:table-cell>
          <table:table-cell office:value-type="float" office:value="86.927999999999841" table:style-name="ce36">
            <text:p>86,9</text:p>
          </table:table-cell>
          <table:table-cell office:value-type="float" office:value="190.61966000000001" table:style-name="ce36">
            <text:p>190,6</text:p>
          </table:table-cell>
          <table:table-cell office:value-type="float" office:value="211.78143999999932" table:style-name="ce36">
            <text:p>211,8</text:p>
          </table:table-cell>
          <table:table-cell office:value-type="float" office:value="83.19594000000005" table:style-name="ce36">
            <text:p>83,2</text:p>
          </table:table-cell>
          <table:table-cell office:value-type="float" office:value="183.56166000000016" table:style-name="ce36">
            <text:p>183,6</text:p>
          </table:table-cell>
          <table:table-cell office:value-type="float" office:value="108.25074999999997" table:style-name="ce36">
            <text:p>108,3</text:p>
          </table:table-cell>
          <table:table-cell office:value-type="float" office:value="54.217689999999962" table:style-name="ce36">
            <text:p>54,2</text:p>
          </table:table-cell>
          <table:table-cell office:value-type="float" office:value="690.81619999999316" table:style-name="ce36">
            <text:p>690,8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1636.1304000000298" table:style-name="ce36">
            <text:p>1 636,1</text:p>
          </table:table-cell>
          <table:table-cell office:value-type="float" office:value="23.43651000000002" table:style-name="ce38">
            <text:p>23,4</text:p>
          </table:table-cell>
          <table:table-cell office:value-type="float" office:value="83.569469999999711" table:style-name="ce38">
            <text:p>83,6</text:p>
          </table:table-cell>
          <table:table-cell office:value-type="float" office:value="196.25905999999975" table:style-name="ce38">
            <text:p>196,3</text:p>
          </table:table-cell>
          <table:table-cell office:value-type="float" office:value="208.36880000000008" table:style-name="ce38">
            <text:p>208,4</text:p>
          </table:table-cell>
          <table:table-cell office:value-type="float" office:value="80.346460000000036" table:style-name="ce38">
            <text:p>80,3</text:p>
          </table:table-cell>
          <table:table-cell office:value-type="float" office:value="185.81696000000011" table:style-name="ce38">
            <text:p>185,8</text:p>
          </table:table-cell>
          <table:table-cell office:value-type="float" office:value="110.7733699999996" table:style-name="ce38">
            <text:p>110,8</text:p>
          </table:table-cell>
          <table:table-cell office:value-type="float" office:value="56.832090000000044" table:style-name="ce38">
            <text:p>56,8</text:p>
          </table:table-cell>
          <table:table-cell office:value-type="float" office:value="690.72768000000315" table:style-name="ce38">
            <text:p>690,7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1648.0720100000201" table:style-name="ce36">
            <text:p>1 648,1</text:p>
          </table:table-cell>
          <table:table-cell office:value-type="float" office:value="26.121289999999938" table:style-name="ce38">
            <text:p>26,1</text:p>
          </table:table-cell>
          <table:table-cell office:value-type="float" office:value="84.423669999999944" table:style-name="ce38">
            <text:p>84,4</text:p>
          </table:table-cell>
          <table:table-cell office:value-type="float" office:value="194.16418999999942" table:style-name="ce38">
            <text:p>194,2</text:p>
          </table:table-cell>
          <table:table-cell office:value-type="float" office:value="212.32567999999898" table:style-name="ce38">
            <text:p>212,3</text:p>
          </table:table-cell>
          <table:table-cell office:value-type="float" office:value="84.338289999999546" table:style-name="ce38">
            <text:p>84,3</text:p>
          </table:table-cell>
          <table:table-cell office:value-type="float" office:value="178.70143999999976" table:style-name="ce38">
            <text:p>178,7</text:p>
          </table:table-cell>
          <table:table-cell office:value-type="float" office:value="114.45395999999981" table:style-name="ce38">
            <text:p>114,5</text:p>
          </table:table-cell>
          <table:table-cell office:value-type="float" office:value="56.248799999999861" table:style-name="ce38">
            <text:p>56,2</text:p>
          </table:table-cell>
          <table:table-cell office:value-type="float" office:value="697.2946899999996" table:style-name="ce38">
            <text:p>697,3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1672.55575999997" table:style-name="ce36">
            <text:p>1 672,6</text:p>
          </table:table-cell>
          <table:table-cell office:value-type="float" office:value="27.378990000000002" table:style-name="ce38">
            <text:p>27,4</text:p>
          </table:table-cell>
          <table:table-cell office:value-type="float" office:value="85.507509999999996" table:style-name="ce38">
            <text:p>85,5</text:p>
          </table:table-cell>
          <table:table-cell office:value-type="float" office:value="198.79424" table:style-name="ce38">
            <text:p>198,8</text:p>
          </table:table-cell>
          <table:table-cell office:value-type="float" office:value="226.47310999999999" table:style-name="ce38">
            <text:p>226,5</text:p>
          </table:table-cell>
          <table:table-cell office:value-type="float" office:value="85.522359999999907" table:style-name="ce38">
            <text:p>85,5</text:p>
          </table:table-cell>
          <table:table-cell office:value-type="float" office:value="185.314889999999" table:style-name="ce38">
            <text:p>185,3</text:p>
          </table:table-cell>
          <table:table-cell office:value-type="float" office:value="110.01334" table:style-name="ce38">
            <text:p>110,0</text:p>
          </table:table-cell>
          <table:table-cell office:value-type="float" office:value="60.088439999999899" table:style-name="ce38">
            <text:p>60,1</text:p>
          </table:table-cell>
          <table:table-cell office:value-type="float" office:value="693.46288000000402" table:style-name="ce38">
            <text:p>693,5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1683.2992500000048" table:style-name="ce36">
            <text:p>1 683,3</text:p>
          </table:table-cell>
          <table:table-cell office:value-type="float" office:value="25.923510000000011" table:style-name="ce38">
            <text:p>25,9</text:p>
          </table:table-cell>
          <table:table-cell office:value-type="float" office:value="86.96372999999987" table:style-name="ce38">
            <text:p>87,0</text:p>
          </table:table-cell>
          <table:table-cell office:value-type="float" office:value="200.35469000000069" table:style-name="ce38">
            <text:p>200,4</text:p>
          </table:table-cell>
          <table:table-cell office:value-type="float" office:value="225.53025000000088" table:style-name="ce38">
            <text:p>225,5</text:p>
          </table:table-cell>
          <table:table-cell office:value-type="float" office:value="87.022779999999599" table:style-name="ce38">
            <text:p>87,0</text:p>
          </table:table-cell>
          <table:table-cell office:value-type="float" office:value="186.43544999999878" table:style-name="ce38">
            <text:p>186,4</text:p>
          </table:table-cell>
          <table:table-cell office:value-type="float" office:value="111.26584999999965" table:style-name="ce38">
            <text:p>111,3</text:p>
          </table:table-cell>
          <table:table-cell office:value-type="float" office:value="59.871080000000006" table:style-name="ce38">
            <text:p>59,9</text:p>
          </table:table-cell>
          <table:table-cell office:value-type="float" office:value="699.9319100000049" table:style-name="ce38">
            <text:p>699,9</text:p>
          </table:table-cell>
          <table:table-cell table:number-columns-repeated="16373"/>
        </table:table-row>
        <table:table-row table:style-name="ro3">
          <table:table-cell table:style-name="ce35"/>
          <table:table-cell office:value-type="string" table:number-columns-spanned="10" table:number-rows-spanned="1" table:style-name="ce44">
            <text:p>Durchschnittliche Miete inkl. Betriebskosten pro Wohnung in Euro</text:p>
          </table:table-cell>
          <table:covered-table-cell table:number-columns-repeated="9"/>
          <table:table-cell table:number-columns-repeated="16373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351.72940315694535" table:style-name="ce39">
            <text:p>351,7</text:p>
          </table:table-cell>
          <table:table-cell office:value-type="float" office:value="326.24748671057313" table:style-name="ce39">
            <text:p>326,2</text:p>
          </table:table-cell>
          <table:table-cell office:value-type="float" office:value="319.02160809685063" table:style-name="ce39">
            <text:p>319,0</text:p>
          </table:table-cell>
          <table:table-cell office:value-type="float" office:value="327.49074846167963" table:style-name="ce39">
            <text:p>327,5</text:p>
          </table:table-cell>
          <table:table-cell office:value-type="float" office:value="335.97433994331851" table:style-name="ce39">
            <text:p>336,0</text:p>
          </table:table-cell>
          <table:table-cell office:value-type="float" office:value="385.58492045709141" table:style-name="ce39">
            <text:p>385,6</text:p>
          </table:table-cell>
          <table:table-cell office:value-type="float" office:value="337.23967568136152" table:style-name="ce39">
            <text:p>337,2</text:p>
          </table:table-cell>
          <table:table-cell office:value-type="float" office:value="390.818563611304" table:style-name="ce39">
            <text:p>390,8</text:p>
          </table:table-cell>
          <table:table-cell office:value-type="float" office:value="429.19112103860192" table:style-name="ce39">
            <text:p>429,2</text:p>
          </table:table-cell>
          <table:table-cell office:value-type="float" office:value="355.5165960148841" table:style-name="ce39">
            <text:p>355,5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359.26666765373415" table:style-name="ce39">
            <text:p>359,3</text:p>
          </table:table-cell>
          <table:table-cell office:value-type="float" office:value="313.19866373729985" table:style-name="ce39">
            <text:p>313,2</text:p>
          </table:table-cell>
          <table:table-cell office:value-type="float" office:value="315.46505261944014" table:style-name="ce39">
            <text:p>315,5</text:p>
          </table:table-cell>
          <table:table-cell office:value-type="float" office:value="337.20510271437939" table:style-name="ce39">
            <text:p>337,2</text:p>
          </table:table-cell>
          <table:table-cell office:value-type="float" office:value="344.07192831293173" table:style-name="ce39">
            <text:p>344,1</text:p>
          </table:table-cell>
          <table:table-cell office:value-type="float" office:value="407.66839509961386" table:style-name="ce39">
            <text:p>407,7</text:p>
          </table:table-cell>
          <table:table-cell office:value-type="float" office:value="340.53182322937698" table:style-name="ce39">
            <text:p>340,5</text:p>
          </table:table-cell>
          <table:table-cell office:value-type="float" office:value="401.78405644389841" table:style-name="ce39">
            <text:p>401,8</text:p>
          </table:table-cell>
          <table:table-cell office:value-type="float" office:value="454.26566343806167" table:style-name="ce39">
            <text:p>454,3</text:p>
          </table:table-cell>
          <table:table-cell office:value-type="float" office:value="362.12023999873736" table:style-name="ce39">
            <text:p>362,1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367.04087231689869" table:style-name="ce39">
            <text:p>367,0</text:p>
          </table:table-cell>
          <table:table-cell office:value-type="float" office:value="311.17610938798242" table:style-name="ce39">
            <text:p>311,2</text:p>
          </table:table-cell>
          <table:table-cell office:value-type="float" office:value="323.20318257506119" table:style-name="ce39">
            <text:p>323,2</text:p>
          </table:table-cell>
          <table:table-cell office:value-type="float" office:value="340.48657512240544" table:style-name="ce39">
            <text:p>340,5</text:p>
          </table:table-cell>
          <table:table-cell office:value-type="float" office:value="345.53385194725479" table:style-name="ce39">
            <text:p>345,5</text:p>
          </table:table-cell>
          <table:table-cell office:value-type="float" office:value="426.41566594148469" table:style-name="ce39">
            <text:p>426,4</text:p>
          </table:table-cell>
          <table:table-cell office:value-type="float" office:value="342.26412042549055" table:style-name="ce39">
            <text:p>342,3</text:p>
          </table:table-cell>
          <table:table-cell office:value-type="float" office:value="403.01493739699117" table:style-name="ce39">
            <text:p>403,0</text:p>
          </table:table-cell>
          <table:table-cell office:value-type="float" office:value="463.92621658144577" table:style-name="ce39">
            <text:p>463,9</text:p>
          </table:table-cell>
          <table:table-cell office:value-type="float" office:value="374.31375749393425" table:style-name="ce39">
            <text:p>374,3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378.39038429713753" table:style-name="ce39">
            <text:p>378,4</text:p>
          </table:table-cell>
          <table:table-cell office:value-type="float" office:value="337.15114063533196" table:style-name="ce39">
            <text:p>337,2</text:p>
          </table:table-cell>
          <table:table-cell office:value-type="float" office:value="331.92806537590809" table:style-name="ce39">
            <text:p>331,9</text:p>
          </table:table-cell>
          <table:table-cell office:value-type="float" office:value="347.52234721791893" table:style-name="ce39">
            <text:p>347,5</text:p>
          </table:table-cell>
          <table:table-cell office:value-type="float" office:value="358.37639865893061" table:style-name="ce39">
            <text:p>358,4</text:p>
          </table:table-cell>
          <table:table-cell office:value-type="float" office:value="434.11812920548806" table:style-name="ce39">
            <text:p>434,1</text:p>
          </table:table-cell>
          <table:table-cell office:value-type="float" office:value="357.30891543723436" table:style-name="ce39">
            <text:p>357,3</text:p>
          </table:table-cell>
          <table:table-cell office:value-type="float" office:value="416.30626931017213" table:style-name="ce39">
            <text:p>416,3</text:p>
          </table:table-cell>
          <table:table-cell office:value-type="float" office:value="461.20853605170242" table:style-name="ce39">
            <text:p>461,2</text:p>
          </table:table-cell>
          <table:table-cell office:value-type="float" office:value="387.09909364787978" table:style-name="ce39">
            <text:p>387,1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393.25747053840172" table:style-name="ce39">
            <text:p>393,3</text:p>
          </table:table-cell>
          <table:table-cell office:value-type="float" office:value="352.2147635406518" table:style-name="ce39">
            <text:p>352,2</text:p>
          </table:table-cell>
          <table:table-cell office:value-type="float" office:value="339.82171139374373" table:style-name="ce39">
            <text:p>339,8</text:p>
          </table:table-cell>
          <table:table-cell office:value-type="float" office:value="360.74369025326001" table:style-name="ce39">
            <text:p>360,7</text:p>
          </table:table-cell>
          <table:table-cell office:value-type="float" office:value="379.53881011063237" table:style-name="ce39">
            <text:p>379,5</text:p>
          </table:table-cell>
          <table:table-cell office:value-type="float" office:value="451.59514630926549" table:style-name="ce39">
            <text:p>451,6</text:p>
          </table:table-cell>
          <table:table-cell office:value-type="float" office:value="369.0772299242397" table:style-name="ce39">
            <text:p>369,1</text:p>
          </table:table-cell>
          <table:table-cell office:value-type="float" office:value="437.3393132047363" table:style-name="ce39">
            <text:p>437,3</text:p>
          </table:table-cell>
          <table:table-cell office:value-type="float" office:value="469.93342279834411" table:style-name="ce39">
            <text:p>469,9</text:p>
          </table:table-cell>
          <table:table-cell office:value-type="float" office:value="401.62353150760151" table:style-name="ce39">
            <text:p>401,6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405.06945676427301" table:style-name="ce39">
            <text:p>405,1</text:p>
          </table:table-cell>
          <table:table-cell office:value-type="float" office:value="351.74396198879174" table:style-name="ce39">
            <text:p>351,7</text:p>
          </table:table-cell>
          <table:table-cell office:value-type="float" office:value="342.20515813367166" table:style-name="ce39">
            <text:p>342,2</text:p>
          </table:table-cell>
          <table:table-cell office:value-type="float" office:value="384.12537691576415" table:style-name="ce39">
            <text:p>384,1</text:p>
          </table:table-cell>
          <table:table-cell office:value-type="float" office:value="382.65094499393376" table:style-name="ce39">
            <text:p>382,7</text:p>
          </table:table-cell>
          <table:table-cell office:value-type="float" office:value="450.59127339211312" table:style-name="ce39">
            <text:p>450,6</text:p>
          </table:table-cell>
          <table:table-cell office:value-type="float" office:value="374.56388431292385" table:style-name="ce39">
            <text:p>374,6</text:p>
          </table:table-cell>
          <table:table-cell office:value-type="float" office:value="433.20037709900629" table:style-name="ce39">
            <text:p>433,2</text:p>
          </table:table-cell>
          <table:table-cell office:value-type="float" office:value="475.25645433942179" table:style-name="ce39">
            <text:p>475,3</text:p>
          </table:table-cell>
          <table:table-cell office:value-type="float" office:value="420.64212855346733" table:style-name="ce39">
            <text:p>420,6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419.47864897498783" table:style-name="ce39">
            <text:p>419,5</text:p>
          </table:table-cell>
          <table:table-cell office:value-type="float" office:value="371.94993921129213" table:style-name="ce39">
            <text:p>371,9</text:p>
          </table:table-cell>
          <table:table-cell office:value-type="float" office:value="363.11053452055228" table:style-name="ce39">
            <text:p>363,1</text:p>
          </table:table-cell>
          <table:table-cell office:value-type="float" office:value="399.22404120945941" table:style-name="ce39">
            <text:p>399,2</text:p>
          </table:table-cell>
          <table:table-cell office:value-type="float" office:value="396.06565158108521" table:style-name="ce39">
            <text:p>396,1</text:p>
          </table:table-cell>
          <table:table-cell office:value-type="float" office:value="459.32809457212238" table:style-name="ce39">
            <text:p>459,3</text:p>
          </table:table-cell>
          <table:table-cell office:value-type="float" office:value="372.52447443519452" table:style-name="ce39">
            <text:p>372,5</text:p>
          </table:table-cell>
          <table:table-cell office:value-type="float" office:value="446.85693307845099" table:style-name="ce39">
            <text:p>446,9</text:p>
          </table:table-cell>
          <table:table-cell office:value-type="float" office:value="492.66928362860062" table:style-name="ce39">
            <text:p>492,7</text:p>
          </table:table-cell>
          <table:table-cell office:value-type="float" office:value="439.49609181066864" table:style-name="ce39">
            <text:p>439,5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435.36376491717022" table:style-name="ce39">
            <text:p>435,4</text:p>
          </table:table-cell>
          <table:table-cell office:value-type="float" office:value="381.76884436111652" table:style-name="ce39">
            <text:p>381,8</text:p>
          </table:table-cell>
          <table:table-cell office:value-type="float" office:value="369.99014491086456" table:style-name="ce39">
            <text:p>370,0</text:p>
          </table:table-cell>
          <table:table-cell office:value-type="float" office:value="403.02020866017062" table:style-name="ce39">
            <text:p>403,0</text:p>
          </table:table-cell>
          <table:table-cell office:value-type="float" office:value="409.48381497077878" table:style-name="ce39">
            <text:p>409,5</text:p>
          </table:table-cell>
          <table:table-cell office:value-type="float" office:value="481.01231230537479" table:style-name="ce39">
            <text:p>481,0</text:p>
          </table:table-cell>
          <table:table-cell office:value-type="float" office:value="389.61273612435718" table:style-name="ce39">
            <text:p>389,6</text:p>
          </table:table-cell>
          <table:table-cell office:value-type="float" office:value="462.44854237430599" table:style-name="ce39">
            <text:p>462,4</text:p>
          </table:table-cell>
          <table:table-cell office:value-type="float" office:value="512.44803275297329" table:style-name="ce39">
            <text:p>512,4</text:p>
          </table:table-cell>
          <table:table-cell office:value-type="float" office:value="457.92930989003713" table:style-name="ce39">
            <text:p>457,9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449.30988100950901" table:style-name="ce39">
            <text:p>449,3</text:p>
          </table:table-cell>
          <table:table-cell office:value-type="float" office:value="384.72289271639409" table:style-name="ce39">
            <text:p>384,7</text:p>
          </table:table-cell>
          <table:table-cell office:value-type="float" office:value="373.50287275590642" table:style-name="ce39">
            <text:p>373,5</text:p>
          </table:table-cell>
          <table:table-cell office:value-type="float" office:value="418.89276222547096" table:style-name="ce39">
            <text:p>418,9</text:p>
          </table:table-cell>
          <table:table-cell office:value-type="float" office:value="424.88543926052574" table:style-name="ce39">
            <text:p>424,9</text:p>
          </table:table-cell>
          <table:table-cell office:value-type="float" office:value="501.67326941591546" table:style-name="ce39">
            <text:p>501,7</text:p>
          </table:table-cell>
          <table:table-cell office:value-type="float" office:value="411.01715442738282" table:style-name="ce39">
            <text:p>411,0</text:p>
          </table:table-cell>
          <table:table-cell office:value-type="float" office:value="485.45226908485739" table:style-name="ce39">
            <text:p>485,5</text:p>
          </table:table-cell>
          <table:table-cell office:value-type="float" office:value="526.37597100626874" table:style-name="ce39">
            <text:p>526,4</text:p>
          </table:table-cell>
          <table:table-cell office:value-type="float" office:value="468.50210628184277" table:style-name="ce39">
            <text:p>468,5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465.26806377055357" table:style-name="ce39">
            <text:p>465,3</text:p>
          </table:table-cell>
          <table:table-cell office:value-type="float" office:value="401.71127275558399" table:style-name="ce39">
            <text:p>401,7</text:p>
          </table:table-cell>
          <table:table-cell office:value-type="float" office:value="377.40794390712568" table:style-name="ce39">
            <text:p>377,4</text:p>
          </table:table-cell>
          <table:table-cell office:value-type="float" office:value="443.28862543698682" table:style-name="ce39">
            <text:p>443,3</text:p>
          </table:table-cell>
          <table:table-cell office:value-type="float" office:value="438.78406812932235" table:style-name="ce39">
            <text:p>438,8</text:p>
          </table:table-cell>
          <table:table-cell office:value-type="float" office:value="526.59404160097461" table:style-name="ce39">
            <text:p>526,6</text:p>
          </table:table-cell>
          <table:table-cell office:value-type="float" office:value="422.23892018708568" table:style-name="ce39">
            <text:p>422,2</text:p>
          </table:table-cell>
          <table:table-cell office:value-type="float" office:value="499.10178154269767" table:style-name="ce39">
            <text:p>499,1</text:p>
          </table:table-cell>
          <table:table-cell office:value-type="float" office:value="540.10173905533452" table:style-name="ce39">
            <text:p>540,1</text:p>
          </table:table-cell>
          <table:table-cell office:value-type="float" office:value="484.00181201393059" table:style-name="ce39">
            <text:p>484,0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474.58110603735054" table:style-name="ce39">
            <text:p>474,6</text:p>
          </table:table-cell>
          <table:table-cell office:value-type="float" office:value="415.28004000552625" table:style-name="ce39">
            <text:p>415,3</text:p>
          </table:table-cell>
          <table:table-cell office:value-type="float" office:value="386.07642788146597" table:style-name="ce39">
            <text:p>386,1</text:p>
          </table:table-cell>
          <table:table-cell office:value-type="float" office:value="460.13878866909442" table:style-name="ce39">
            <text:p>460,1</text:p>
          </table:table-cell>
          <table:table-cell office:value-type="float" office:value="451.45597795980188" table:style-name="ce39">
            <text:p>451,5</text:p>
          </table:table-cell>
          <table:table-cell office:value-type="float" office:value="549.47692633679048" table:style-name="ce39">
            <text:p>549,5</text:p>
          </table:table-cell>
          <table:table-cell office:value-type="float" office:value="427.64832400733997" table:style-name="ce39">
            <text:p>427,6</text:p>
          </table:table-cell>
          <table:table-cell office:value-type="float" office:value="512.91357889817345" table:style-name="ce39">
            <text:p>512,9</text:p>
          </table:table-cell>
          <table:table-cell office:value-type="float" office:value="564.94236739025166" table:style-name="ce39">
            <text:p>564,9</text:p>
          </table:table-cell>
          <table:table-cell office:value-type="float" office:value="487.42020142398735" table:style-name="ce39">
            <text:p>487,4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488.45018176999389" table:style-name="ce36">
            <text:p>488,5</text:p>
          </table:table-cell>
          <table:table-cell office:value-type="float" office:value="424.01175653690177" table:style-name="ce36">
            <text:p>424,0</text:p>
          </table:table-cell>
          <table:table-cell office:value-type="float" office:value="398.95930638019047" table:style-name="ce36">
            <text:p>399,0</text:p>
          </table:table-cell>
          <table:table-cell office:value-type="float" office:value="469.98231701399493" table:style-name="ce36">
            <text:p>470,0</text:p>
          </table:table-cell>
          <table:table-cell office:value-type="float" office:value="470.53334204819515" table:style-name="ce36">
            <text:p>470,5</text:p>
          </table:table-cell>
          <table:table-cell office:value-type="float" office:value="562.16189230783402" table:style-name="ce36">
            <text:p>562,2</text:p>
          </table:table-cell>
          <table:table-cell office:value-type="float" office:value="435.4750792652635" table:style-name="ce36">
            <text:p>435,5</text:p>
          </table:table-cell>
          <table:table-cell office:value-type="float" office:value="540.01657970410645" table:style-name="ce36">
            <text:p>540,0</text:p>
          </table:table-cell>
          <table:table-cell office:value-type="float" office:value="561.07708755084275" table:style-name="ce36">
            <text:p>561,1</text:p>
          </table:table-cell>
          <table:table-cell office:value-type="float" office:value="503.10670426153519" table:style-name="ce36">
            <text:p>503,1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505.8883403775838" table:style-name="ce36">
            <text:p>505,9</text:p>
          </table:table-cell>
          <table:table-cell office:value-type="float" office:value="444.04343254602998" table:style-name="ce36">
            <text:p>444,0</text:p>
          </table:table-cell>
          <table:table-cell office:value-type="float" office:value="410.94098115682004" table:style-name="ce36">
            <text:p>410,9</text:p>
          </table:table-cell>
          <table:table-cell office:value-type="float" office:value="474.15005304279788" table:style-name="ce36">
            <text:p>474,2</text:p>
          </table:table-cell>
          <table:table-cell office:value-type="float" office:value="482.26319737933562" table:style-name="ce36">
            <text:p>482,3</text:p>
          </table:table-cell>
          <table:table-cell office:value-type="float" office:value="573.17597024566021" table:style-name="ce36">
            <text:p>573,2</text:p>
          </table:table-cell>
          <table:table-cell office:value-type="float" office:value="462.08115213165939" table:style-name="ce36">
            <text:p>462,1</text:p>
          </table:table-cell>
          <table:table-cell office:value-type="float" office:value="560.54227217825292" table:style-name="ce36">
            <text:p>560,5</text:p>
          </table:table-cell>
          <table:table-cell office:value-type="float" office:value="594.07001681554539" table:style-name="ce36">
            <text:p>594,1</text:p>
          </table:table-cell>
          <table:table-cell office:value-type="float" office:value="523.91953959678392" table:style-name="ce36">
            <text:p>523,9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517.60056166060838" table:style-name="ce38">
            <text:p>517,6</text:p>
          </table:table-cell>
          <table:table-cell office:value-type="float" office:value="455.72349381371163" table:style-name="ce38">
            <text:p>455,7</text:p>
          </table:table-cell>
          <table:table-cell office:value-type="float" office:value="421.73208290060904" table:style-name="ce38">
            <text:p>421,7</text:p>
          </table:table-cell>
          <table:table-cell office:value-type="float" office:value="485.92419779244943" table:style-name="ce38">
            <text:p>485,9</text:p>
          </table:table-cell>
          <table:table-cell office:value-type="float" office:value="490.71786078337885" table:style-name="ce38">
            <text:p>490,7</text:p>
          </table:table-cell>
          <table:table-cell office:value-type="float" office:value="579.15396683313725" table:style-name="ce38">
            <text:p>579,2</text:p>
          </table:table-cell>
          <table:table-cell office:value-type="float" office:value="465.35727072491125" table:style-name="ce38">
            <text:p>465,4</text:p>
          </table:table-cell>
          <table:table-cell office:value-type="float" office:value="577.84571382093122" table:style-name="ce38">
            <text:p>577,8</text:p>
          </table:table-cell>
          <table:table-cell office:value-type="float" office:value="613.08134189680504" table:style-name="ce38">
            <text:p>613,1</text:p>
          </table:table-cell>
          <table:table-cell office:value-type="float" office:value="537.7855214807654" table:style-name="ce38">
            <text:p>537,8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534.58772416140107" table:style-name="ce38">
            <text:p>534,6</text:p>
          </table:table-cell>
          <table:table-cell office:value-type="float" office:value="467.50438512033696" table:style-name="ce38">
            <text:p>467,5</text:p>
          </table:table-cell>
          <table:table-cell office:value-type="float" office:value="433.85587833364724" table:style-name="ce38">
            <text:p>433,9</text:p>
          </table:table-cell>
          <table:table-cell office:value-type="float" office:value="508.92187014505527" table:style-name="ce38">
            <text:p>508,9</text:p>
          </table:table-cell>
          <table:table-cell office:value-type="float" office:value="506.63344626990005" table:style-name="ce38">
            <text:p>506,6</text:p>
          </table:table-cell>
          <table:table-cell office:value-type="float" office:value="594.96113449774612" table:style-name="ce38">
            <text:p>595,0</text:p>
          </table:table-cell>
          <table:table-cell office:value-type="float" office:value="486.55619451079968" table:style-name="ce38">
            <text:p>486,6</text:p>
          </table:table-cell>
          <table:table-cell office:value-type="float" office:value="579.67970885411012" table:style-name="ce38">
            <text:p>579,7</text:p>
          </table:table-cell>
          <table:table-cell office:value-type="float" office:value="633.65434640383387" table:style-name="ce38">
            <text:p>633,7</text:p>
          </table:table-cell>
          <table:table-cell office:value-type="float" office:value="554.56985649783007" table:style-name="ce38">
            <text:p>554,6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551.59226229324645" table:style-name="ce38">
            <text:p>551,6</text:p>
          </table:table-cell>
          <table:table-cell office:value-type="float" office:value="486.3784580804483" table:style-name="ce38">
            <text:p>486,4</text:p>
          </table:table-cell>
          <table:table-cell office:value-type="float" office:value="441.73356012822666" table:style-name="ce38">
            <text:p>441,7</text:p>
          </table:table-cell>
          <table:table-cell office:value-type="float" office:value="531.58284123322699" table:style-name="ce38">
            <text:p>531,6</text:p>
          </table:table-cell>
          <table:table-cell office:value-type="float" office:value="516.69917201207738" table:style-name="ce38">
            <text:p>516,7</text:p>
          </table:table-cell>
          <table:table-cell office:value-type="float" office:value="617.27200243304549" table:style-name="ce38">
            <text:p>617,3</text:p>
          </table:table-cell>
          <table:table-cell office:value-type="float" office:value="487.92618466870181" table:style-name="ce38">
            <text:p>487,9</text:p>
          </table:table-cell>
          <table:table-cell office:value-type="float" office:value="619.04544757935753" table:style-name="ce38">
            <text:p>619,0</text:p>
          </table:table-cell>
          <table:table-cell office:value-type="float" office:value="637.78571835115031" table:style-name="ce38">
            <text:p>637,8</text:p>
          </table:table-cell>
          <table:table-cell office:value-type="float" office:value="575.58856006827648" table:style-name="ce38">
            <text:p>575,6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553.36521398931666" table:style-name="ce38">
            <text:p>553,4</text:p>
          </table:table-cell>
          <table:table-cell office:value-type="float" office:value="487.85971615224963" table:style-name="ce38">
            <text:p>487,9</text:p>
          </table:table-cell>
          <table:table-cell office:value-type="float" office:value="440.125669956774" table:style-name="ce38">
            <text:p>440,1</text:p>
          </table:table-cell>
          <table:table-cell office:value-type="float" office:value="518.01082695583477" table:style-name="ce38">
            <text:p>518,0</text:p>
          </table:table-cell>
          <table:table-cell office:value-type="float" office:value="518.10782749919338" table:style-name="ce38">
            <text:p>518,1</text:p>
          </table:table-cell>
          <table:table-cell office:value-type="float" office:value="626.48210062537714" table:style-name="ce38">
            <text:p>626,5</text:p>
          </table:table-cell>
          <table:table-cell office:value-type="float" office:value="496.71122806789174" table:style-name="ce38">
            <text:p>496,7</text:p>
          </table:table-cell>
          <table:table-cell office:value-type="float" office:value="634.49664091650629" table:style-name="ce38">
            <text:p>634,5</text:p>
          </table:table-cell>
          <table:table-cell office:value-type="float" office:value="661.80364170163568" table:style-name="ce38">
            <text:p>661,8</text:p>
          </table:table-cell>
          <table:table-cell office:value-type="float" office:value="575.16859721359288" table:style-name="ce38">
            <text:p>575,2</text:p>
          </table:table-cell>
          <table:table-cell table:number-columns-repeated="16373"/>
        </table:table-row>
        <table:table-row table:style-name="ro3">
          <table:table-cell table:style-name="ce37"/>
          <table:table-cell office:value-type="string" table:number-columns-spanned="10" table:number-rows-spanned="1" table:style-name="ce45">
            <text:p>Durchschnittliche Miete inkl. Betriebskosten pro m<text:span text:style-name="T4">2</text:span><text:s/>in Euro</text:p>
          </table:table-cell>
          <table:covered-table-cell table:number-columns-repeated="9"/>
          <table:table-cell table:number-columns-repeated="16373"/>
        </table:table-row>
        <table:table-row table:style-name="ro8">
          <table:table-cell office:value-type="float" office:value="2005" table:style-name="ce35">
            <text:p>2005</text:p>
          </table:table-cell>
          <table:table-cell office:value-type="float" office:value="5.3188982219079612" table:style-name="ce40">
            <text:p>5,32</text:p>
          </table:table-cell>
          <table:table-cell office:value-type="float" office:value="4.059946257561041" table:style-name="ce40">
            <text:p>4,06</text:p>
          </table:table-cell>
          <table:table-cell office:value-type="float" office:value="4.5461510336969528" table:style-name="ce40">
            <text:p>4,55</text:p>
          </table:table-cell>
          <table:table-cell office:value-type="float" office:value="4.7717850971345923" table:style-name="ce40">
            <text:p>4,77</text:p>
          </table:table-cell>
          <table:table-cell office:value-type="float" office:value="5.1456984572548148" table:style-name="ce40">
            <text:p>5,15</text:p>
          </table:table-cell>
          <table:table-cell office:value-type="float" office:value="6.4862332438379608" table:style-name="ce40">
            <text:p>6,49</text:p>
          </table:table-cell>
          <table:table-cell office:value-type="float" office:value="5.1190406546814291" table:style-name="ce40">
            <text:p>5,12</text:p>
          </table:table-cell>
          <table:table-cell office:value-type="float" office:value="6.268605989243679" table:style-name="ce40">
            <text:p>6,27</text:p>
          </table:table-cell>
          <table:table-cell office:value-type="float" office:value="6.2095228495071666" table:style-name="ce40">
            <text:p>6,21</text:p>
          </table:table-cell>
          <table:table-cell office:value-type="float" office:value="5.3427833886313465" table:style-name="ce40">
            <text:p>5,34</text:p>
          </table:table-cell>
          <table:table-cell table:number-columns-repeated="16373"/>
        </table:table-row>
        <table:table-row table:style-name="ro8">
          <table:table-cell office:value-type="float" office:value="2006" table:style-name="ce35">
            <text:p>2006</text:p>
          </table:table-cell>
          <table:table-cell office:value-type="float" office:value="5.44425842523599" table:style-name="ce40">
            <text:p>5,44</text:p>
          </table:table-cell>
          <table:table-cell office:value-type="float" office:value="3.9660243599446874" table:style-name="ce40">
            <text:p>3,97</text:p>
          </table:table-cell>
          <table:table-cell office:value-type="float" office:value="4.6127981565147049" table:style-name="ce40">
            <text:p>4,61</text:p>
          </table:table-cell>
          <table:table-cell office:value-type="float" office:value="4.8191124511123302" table:style-name="ce40">
            <text:p>4,82</text:p>
          </table:table-cell>
          <table:table-cell office:value-type="float" office:value="5.2473212291228828" table:style-name="ce40">
            <text:p>5,25</text:p>
          </table:table-cell>
          <table:table-cell office:value-type="float" office:value="6.6449114806839935" table:style-name="ce40">
            <text:p>6,64</text:p>
          </table:table-cell>
          <table:table-cell office:value-type="float" office:value="5.2534625805970103" table:style-name="ce40">
            <text:p>5,25</text:p>
          </table:table-cell>
          <table:table-cell office:value-type="float" office:value="6.4171819435173649" table:style-name="ce40">
            <text:p>6,42</text:p>
          </table:table-cell>
          <table:table-cell office:value-type="float" office:value="6.5851253878152844" table:style-name="ce40">
            <text:p>6,59</text:p>
          </table:table-cell>
          <table:table-cell office:value-type="float" office:value="5.4873089172730367" table:style-name="ce40">
            <text:p>5,49</text:p>
          </table:table-cell>
          <table:table-cell table:number-columns-repeated="16373"/>
        </table:table-row>
        <table:table-row table:style-name="ro8">
          <table:table-cell office:value-type="float" office:value="2007" table:style-name="ce35">
            <text:p>2007</text:p>
          </table:table-cell>
          <table:table-cell office:value-type="float" office:value="5.5550393019423865" table:style-name="ce40">
            <text:p>5,56</text:p>
          </table:table-cell>
          <table:table-cell office:value-type="float" office:value="3.9100138003768636" table:style-name="ce40">
            <text:p>3,91</text:p>
          </table:table-cell>
          <table:table-cell office:value-type="float" office:value="4.7554986175729423" table:style-name="ce40">
            <text:p>4,76</text:p>
          </table:table-cell>
          <table:table-cell office:value-type="float" office:value="4.8639121554651794" table:style-name="ce40">
            <text:p>4,86</text:p>
          </table:table-cell>
          <table:table-cell office:value-type="float" office:value="5.2421436622804389" table:style-name="ce40">
            <text:p>5,24</text:p>
          </table:table-cell>
          <table:table-cell office:value-type="float" office:value="6.9655444475795845" table:style-name="ce40">
            <text:p>6,97</text:p>
          </table:table-cell>
          <table:table-cell office:value-type="float" office:value="5.4115253822612237" table:style-name="ce40">
            <text:p>5,41</text:p>
          </table:table-cell>
          <table:table-cell office:value-type="float" office:value="6.2507626262276741" table:style-name="ce40">
            <text:p>6,25</text:p>
          </table:table-cell>
          <table:table-cell office:value-type="float" office:value="6.7638664978069087" table:style-name="ce40">
            <text:p>6,76</text:p>
          </table:table-cell>
          <table:table-cell office:value-type="float" office:value="5.6574113056451623" table:style-name="ce40">
            <text:p>5,66</text:p>
          </table:table-cell>
          <table:table-cell table:number-columns-repeated="16373"/>
        </table:table-row>
        <table:table-row table:style-name="ro8">
          <table:table-cell office:value-type="float" office:value="2008" table:style-name="ce35">
            <text:p>2008</text:p>
          </table:table-cell>
          <table:table-cell office:value-type="float" office:value="5.6804283128139117" table:style-name="ce40">
            <text:p>5,68</text:p>
          </table:table-cell>
          <table:table-cell office:value-type="float" office:value="4.2095476724051961" table:style-name="ce40">
            <text:p>4,21</text:p>
          </table:table-cell>
          <table:table-cell office:value-type="float" office:value="4.8409671330182844" table:style-name="ce40">
            <text:p>4,84</text:p>
          </table:table-cell>
          <table:table-cell office:value-type="float" office:value="5.0509539249756861" table:style-name="ce40">
            <text:p>5,05</text:p>
          </table:table-cell>
          <table:table-cell office:value-type="float" office:value="5.4633107837227728" table:style-name="ce40">
            <text:p>5,46</text:p>
          </table:table-cell>
          <table:table-cell office:value-type="float" office:value="6.9460321122469999" table:style-name="ce40">
            <text:p>6,95</text:p>
          </table:table-cell>
          <table:table-cell office:value-type="float" office:value="5.5513616320448795" table:style-name="ce40">
            <text:p>5,55</text:p>
          </table:table-cell>
          <table:table-cell office:value-type="float" office:value="6.2099190132399018" table:style-name="ce40">
            <text:p>6,21</text:p>
          </table:table-cell>
          <table:table-cell office:value-type="float" office:value="6.7314794692793454" table:style-name="ce40">
            <text:p>6,73</text:p>
          </table:table-cell>
          <table:table-cell office:value-type="float" office:value="5.7935439091084238" table:style-name="ce40">
            <text:p>5,79</text:p>
          </table:table-cell>
          <table:table-cell table:number-columns-repeated="16373"/>
        </table:table-row>
        <table:table-row table:style-name="ro8">
          <table:table-cell office:value-type="float" office:value="2009" table:style-name="ce35">
            <text:p>2009</text:p>
          </table:table-cell>
          <table:table-cell office:value-type="float" office:value="5.8894181204869538" table:style-name="ce40">
            <text:p>5,89</text:p>
          </table:table-cell>
          <table:table-cell office:value-type="float" office:value="4.4273157336661342" table:style-name="ce40">
            <text:p>4,43</text:p>
          </table:table-cell>
          <table:table-cell office:value-type="float" office:value="4.8825879185777312" table:style-name="ce40">
            <text:p>4,88</text:p>
          </table:table-cell>
          <table:table-cell office:value-type="float" office:value="5.2449781167635141" table:style-name="ce40">
            <text:p>5,24</text:p>
          </table:table-cell>
          <table:table-cell office:value-type="float" office:value="5.692519921656384" table:style-name="ce40">
            <text:p>5,69</text:p>
          </table:table-cell>
          <table:table-cell office:value-type="float" office:value="7.0283337704644255" table:style-name="ce40">
            <text:p>7,03</text:p>
          </table:table-cell>
          <table:table-cell office:value-type="float" office:value="5.7853863685813849" table:style-name="ce40">
            <text:p>5,79</text:p>
          </table:table-cell>
          <table:table-cell office:value-type="float" office:value="6.3990724068195446" table:style-name="ce40">
            <text:p>6,40</text:p>
          </table:table-cell>
          <table:table-cell office:value-type="float" office:value="6.8180872990641523" table:style-name="ce40">
            <text:p>6,82</text:p>
          </table:table-cell>
          <table:table-cell office:value-type="float" office:value="6.0424033831837445" table:style-name="ce40">
            <text:p>6,04</text:p>
          </table:table-cell>
          <table:table-cell table:number-columns-repeated="16373"/>
        </table:table-row>
        <table:table-row table:style-name="ro8">
          <table:table-cell office:value-type="float" office:value="2010" table:style-name="ce35">
            <text:p>2010</text:p>
          </table:table-cell>
          <table:table-cell office:value-type="float" office:value="6.021621662960511" table:style-name="ce40">
            <text:p>6,02</text:p>
          </table:table-cell>
          <table:table-cell office:value-type="float" office:value="4.4124729061407857" table:style-name="ce40">
            <text:p>4,41</text:p>
          </table:table-cell>
          <table:table-cell office:value-type="float" office:value="4.9259767366707123" table:style-name="ce40">
            <text:p>4,93</text:p>
          </table:table-cell>
          <table:table-cell office:value-type="float" office:value="5.4246591683259453" table:style-name="ce40">
            <text:p>5,42</text:p>
          </table:table-cell>
          <table:table-cell office:value-type="float" office:value="5.7450329222400489" table:style-name="ce40">
            <text:p>5,75</text:p>
          </table:table-cell>
          <table:table-cell office:value-type="float" office:value="7.1249875757668013" table:style-name="ce40">
            <text:p>7,12</text:p>
          </table:table-cell>
          <table:table-cell office:value-type="float" office:value="5.8291103107378781" table:style-name="ce40">
            <text:p>5,83</text:p>
          </table:table-cell>
          <table:table-cell office:value-type="float" office:value="6.5744792581244882" table:style-name="ce40">
            <text:p>6,57</text:p>
          </table:table-cell>
          <table:table-cell office:value-type="float" office:value="6.8831896042598588" table:style-name="ce40">
            <text:p>6,88</text:p>
          </table:table-cell>
          <table:table-cell office:value-type="float" office:value="6.2323367229774389" table:style-name="ce40">
            <text:p>6,2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6.2170060172088473" table:style-name="ce40">
            <text:p>6,22</text:p>
          </table:table-cell>
          <table:table-cell office:value-type="float" office:value="4.6391293996856779" table:style-name="ce40">
            <text:p>4,64</text:p>
          </table:table-cell>
          <table:table-cell office:value-type="float" office:value="5.1250901047346247" table:style-name="ce40">
            <text:p>5,13</text:p>
          </table:table-cell>
          <table:table-cell office:value-type="float" office:value="5.59174127223379" table:style-name="ce40">
            <text:p>5,59</text:p>
          </table:table-cell>
          <table:table-cell office:value-type="float" office:value="5.8844769239910857" table:style-name="ce40">
            <text:p>5,88</text:p>
          </table:table-cell>
          <table:table-cell office:value-type="float" office:value="7.4137934659831526" table:style-name="ce40">
            <text:p>7,41</text:p>
          </table:table-cell>
          <table:table-cell office:value-type="float" office:value="5.8693229215612996" table:style-name="ce40">
            <text:p>5,87</text:p>
          </table:table-cell>
          <table:table-cell office:value-type="float" office:value="6.8322722297971596" table:style-name="ce40">
            <text:p>6,83</text:p>
          </table:table-cell>
          <table:table-cell office:value-type="float" office:value="7.0559474668610411" table:style-name="ce40">
            <text:p>7,06</text:p>
          </table:table-cell>
          <table:table-cell office:value-type="float" office:value="6.4834738505543008" table:style-name="ce40">
            <text:p>6,48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6.4485607384871084" table:style-name="ce40">
            <text:p>6,45</text:p>
          </table:table-cell>
          <table:table-cell office:value-type="float" office:value="4.7809620310902838" table:style-name="ce40">
            <text:p>4,78</text:p>
          </table:table-cell>
          <table:table-cell office:value-type="float" office:value="5.2695767925644459" table:style-name="ce40">
            <text:p>5,27</text:p>
          </table:table-cell>
          <table:table-cell office:value-type="float" office:value="5.8943033311788628" table:style-name="ce40">
            <text:p>5,89</text:p>
          </table:table-cell>
          <table:table-cell office:value-type="float" office:value="6.0829636732804957" table:style-name="ce40">
            <text:p>6,08</text:p>
          </table:table-cell>
          <table:table-cell office:value-type="float" office:value="7.9251467800736375" table:style-name="ce40">
            <text:p>7,93</text:p>
          </table:table-cell>
          <table:table-cell office:value-type="float" office:value="5.99491922210649" table:style-name="ce40">
            <text:p>5,99</text:p>
          </table:table-cell>
          <table:table-cell office:value-type="float" office:value="7.1010592714336278" table:style-name="ce40">
            <text:p>7,10</text:p>
          </table:table-cell>
          <table:table-cell office:value-type="float" office:value="7.2487876296451139" table:style-name="ce40">
            <text:p>7,25</text:p>
          </table:table-cell>
          <table:table-cell office:value-type="float" office:value="6.6898651524452371" table:style-name="ce40">
            <text:p>6,69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6.6597505410240778" table:style-name="ce40">
            <text:p>6,66</text:p>
          </table:table-cell>
          <table:table-cell office:value-type="float" office:value="4.8572026604701488" table:style-name="ce40">
            <text:p>4,86</text:p>
          </table:table-cell>
          <table:table-cell office:value-type="float" office:value="5.3801839771000006" table:style-name="ce40">
            <text:p>5,38</text:p>
          </table:table-cell>
          <table:table-cell office:value-type="float" office:value="6.036527827849306" table:style-name="ce40">
            <text:p>6,04</text:p>
          </table:table-cell>
          <table:table-cell office:value-type="float" office:value="6.3194171802075241" table:style-name="ce40">
            <text:p>6,32</text:p>
          </table:table-cell>
          <table:table-cell office:value-type="float" office:value="8.0574829396988221" table:style-name="ce40">
            <text:p>8,06</text:p>
          </table:table-cell>
          <table:table-cell office:value-type="float" office:value="6.3328126171665202" table:style-name="ce40">
            <text:p>6,33</text:p>
          </table:table-cell>
          <table:table-cell office:value-type="float" office:value="7.3845063881985906" table:style-name="ce40">
            <text:p>7,38</text:p>
          </table:table-cell>
          <table:table-cell office:value-type="float" office:value="7.5266999435176416" table:style-name="ce40">
            <text:p>7,53</text:p>
          </table:table-cell>
          <table:table-cell office:value-type="float" office:value="6.8904951544658006" table:style-name="ce40">
            <text:p>6,89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6.9301535930390905" table:style-name="ce40">
            <text:p>6,93</text:p>
          </table:table-cell>
          <table:table-cell office:value-type="float" office:value="5.056301390275272" table:style-name="ce40">
            <text:p>5,06</text:p>
          </table:table-cell>
          <table:table-cell office:value-type="float" office:value="5.5647517247262837" table:style-name="ce40">
            <text:p>5,56</text:p>
          </table:table-cell>
          <table:table-cell office:value-type="float" office:value="6.24038134628079" table:style-name="ce40">
            <text:p>6,24</text:p>
          </table:table-cell>
          <table:table-cell office:value-type="float" office:value="6.4782651894275887" table:style-name="ce40">
            <text:p>6,48</text:p>
          </table:table-cell>
          <table:table-cell office:value-type="float" office:value="8.3566793470656613" table:style-name="ce40">
            <text:p>8,36</text:p>
          </table:table-cell>
          <table:table-cell office:value-type="float" office:value="6.5920863201988578" table:style-name="ce40">
            <text:p>6,59</text:p>
          </table:table-cell>
          <table:table-cell office:value-type="float" office:value="7.6434086696822874" table:style-name="ce40">
            <text:p>7,64</text:p>
          </table:table-cell>
          <table:table-cell office:value-type="float" office:value="7.7815874294207692" table:style-name="ce40">
            <text:p>7,78</text:p>
          </table:table-cell>
          <table:table-cell office:value-type="float" office:value="7.2068075873647732" table:style-name="ce40">
            <text:p>7,21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7.1402583588405033" table:style-name="ce40">
            <text:p>7,14</text:p>
          </table:table-cell>
          <table:table-cell office:value-type="float" office:value="5.357256943498844" table:style-name="ce40">
            <text:p>5,36</text:p>
          </table:table-cell>
          <table:table-cell office:value-type="float" office:value="5.7139411900341859" table:style-name="ce40">
            <text:p>5,71</text:p>
          </table:table-cell>
          <table:table-cell office:value-type="float" office:value="6.3012006044129931" table:style-name="ce40">
            <text:p>6,30</text:p>
          </table:table-cell>
          <table:table-cell office:value-type="float" office:value="6.6653252150534579" table:style-name="ce40">
            <text:p>6,67</text:p>
          </table:table-cell>
          <table:table-cell office:value-type="float" office:value="8.6559475060588955" table:style-name="ce40">
            <text:p>8,66</text:p>
          </table:table-cell>
          <table:table-cell office:value-type="float" office:value="6.7380962779391966" table:style-name="ce40">
            <text:p>6,74</text:p>
          </table:table-cell>
          <table:table-cell office:value-type="float" office:value="7.8699887795974544" table:style-name="ce40">
            <text:p>7,87</text:p>
          </table:table-cell>
          <table:table-cell office:value-type="float" office:value="8.1097504172118011" table:style-name="ce40">
            <text:p>8,11</text:p>
          </table:table-cell>
          <table:table-cell office:value-type="float" office:value="7.4517705483048271" table:style-name="ce40">
            <text:p>7,45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7.3678015394065728" table:style-name="ce40">
            <text:p>7,37</text:p>
          </table:table-cell>
          <table:table-cell office:value-type="float" office:value="5.5073347666117725" table:style-name="ce40">
            <text:p>5,51</text:p>
          </table:table-cell>
          <table:table-cell office:value-type="float" office:value="5.8862040553882116" table:style-name="ce40">
            <text:p>5,89</text:p>
          </table:table-cell>
          <table:table-cell office:value-type="float" office:value="6.5279445771355649" table:style-name="ce40">
            <text:p>6,53</text:p>
          </table:table-cell>
          <table:table-cell office:value-type="float" office:value="6.8644814040283739" table:style-name="ce40">
            <text:p>6,86</text:p>
          </table:table-cell>
          <table:table-cell office:value-type="float" office:value="9.0376586395321556" table:style-name="ce40">
            <text:p>9,04</text:p>
          </table:table-cell>
          <table:table-cell office:value-type="float" office:value="6.9316286150226318" table:style-name="ce40">
            <text:p>6,93</text:p>
          </table:table-cell>
          <table:table-cell office:value-type="float" office:value="8.3217353928260387" table:style-name="ce40">
            <text:p>8,32</text:p>
          </table:table-cell>
          <table:table-cell office:value-type="float" office:value="8.3007322421766077" table:style-name="ce40">
            <text:p>8,30</text:p>
          </table:table-cell>
          <table:table-cell office:value-type="float" office:value="7.6776971853893672" table:style-name="ce40">
            <text:p>7,68</text:p>
          </table:table-cell>
          <table:table-cell table:number-columns-repeated="16373"/>
        </table:table-row>
        <table:table-row table:style-name="ro8">
          <table:table-cell office:value-type="float" office:value="2017" table:style-name="ce37">
            <text:p>2017</text:p>
          </table:table-cell>
          <table:table-cell office:value-type="float" office:value="7.6328215486826787" table:style-name="ce40">
            <text:p>7,63</text:p>
          </table:table-cell>
          <table:table-cell office:value-type="float" office:value="5.8207119214543708" table:style-name="ce40">
            <text:p>5,82</text:p>
          </table:table-cell>
          <table:table-cell office:value-type="float" office:value="6.0298032712125718" table:style-name="ce40">
            <text:p>6,03</text:p>
          </table:table-cell>
          <table:table-cell office:value-type="float" office:value="6.8130409165765515" table:style-name="ce40">
            <text:p>6,81</text:p>
          </table:table-cell>
          <table:table-cell office:value-type="float" office:value="7.1486820990851125" table:style-name="ce40">
            <text:p>7,15</text:p>
          </table:table-cell>
          <table:table-cell office:value-type="float" office:value="9.1740096593180098" table:style-name="ce40">
            <text:p>9,17</text:p>
          </table:table-cell>
          <table:table-cell office:value-type="float" office:value="7.1582201985893814" table:style-name="ce40">
            <text:p>7,16</text:p>
          </table:table-cell>
          <table:table-cell office:value-type="float" office:value="8.4683081608747219" table:style-name="ce40">
            <text:p>8,47</text:p>
          </table:table-cell>
          <table:table-cell office:value-type="float" office:value="8.8022545042576237" table:style-name="ce40">
            <text:p>8,80</text:p>
          </table:table-cell>
          <table:table-cell office:value-type="float" office:value="7.9864884544021582" table:style-name="ce40">
            <text:p>7,99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7.846767660579105" table:style-name="ce41">
            <text:p>7,85</text:p>
          </table:table-cell>
          <table:table-cell office:value-type="float" office:value="5.9341174037784894" table:style-name="ce41">
            <text:p>5,93</text:p>
          </table:table-cell>
          <table:table-cell office:value-type="float" office:value="6.1514699744814809" table:style-name="ce41">
            <text:p>6,15</text:p>
          </table:table-cell>
          <table:table-cell office:value-type="float" office:value="6.9211756061890339" table:style-name="ce41">
            <text:p>6,92</text:p>
          </table:table-cell>
          <table:table-cell office:value-type="float" office:value="7.3647537579108047" table:style-name="ce41">
            <text:p>7,36</text:p>
          </table:table-cell>
          <table:table-cell office:value-type="float" office:value="9.227224906220032" table:style-name="ce41">
            <text:p>9,23</text:p>
          </table:table-cell>
          <table:table-cell office:value-type="float" office:value="7.4078882411776572" table:style-name="ce41">
            <text:p>7,41</text:p>
          </table:table-cell>
          <table:table-cell office:value-type="float" office:value="8.7031123540214939" table:style-name="ce41">
            <text:p>8,70</text:p>
          </table:table-cell>
          <table:table-cell office:value-type="float" office:value="8.9543913180199173" table:style-name="ce41">
            <text:p>8,95</text:p>
          </table:table-cell>
          <table:table-cell office:value-type="float" office:value="8.2541946406314253" table:style-name="ce41">
            <text:p>8,25</text:p>
          </table:table-cell>
          <table:table-cell table:number-columns-repeated="16373"/>
        </table:table-row>
        <table:table-row table:style-name="ro14">
          <table:table-cell office:value-type="float" office:value="2019" table:style-name="ce35">
            <text:p>2019</text:p>
          </table:table-cell>
          <table:table-cell office:value-type="float" office:value="8.0242024748260459" table:style-name="ce41">
            <text:p>8,02</text:p>
          </table:table-cell>
          <table:table-cell office:value-type="float" office:value="6.0229946166528707" table:style-name="ce41">
            <text:p>6,02</text:p>
          </table:table-cell>
          <table:table-cell office:value-type="float" office:value="6.3387146803863432" table:style-name="ce41">
            <text:p>6,34</text:p>
          </table:table-cell>
          <table:table-cell office:value-type="float" office:value="7.0931575074523954" table:style-name="ce41">
            <text:p>7,09</text:p>
          </table:table-cell>
          <table:table-cell office:value-type="float" office:value="7.4993516986432178" table:style-name="ce41">
            <text:p>7,50</text:p>
          </table:table-cell>
          <table:table-cell office:value-type="float" office:value="9.5280338825406581" table:style-name="ce41">
            <text:p>9,53</text:p>
          </table:table-cell>
          <table:table-cell office:value-type="float" office:value="7.6419901419029115" table:style-name="ce41">
            <text:p>7,64</text:p>
          </table:table-cell>
          <table:table-cell office:value-type="float" office:value="8.7548062672581732" table:style-name="ce41">
            <text:p>8,75</text:p>
          </table:table-cell>
          <table:table-cell office:value-type="float" office:value="9.2868455488357" table:style-name="ce41">
            <text:p>9,29</text:p>
          </table:table-cell>
          <table:table-cell office:value-type="float" office:value="8.4165943285251057" table:style-name="ce41">
            <text:p>8,42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8.2680633868668423" table:style-name="ce41">
            <text:p>8,27</text:p>
          </table:table-cell>
          <table:table-cell office:value-type="float" office:value="6.4325336264707298" table:style-name="ce41">
            <text:p>6,43</text:p>
          </table:table-cell>
          <table:table-cell office:value-type="float" office:value="6.4884810695472934" table:style-name="ce41">
            <text:p>6,49</text:p>
          </table:table-cell>
          <table:table-cell office:value-type="float" office:value="7.4316617132553189" table:style-name="ce41">
            <text:p>7,43</text:p>
          </table:table-cell>
          <table:table-cell office:value-type="float" office:value="7.6777436157960341" table:style-name="ce41">
            <text:p>7,68</text:p>
          </table:table-cell>
          <table:table-cell office:value-type="float" office:value="9.9028796573443625" table:style-name="ce41">
            <text:p>9,90</text:p>
          </table:table-cell>
          <table:table-cell office:value-type="float" office:value="7.8304765892875121" table:style-name="ce41">
            <text:p>7,83</text:p>
          </table:table-cell>
          <table:table-cell office:value-type="float" office:value="9.2039980680253866" table:style-name="ce41">
            <text:p>9,20</text:p>
          </table:table-cell>
          <table:table-cell office:value-type="float" office:value="9.5695667381108347" table:style-name="ce41">
            <text:p>9,57</text:p>
          </table:table-cell>
          <table:table-cell office:value-type="float" office:value="8.6465888972042801" table:style-name="ce41">
            <text:p>8,65</text:p>
          </table:table-cell>
          <table:table-cell table:number-columns-repeated="16373"/>
        </table:table-row>
        <table:table-row table:style-name="ro13">
          <table:table-cell office:value-type="string" table:style-name="ce37">
            <text:p>2021<text:span text:style-name="T3">2</text:span></text:p>
          </table:table-cell>
          <table:table-cell office:value-type="float" office:value="8.2851150161568956" table:style-name="ce41">
            <text:p>8,29</text:p>
          </table:table-cell>
          <table:table-cell office:value-type="float" office:value="6.3291320977134706" table:style-name="ce41">
            <text:p>6,33</text:p>
          </table:table-cell>
          <table:table-cell office:value-type="float" office:value="6.43383785471433" table:style-name="ce41">
            <text:p>6,43</text:p>
          </table:table-cell>
          <table:table-cell office:value-type="float" office:value="7.3659857098623176" table:style-name="ce41">
            <text:p>7,37</text:p>
          </table:table-cell>
          <table:table-cell office:value-type="float" office:value="7.6485655061098292" table:style-name="ce41">
            <text:p>7,65</text:p>
          </table:table-cell>
          <table:table-cell office:value-type="float" office:value="10.060501387436842" table:style-name="ce41">
            <text:p>10,06</text:p>
          </table:table-cell>
          <table:table-cell office:value-type="float" office:value="7.8570280473946417" table:style-name="ce41">
            <text:p>7,86</text:p>
          </table:table-cell>
          <table:table-cell office:value-type="float" office:value="9.3038574082218375" table:style-name="ce41">
            <text:p>9,30</text:p>
          </table:table-cell>
          <table:table-cell office:value-type="float" office:value="9.7746836713649188" table:style-name="ce41">
            <text:p>9,77</text:p>
          </table:table-cell>
          <table:table-cell office:value-type="float" office:value="8.6597102451293608" table:style-name="ce41">
            <text:p>8,66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31">
            <text:p>Q: STATISTIK AUSTRIA, Mikrozensus. Erstellt am 17.03.2022.<text:s/></text:p>
            <text:p>1) Mit gültiger Kostenangabe. <text:s/>- 2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519" table:style-name="ro8">
          <table:table-cell table:number-columns-repeated="16384"/>
        </table:table-row>
        <table:named-expressions>
          <table:named-range table:name="Print_Titles" table:cell-range-address="Tabelle_2.$A$1:Tabelle_2.$XFD$2" table:base-cell-address="Tabelle_2.$A$1"/>
        </table:named-expressions>
      </table:table>
      <table:table table:name="Tabelle_3" table:style-name="ta2">
        <table:table-column table:style-name="co8" table:default-cell-style-name="ce16"/>
        <table:table-column table:style-name="co7" table:number-columns-repeated="10" table:default-cell-style-name="ce16"/>
        <table:table-column table:style-name="co1" table:number-columns-repeated="16373" table:default-cell-style-name="ce16"/>
        <table:table-row table:style-name="ro15">
          <table:table-cell office:value-type="string" table:number-columns-spanned="11" table:number-rows-spanned="1" table:style-name="ce42">
            <text:p>Durchschnittliche Nettomiete und Betriebskosten von Hauptmietwohnungen <text:s/>nach Bundesland<text:s/></text:p>
            <text:p>(Zeitreihe)</text:p>
          </table:table-cell>
          <table:covered-table-cell table:number-columns-repeated="10"/>
          <table:table-cell table:number-columns-repeated="16373" table:style-name="ce14"/>
        </table:table-row>
        <table:table-row table:style-name="ro12">
          <table:table-cell office:value-type="string" table:style-name="ce32">
            <text:p>Jahr</text:p>
          </table:table-cell>
          <table:table-cell office:value-type="string" table:style-name="ce33">
            <text:p>Öster-</text:p>
            <text:p>reich</text:p>
          </table:table-cell>
          <table:table-cell office:value-type="string" table:style-name="ce33">
            <text:p>Burgen-</text:p>
            <text:p>land</text:p>
          </table:table-cell>
          <table:table-cell office:value-type="string" table:style-name="ce33">
            <text:p>Kärnten</text:p>
          </table:table-cell>
          <table:table-cell office:value-type="string" table:style-name="ce33">
            <text:p>Nieder-</text:p>
            <text:p>öster-</text:p>
            <text:p>reich</text:p>
          </table:table-cell>
          <table:table-cell office:value-type="string" table:style-name="ce33">
            <text:p>Ober-</text:p>
            <text:p>öster-</text:p>
            <text:p>reich</text:p>
          </table:table-cell>
          <table:table-cell office:value-type="string" table:style-name="ce33">
            <text:p>Salzburg</text:p>
          </table:table-cell>
          <table:table-cell office:value-type="string" table:style-name="ce33">
            <text:p>Steier-</text:p>
            <text:p>mark</text:p>
          </table:table-cell>
          <table:table-cell office:value-type="string" table:style-name="ce33">
            <text:p>Tirol</text:p>
          </table:table-cell>
          <table:table-cell office:value-type="string" table:style-name="ce33">
            <text:p>Vorarl-</text:p>
            <text:p>berg</text:p>
          </table:table-cell>
          <table:table-cell office:value-type="string" table:style-name="ce32">
            <text:p>Wien</text:p>
          </table:table-cell>
          <table:table-cell table:style-name="ce16"/>
          <table:table-cell table:number-columns-repeated="16372" table:style-name="ce1"/>
        </table:table-row>
        <table:table-row table:style-name="ro3">
          <table:table-cell table:style-name="ce34"/>
          <table:table-cell office:value-type="string" table:number-columns-spanned="10" table:number-rows-spanned="1" table:style-name="ce43">
            <text:p>Anzahl der Hauptmietwohnungen in 1 000<text:span text:style-name="T4">1</text:span></text:p>
          </table:table-cell>
          <table:covered-table-cell table:number-columns-repeated="9"/>
          <table:table-cell table:number-columns-repeated="16373" table:style-name="ce1"/>
        </table:table-row>
        <table:table-row table:style-name="ro16">
          <table:table-cell office:value-type="float" office:value="2005" table:style-name="ce35">
            <text:p>2005</text:p>
          </table:table-cell>
          <table:table-cell office:value-type="float" office:value="1319.479880000001" table:style-name="ce36">
            <text:p>1 319,5</text:p>
          </table:table-cell>
          <table:table-cell office:value-type="float" office:value="12.690539999999999" table:style-name="ce36">
            <text:p>12,7</text:p>
          </table:table-cell>
          <table:table-cell office:value-type="float" office:value="68.391030000000129" table:style-name="ce36">
            <text:p>68,4</text:p>
          </table:table-cell>
          <table:table-cell office:value-type="float" office:value="142.03800000000012" table:style-name="ce36">
            <text:p>142,0</text:p>
          </table:table-cell>
          <table:table-cell office:value-type="float" office:value="174.74825000000024" table:style-name="ce36">
            <text:p>174,7</text:p>
          </table:table-cell>
          <table:table-cell office:value-type="float" office:value="66.766479999999916" table:style-name="ce36">
            <text:p>66,8</text:p>
          </table:table-cell>
          <table:table-cell office:value-type="float" office:value="141.47568000000007" table:style-name="ce36">
            <text:p>141,5</text:p>
          </table:table-cell>
          <table:table-cell office:value-type="float" office:value="80.991029999999867" table:style-name="ce36">
            <text:p>81,0</text:p>
          </table:table-cell>
          <table:table-cell office:value-type="float" office:value="40.515999999999984" table:style-name="ce36">
            <text:p>40,5</text:p>
          </table:table-cell>
          <table:table-cell office:value-type="float" office:value="591.86287000000425" table:style-name="ce36">
            <text:p>591,9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6" table:style-name="ce35">
            <text:p>2006</text:p>
          </table:table-cell>
          <table:table-cell office:value-type="float" office:value="1329.8686400000124" table:style-name="ce36">
            <text:p>1 329,9</text:p>
          </table:table-cell>
          <table:table-cell office:value-type="float" office:value="13.741310000000006" table:style-name="ce36">
            <text:p>13,7</text:p>
          </table:table-cell>
          <table:table-cell office:value-type="float" office:value="70.071060000000003" table:style-name="ce36">
            <text:p>70,1</text:p>
          </table:table-cell>
          <table:table-cell office:value-type="float" office:value="146.17671000000047" table:style-name="ce36">
            <text:p>146,2</text:p>
          </table:table-cell>
          <table:table-cell office:value-type="float" office:value="171.65159999999983" table:style-name="ce36">
            <text:p>171,7</text:p>
          </table:table-cell>
          <table:table-cell office:value-type="float" office:value="66.476400000000012" table:style-name="ce36">
            <text:p>66,5</text:p>
          </table:table-cell>
          <table:table-cell office:value-type="float" office:value="143.22855000000001" table:style-name="ce36">
            <text:p>143,2</text:p>
          </table:table-cell>
          <table:table-cell office:value-type="float" office:value="82.062369999999831" table:style-name="ce36">
            <text:p>82,1</text:p>
          </table:table-cell>
          <table:table-cell office:value-type="float" office:value="40.109169999999885" table:style-name="ce36">
            <text:p>40,1</text:p>
          </table:table-cell>
          <table:table-cell office:value-type="float" office:value="596.35147000000268" table:style-name="ce36">
            <text:p>596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7" table:style-name="ce35">
            <text:p>2007</text:p>
          </table:table-cell>
          <table:table-cell office:value-type="float" office:value="1350.3743900000202" table:style-name="ce36">
            <text:p>1 350,4</text:p>
          </table:table-cell>
          <table:table-cell office:value-type="float" office:value="15.272609999999979" table:style-name="ce36">
            <text:p>15,3</text:p>
          </table:table-cell>
          <table:table-cell office:value-type="float" office:value="71.784009999999938" table:style-name="ce36">
            <text:p>71,8</text:p>
          </table:table-cell>
          <table:table-cell office:value-type="float" office:value="150.34475999999995" table:style-name="ce36">
            <text:p>150,3</text:p>
          </table:table-cell>
          <table:table-cell office:value-type="float" office:value="176.7313400000001" table:style-name="ce36">
            <text:p>176,7</text:p>
          </table:table-cell>
          <table:table-cell office:value-type="float" office:value="66.7049599999999" table:style-name="ce36">
            <text:p>66,7</text:p>
          </table:table-cell>
          <table:table-cell office:value-type="float" office:value="139.13266999999959" table:style-name="ce36">
            <text:p>139,1</text:p>
          </table:table-cell>
          <table:table-cell office:value-type="float" office:value="80.11435999999992" table:style-name="ce36">
            <text:p>80,1</text:p>
          </table:table-cell>
          <table:table-cell office:value-type="float" office:value="40.93684000000011" table:style-name="ce36">
            <text:p>40,9</text:p>
          </table:table-cell>
          <table:table-cell office:value-type="float" office:value="609.35283999999842" table:style-name="ce36">
            <text:p>609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8" table:style-name="ce35">
            <text:p>2008</text:p>
          </table:table-cell>
          <table:table-cell office:value-type="float" office:value="1379.8554499999948" table:style-name="ce36">
            <text:p>1 379,9</text:p>
          </table:table-cell>
          <table:table-cell office:value-type="float" office:value="16.075690000000009" table:style-name="ce36">
            <text:p>16,1</text:p>
          </table:table-cell>
          <table:table-cell office:value-type="float" office:value="76.688799999999844" table:style-name="ce36">
            <text:p>76,7</text:p>
          </table:table-cell>
          <table:table-cell office:value-type="float" office:value="151.50565999999992" table:style-name="ce36">
            <text:p>151,5</text:p>
          </table:table-cell>
          <table:table-cell office:value-type="float" office:value="182.29337000000029" table:style-name="ce36">
            <text:p>182,3</text:p>
          </table:table-cell>
          <table:table-cell office:value-type="float" office:value="67.220209999999994" table:style-name="ce36">
            <text:p>67,2</text:p>
          </table:table-cell>
          <table:table-cell office:value-type="float" office:value="148.05275000000083" table:style-name="ce36">
            <text:p>148,1</text:p>
          </table:table-cell>
          <table:table-cell office:value-type="float" office:value="84.026309999999825" table:style-name="ce36">
            <text:p>84,0</text:p>
          </table:table-cell>
          <table:table-cell office:value-type="float" office:value="41.087379999999939" table:style-name="ce36">
            <text:p>41,1</text:p>
          </table:table-cell>
          <table:table-cell office:value-type="float" office:value="612.90527999999722" table:style-name="ce36">
            <text:p>612,9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9" table:style-name="ce35">
            <text:p>2009</text:p>
          </table:table-cell>
          <table:table-cell office:value-type="float" office:value="1412.4989299999702" table:style-name="ce36">
            <text:p>1 412,5</text:p>
          </table:table-cell>
          <table:table-cell office:value-type="float" office:value="17.552700000000019" table:style-name="ce36">
            <text:p>17,6</text:p>
          </table:table-cell>
          <table:table-cell office:value-type="float" office:value="76.708939999999956" table:style-name="ce36">
            <text:p>76,7</text:p>
          </table:table-cell>
          <table:table-cell office:value-type="float" office:value="151.73944999999983" table:style-name="ce36">
            <text:p>151,7</text:p>
          </table:table-cell>
          <table:table-cell office:value-type="float" office:value="192.97625999999926" table:style-name="ce36">
            <text:p>193,0</text:p>
          </table:table-cell>
          <table:table-cell office:value-type="float" office:value="67.182690000000221" table:style-name="ce36">
            <text:p>67,2</text:p>
          </table:table-cell>
          <table:table-cell office:value-type="float" office:value="154.51433000000017" table:style-name="ce36">
            <text:p>154,5</text:p>
          </table:table-cell>
          <table:table-cell office:value-type="float" office:value="83.600459999999998" table:style-name="ce36">
            <text:p>83,6</text:p>
          </table:table-cell>
          <table:table-cell office:value-type="float" office:value="43.063390000000012" table:style-name="ce36">
            <text:p>43,1</text:p>
          </table:table-cell>
          <table:table-cell office:value-type="float" office:value="625.16071000000227" table:style-name="ce36">
            <text:p>625,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0" table:style-name="ce35">
            <text:p>2010</text:p>
          </table:table-cell>
          <table:table-cell office:value-type="float" office:value="1438.8954200000071" table:style-name="ce36">
            <text:p>1 438,9</text:p>
          </table:table-cell>
          <table:table-cell office:value-type="float" office:value="18.301970000000004" table:style-name="ce36">
            <text:p>18,3</text:p>
          </table:table-cell>
          <table:table-cell office:value-type="float" office:value="79.479909999999663" table:style-name="ce36">
            <text:p>79,5</text:p>
          </table:table-cell>
          <table:table-cell office:value-type="float" office:value="158.08572000000029" table:style-name="ce36">
            <text:p>158,1</text:p>
          </table:table-cell>
          <table:table-cell office:value-type="float" office:value="196.92136999999869" table:style-name="ce36">
            <text:p>196,9</text:p>
          </table:table-cell>
          <table:table-cell office:value-type="float" office:value="69.79115000000003" table:style-name="ce36">
            <text:p>69,8</text:p>
          </table:table-cell>
          <table:table-cell office:value-type="float" office:value="156.94925000000026" table:style-name="ce36">
            <text:p>156,9</text:p>
          </table:table-cell>
          <table:table-cell office:value-type="float" office:value="88.608029999999872" table:style-name="ce36">
            <text:p>88,6</text:p>
          </table:table-cell>
          <table:table-cell office:value-type="float" office:value="43.408780000000149" table:style-name="ce36">
            <text:p>43,4</text:p>
          </table:table-cell>
          <table:table-cell office:value-type="float" office:value="627.3492399999999" table:style-name="ce36">
            <text:p>627,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1" table:style-name="ce35">
            <text:p>2011</text:p>
          </table:table-cell>
          <table:table-cell office:value-type="float" office:value="1457.2967800000067" table:style-name="ce36">
            <text:p>1 457,3</text:p>
          </table:table-cell>
          <table:table-cell office:value-type="float" office:value="19.995490000000004" table:style-name="ce36">
            <text:p>20,0</text:p>
          </table:table-cell>
          <table:table-cell office:value-type="float" office:value="81.974209999999985" table:style-name="ce36">
            <text:p>82,0</text:p>
          </table:table-cell>
          <table:table-cell office:value-type="float" office:value="170.75496999999964" table:style-name="ce36">
            <text:p>170,8</text:p>
          </table:table-cell>
          <table:table-cell office:value-type="float" office:value="192.32072999999917" table:style-name="ce36">
            <text:p>192,3</text:p>
          </table:table-cell>
          <table:table-cell office:value-type="float" office:value="73.755350000000064" table:style-name="ce36">
            <text:p>73,8</text:p>
          </table:table-cell>
          <table:table-cell office:value-type="float" office:value="162.42193000000017" table:style-name="ce36">
            <text:p>162,4</text:p>
          </table:table-cell>
          <table:table-cell office:value-type="float" office:value="93.847199999999873" table:style-name="ce36">
            <text:p>93,8</text:p>
          </table:table-cell>
          <table:table-cell office:value-type="float" office:value="45.028040000000061" table:style-name="ce36">
            <text:p>45,0</text:p>
          </table:table-cell>
          <table:table-cell office:value-type="float" office:value="617.19886000000406" table:style-name="ce36">
            <text:p>617,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2" table:style-name="ce35">
            <text:p>2012</text:p>
          </table:table-cell>
          <table:table-cell office:value-type="float" office:value="1475.0770200000022" table:style-name="ce36">
            <text:p>1 475,1</text:p>
          </table:table-cell>
          <table:table-cell office:value-type="float" office:value="19.739989999999988" table:style-name="ce36">
            <text:p>19,7</text:p>
          </table:table-cell>
          <table:table-cell office:value-type="float" office:value="82.06216999999981" table:style-name="ce36">
            <text:p>82,1</text:p>
          </table:table-cell>
          <table:table-cell office:value-type="float" office:value="171.30724999999961" table:style-name="ce36">
            <text:p>171,3</text:p>
          </table:table-cell>
          <table:table-cell office:value-type="float" office:value="190.24648999999968" table:style-name="ce36">
            <text:p>190,2</text:p>
          </table:table-cell>
          <table:table-cell office:value-type="float" office:value="76.178259999999995" table:style-name="ce36">
            <text:p>76,2</text:p>
          </table:table-cell>
          <table:table-cell office:value-type="float" office:value="156.05548000000073" table:style-name="ce36">
            <text:p>156,1</text:p>
          </table:table-cell>
          <table:table-cell office:value-type="float" office:value="93.306189999999901" table:style-name="ce36">
            <text:p>93,3</text:p>
          </table:table-cell>
          <table:table-cell office:value-type="float" office:value="46.552109999999971" table:style-name="ce36">
            <text:p>46,6</text:p>
          </table:table-cell>
          <table:table-cell office:value-type="float" office:value="639.62908000001232" table:style-name="ce36">
            <text:p>639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3" table:style-name="ce37">
            <text:p>2013</text:p>
          </table:table-cell>
          <table:table-cell office:value-type="float" office:value="1499.0702100000099" table:style-name="ce36">
            <text:p>1 499,1</text:p>
          </table:table-cell>
          <table:table-cell office:value-type="float" office:value="21.055780000000038" table:style-name="ce36">
            <text:p>21,1</text:p>
          </table:table-cell>
          <table:table-cell office:value-type="float" office:value="81.261689999999945" table:style-name="ce36">
            <text:p>81,3</text:p>
          </table:table-cell>
          <table:table-cell office:value-type="float" office:value="170.39630000000048" table:style-name="ce36">
            <text:p>170,4</text:p>
          </table:table-cell>
          <table:table-cell office:value-type="float" office:value="196.97000999999932" table:style-name="ce36">
            <text:p>197,0</text:p>
          </table:table-cell>
          <table:table-cell office:value-type="float" office:value="75.968860000000063" table:style-name="ce36">
            <text:p>76,0</text:p>
          </table:table-cell>
          <table:table-cell office:value-type="float" office:value="158.78175000000033" table:style-name="ce36">
            <text:p>158,8</text:p>
          </table:table-cell>
          <table:table-cell office:value-type="float" office:value="96.027699999999697" table:style-name="ce36">
            <text:p>96,0</text:p>
          </table:table-cell>
          <table:table-cell office:value-type="float" office:value="47.304019999999923" table:style-name="ce36">
            <text:p>47,3</text:p>
          </table:table-cell>
          <table:table-cell office:value-type="float" office:value="651.30410000000575" table:style-name="ce36">
            <text:p>651,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4" table:style-name="ce37">
            <text:p>2014</text:p>
          </table:table-cell>
          <table:table-cell office:value-type="float" office:value="1522.1044200000206" table:style-name="ce36">
            <text:p>1 522,1</text:p>
          </table:table-cell>
          <table:table-cell office:value-type="float" office:value="21.578219999999941" table:style-name="ce36">
            <text:p>21,6</text:p>
          </table:table-cell>
          <table:table-cell office:value-type="float" office:value="76.642890000000264" table:style-name="ce36">
            <text:p>76,6</text:p>
          </table:table-cell>
          <table:table-cell office:value-type="float" office:value="172.52231999999989" table:style-name="ce36">
            <text:p>172,5</text:p>
          </table:table-cell>
          <table:table-cell office:value-type="float" office:value="196.79045000000028" table:style-name="ce36">
            <text:p>196,8</text:p>
          </table:table-cell>
          <table:table-cell office:value-type="float" office:value="81.860579999999715" table:style-name="ce36">
            <text:p>81,9</text:p>
          </table:table-cell>
          <table:table-cell office:value-type="float" office:value="167.79277000000022" table:style-name="ce36">
            <text:p>167,8</text:p>
          </table:table-cell>
          <table:table-cell office:value-type="float" office:value="95.569980000000029" table:style-name="ce36">
            <text:p>95,6</text:p>
          </table:table-cell>
          <table:table-cell office:value-type="float" office:value="49.672370000000207" table:style-name="ce36">
            <text:p>49,7</text:p>
          </table:table-cell>
          <table:table-cell office:value-type="float" office:value="659.6748399999957" table:style-name="ce36">
            <text:p>659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5" table:style-name="ce37">
            <text:p>2015</text:p>
          </table:table-cell>
          <table:table-cell office:value-type="float" office:value="1559.9883700000125" table:style-name="ce36">
            <text:p>1 560,0</text:p>
          </table:table-cell>
          <table:table-cell office:value-type="float" office:value="22.656870000000012" table:style-name="ce36">
            <text:p>22,7</text:p>
          </table:table-cell>
          <table:table-cell office:value-type="float" office:value="78.834450000000061" table:style-name="ce36">
            <text:p>78,8</text:p>
          </table:table-cell>
          <table:table-cell office:value-type="float" office:value="175.00701000000009" table:style-name="ce36">
            <text:p>175,0</text:p>
          </table:table-cell>
          <table:table-cell office:value-type="float" office:value="193.29771999999974" table:style-name="ce36">
            <text:p>193,3</text:p>
          </table:table-cell>
          <table:table-cell office:value-type="float" office:value="82.683880000000187" table:style-name="ce36">
            <text:p>82,7</text:p>
          </table:table-cell>
          <table:table-cell office:value-type="float" office:value="169.75491999999932" table:style-name="ce36">
            <text:p>169,8</text:p>
          </table:table-cell>
          <table:table-cell office:value-type="float" office:value="97.484640000000482" table:style-name="ce36">
            <text:p>97,5</text:p>
          </table:table-cell>
          <table:table-cell office:value-type="float" office:value="49.682809999999783" table:style-name="ce36">
            <text:p>49,7</text:p>
          </table:table-cell>
          <table:table-cell office:value-type="float" office:value="690.5860700000012" table:style-name="ce36">
            <text:p>690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6" table:style-name="ce37">
            <text:p>2016</text:p>
          </table:table-cell>
          <table:table-cell office:value-type="float" office:value="1598.9327599999999" table:style-name="ce36">
            <text:p>1 598,9</text:p>
          </table:table-cell>
          <table:table-cell office:value-type="float" office:value="23.71957000000004" table:style-name="ce36">
            <text:p>23,7</text:p>
          </table:table-cell>
          <table:table-cell office:value-type="float" office:value="87.569010000000077" table:style-name="ce36">
            <text:p>87,6</text:p>
          </table:table-cell>
          <table:table-cell office:value-type="float" office:value="181.97265999999982" table:style-name="ce36">
            <text:p>182,0</text:p>
          </table:table-cell>
          <table:table-cell office:value-type="float" office:value="201.26537999999996" table:style-name="ce36">
            <text:p>201,3</text:p>
          </table:table-cell>
          <table:table-cell office:value-type="float" office:value="83.828009999999807" table:style-name="ce36">
            <text:p>83,8</text:p>
          </table:table-cell>
          <table:table-cell office:value-type="float" office:value="174.36704999999915" table:style-name="ce36">
            <text:p>174,4</text:p>
          </table:table-cell>
          <table:table-cell office:value-type="float" office:value="108.12315999999987" table:style-name="ce36">
            <text:p>108,1</text:p>
          </table:table-cell>
          <table:table-cell office:value-type="float" office:value="51.689280000000004" table:style-name="ce36">
            <text:p>51,7</text:p>
          </table:table-cell>
          <table:table-cell office:value-type="float" office:value="686.3986399999975" table:style-name="ce36">
            <text:p>686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7" table:style-name="ce35">
            <text:p>2017</text:p>
          </table:table-cell>
          <table:table-cell office:value-type="float" office:value="1632.0639999999969" table:style-name="ce36">
            <text:p>1 632,1</text:p>
          </table:table-cell>
          <table:table-cell office:value-type="float" office:value="22.692660000000007" table:style-name="ce36">
            <text:p>22,7</text:p>
          </table:table-cell>
          <table:table-cell office:value-type="float" office:value="86.927999999999841" table:style-name="ce36">
            <text:p>86,9</text:p>
          </table:table-cell>
          <table:table-cell office:value-type="float" office:value="190.61966000000001" table:style-name="ce36">
            <text:p>190,6</text:p>
          </table:table-cell>
          <table:table-cell office:value-type="float" office:value="211.78143999999932" table:style-name="ce36">
            <text:p>211,8</text:p>
          </table:table-cell>
          <table:table-cell office:value-type="float" office:value="83.19594000000005" table:style-name="ce36">
            <text:p>83,2</text:p>
          </table:table-cell>
          <table:table-cell office:value-type="float" office:value="183.56166000000016" table:style-name="ce36">
            <text:p>183,6</text:p>
          </table:table-cell>
          <table:table-cell office:value-type="float" office:value="108.25074999999997" table:style-name="ce36">
            <text:p>108,3</text:p>
          </table:table-cell>
          <table:table-cell office:value-type="float" office:value="54.217689999999962" table:style-name="ce36">
            <text:p>54,2</text:p>
          </table:table-cell>
          <table:table-cell office:value-type="float" office:value="690.81619999999316" table:style-name="ce36">
            <text:p>690,8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8" table:style-name="ce35">
            <text:p>2018</text:p>
          </table:table-cell>
          <table:table-cell office:value-type="float" office:value="1636.1304000000298" table:style-name="ce36">
            <text:p>1 636,1</text:p>
          </table:table-cell>
          <table:table-cell office:value-type="float" office:value="23.43651000000002" table:style-name="ce38">
            <text:p>23,4</text:p>
          </table:table-cell>
          <table:table-cell office:value-type="float" office:value="83.569469999999711" table:style-name="ce38">
            <text:p>83,6</text:p>
          </table:table-cell>
          <table:table-cell office:value-type="float" office:value="196.25905999999975" table:style-name="ce38">
            <text:p>196,3</text:p>
          </table:table-cell>
          <table:table-cell office:value-type="float" office:value="208.36880000000008" table:style-name="ce38">
            <text:p>208,4</text:p>
          </table:table-cell>
          <table:table-cell office:value-type="float" office:value="80.346460000000036" table:style-name="ce38">
            <text:p>80,3</text:p>
          </table:table-cell>
          <table:table-cell office:value-type="float" office:value="185.81696000000011" table:style-name="ce38">
            <text:p>185,8</text:p>
          </table:table-cell>
          <table:table-cell office:value-type="float" office:value="110.7733699999996" table:style-name="ce38">
            <text:p>110,8</text:p>
          </table:table-cell>
          <table:table-cell office:value-type="float" office:value="56.832090000000044" table:style-name="ce38">
            <text:p>56,8</text:p>
          </table:table-cell>
          <table:table-cell office:value-type="float" office:value="690.72768000000315" table:style-name="ce38">
            <text:p>690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9" table:style-name="ce35">
            <text:p>2019</text:p>
          </table:table-cell>
          <table:table-cell office:value-type="float" office:value="1648.0720100000201" table:style-name="ce36">
            <text:p>1 648,1</text:p>
          </table:table-cell>
          <table:table-cell office:value-type="float" office:value="26.121289999999938" table:style-name="ce38">
            <text:p>26,1</text:p>
          </table:table-cell>
          <table:table-cell office:value-type="float" office:value="84.423669999999944" table:style-name="ce38">
            <text:p>84,4</text:p>
          </table:table-cell>
          <table:table-cell office:value-type="float" office:value="194.16418999999942" table:style-name="ce38">
            <text:p>194,2</text:p>
          </table:table-cell>
          <table:table-cell office:value-type="float" office:value="212.32567999999898" table:style-name="ce38">
            <text:p>212,3</text:p>
          </table:table-cell>
          <table:table-cell office:value-type="float" office:value="84.338289999999546" table:style-name="ce38">
            <text:p>84,3</text:p>
          </table:table-cell>
          <table:table-cell office:value-type="float" office:value="178.70143999999976" table:style-name="ce38">
            <text:p>178,7</text:p>
          </table:table-cell>
          <table:table-cell office:value-type="float" office:value="114.45395999999981" table:style-name="ce38">
            <text:p>114,5</text:p>
          </table:table-cell>
          <table:table-cell office:value-type="float" office:value="56.248799999999861" table:style-name="ce38">
            <text:p>56,2</text:p>
          </table:table-cell>
          <table:table-cell office:value-type="float" office:value="697.2946899999996" table:style-name="ce38">
            <text:p>697,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20" table:style-name="ce35">
            <text:p>2020</text:p>
          </table:table-cell>
          <table:table-cell office:value-type="float" office:value="1672.55575999997" table:style-name="ce36">
            <text:p>1 672,6</text:p>
          </table:table-cell>
          <table:table-cell office:value-type="float" office:value="27.378990000000002" table:style-name="ce38">
            <text:p>27,4</text:p>
          </table:table-cell>
          <table:table-cell office:value-type="float" office:value="85.507509999999996" table:style-name="ce38">
            <text:p>85,5</text:p>
          </table:table-cell>
          <table:table-cell office:value-type="float" office:value="198.79424" table:style-name="ce38">
            <text:p>198,8</text:p>
          </table:table-cell>
          <table:table-cell office:value-type="float" office:value="226.47310999999999" table:style-name="ce38">
            <text:p>226,5</text:p>
          </table:table-cell>
          <table:table-cell office:value-type="float" office:value="85.522359999999907" table:style-name="ce38">
            <text:p>85,5</text:p>
          </table:table-cell>
          <table:table-cell office:value-type="float" office:value="185.314889999999" table:style-name="ce38">
            <text:p>185,3</text:p>
          </table:table-cell>
          <table:table-cell office:value-type="float" office:value="110.01334" table:style-name="ce38">
            <text:p>110,0</text:p>
          </table:table-cell>
          <table:table-cell office:value-type="float" office:value="60.088439999999899" table:style-name="ce38">
            <text:p>60,1</text:p>
          </table:table-cell>
          <table:table-cell office:value-type="float" office:value="693.46288000000402" table:style-name="ce38">
            <text:p>693,5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7">
            <text:p>2021<text:span text:style-name="T3">2</text:span></text:p>
          </table:table-cell>
          <table:table-cell office:value-type="float" office:value="1683.2992500000048" table:style-name="ce36">
            <text:p>1 683,3</text:p>
          </table:table-cell>
          <table:table-cell office:value-type="float" office:value="25.923510000000011" table:style-name="ce38">
            <text:p>25,9</text:p>
          </table:table-cell>
          <table:table-cell office:value-type="float" office:value="86.96372999999987" table:style-name="ce38">
            <text:p>87,0</text:p>
          </table:table-cell>
          <table:table-cell office:value-type="float" office:value="200.35469000000069" table:style-name="ce38">
            <text:p>200,4</text:p>
          </table:table-cell>
          <table:table-cell office:value-type="float" office:value="225.53025000000088" table:style-name="ce38">
            <text:p>225,5</text:p>
          </table:table-cell>
          <table:table-cell office:value-type="float" office:value="87.022779999999599" table:style-name="ce38">
            <text:p>87,0</text:p>
          </table:table-cell>
          <table:table-cell office:value-type="float" office:value="186.43544999999878" table:style-name="ce38">
            <text:p>186,4</text:p>
          </table:table-cell>
          <table:table-cell office:value-type="float" office:value="111.26584999999965" table:style-name="ce38">
            <text:p>111,3</text:p>
          </table:table-cell>
          <table:table-cell office:value-type="float" office:value="59.871080000000006" table:style-name="ce38">
            <text:p>59,9</text:p>
          </table:table-cell>
          <table:table-cell office:value-type="float" office:value="699.9319100000049" table:style-name="ce38">
            <text:p>699,9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46"/>
          <table:table-cell office:value-type="string" table:number-columns-spanned="10" table:number-rows-spanned="1" table:style-name="ce45">
            <text:p>Miete ohne Betriebskosten pro Wohnung 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5" table:style-name="ce35">
            <text:p>2005</text:p>
          </table:table-cell>
          <table:table-cell office:value-type="float" office:value="250.87975258099414" table:style-name="ce39">
            <text:p>250,9</text:p>
          </table:table-cell>
          <table:table-cell office:value-type="float" office:value="246.86486705845451" table:style-name="ce39">
            <text:p>246,9</text:p>
          </table:table-cell>
          <table:table-cell office:value-type="float" office:value="233.61260080452092" table:style-name="ce39">
            <text:p>233,6</text:p>
          </table:table-cell>
          <table:table-cell office:value-type="float" office:value="240.87363374589907" table:style-name="ce39">
            <text:p>240,9</text:p>
          </table:table-cell>
          <table:table-cell office:value-type="float" office:value="246.23339226573094" table:style-name="ce39">
            <text:p>246,2</text:p>
          </table:table-cell>
          <table:table-cell office:value-type="float" office:value="282.61320111529034" table:style-name="ce39">
            <text:p>282,6</text:p>
          </table:table-cell>
          <table:table-cell office:value-type="float" office:value="247.45953353961673" table:style-name="ce39">
            <text:p>247,5</text:p>
          </table:table-cell>
          <table:table-cell office:value-type="float" office:value="291.87780152937916" table:style-name="ce39">
            <text:p>291,9</text:p>
          </table:table-cell>
          <table:table-cell office:value-type="float" office:value="337.23218062000228" table:style-name="ce39">
            <text:p>337,2</text:p>
          </table:table-cell>
          <table:table-cell office:value-type="float" office:value="242.45056994367638" table:style-name="ce39">
            <text:p>242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6" table:style-name="ce37">
            <text:p>2006</text:p>
          </table:table-cell>
          <table:table-cell office:value-type="float" office:value="251.53187338111866" table:style-name="ce39">
            <text:p>251,5</text:p>
          </table:table-cell>
          <table:table-cell office:value-type="float" office:value="225.15329324496724" table:style-name="ce39">
            <text:p>225,2</text:p>
          </table:table-cell>
          <table:table-cell office:value-type="float" office:value="231.15330223347607" table:style-name="ce39">
            <text:p>231,2</text:p>
          </table:table-cell>
          <table:table-cell office:value-type="float" office:value="243.84927886254908" table:style-name="ce39">
            <text:p>243,8</text:p>
          </table:table-cell>
          <table:table-cell office:value-type="float" office:value="245.27341533664693" table:style-name="ce39">
            <text:p>245,3</text:p>
          </table:table-cell>
          <table:table-cell office:value-type="float" office:value="292.0999040260906" table:style-name="ce39">
            <text:p>292,1</text:p>
          </table:table-cell>
          <table:table-cell office:value-type="float" office:value="244.06706316582827" table:style-name="ce39">
            <text:p>244,1</text:p>
          </table:table-cell>
          <table:table-cell office:value-type="float" office:value="299.00714651550965" table:style-name="ce39">
            <text:p>299,0</text:p>
          </table:table-cell>
          <table:table-cell office:value-type="float" office:value="350.14023276971346" table:style-name="ce39">
            <text:p>350,1</text:p>
          </table:table-cell>
          <table:table-cell office:value-type="float" office:value="242.32428223912964" table:style-name="ce39">
            <text:p>242,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7" table:style-name="ce35">
            <text:p>2007</text:p>
          </table:table-cell>
          <table:table-cell office:value-type="float" office:value="256.91510315150362" table:style-name="ce39">
            <text:p>256,9</text:p>
          </table:table-cell>
          <table:table-cell office:value-type="float" office:value="225.65297090674082" table:style-name="ce39">
            <text:p>225,7</text:p>
          </table:table-cell>
          <table:table-cell office:value-type="float" office:value="233.50790614790134" table:style-name="ce39">
            <text:p>233,5</text:p>
          </table:table-cell>
          <table:table-cell office:value-type="float" office:value="244.50934392392523" table:style-name="ce39">
            <text:p>244,5</text:p>
          </table:table-cell>
          <table:table-cell office:value-type="float" office:value="246.57062329748652" table:style-name="ce39">
            <text:p>246,6</text:p>
          </table:table-cell>
          <table:table-cell office:value-type="float" office:value="310.70251957275798" table:style-name="ce39">
            <text:p>310,7</text:p>
          </table:table-cell>
          <table:table-cell office:value-type="float" office:value="246.84566284827281" table:style-name="ce39">
            <text:p>246,8</text:p>
          </table:table-cell>
          <table:table-cell office:value-type="float" office:value="299.47911235888239" table:style-name="ce39">
            <text:p>299,5</text:p>
          </table:table-cell>
          <table:table-cell office:value-type="float" office:value="357.57860816809438" table:style-name="ce39">
            <text:p>357,6</text:p>
          </table:table-cell>
          <table:table-cell office:value-type="float" office:value="250.56954807989408" table:style-name="ce39">
            <text:p>250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8" table:style-name="ce35">
            <text:p>2008</text:p>
          </table:table-cell>
          <table:table-cell office:value-type="float" office:value="267.21198218262668" table:style-name="ce39">
            <text:p>267,2</text:p>
          </table:table-cell>
          <table:table-cell office:value-type="float" office:value="245.88026641469213" table:style-name="ce39">
            <text:p>245,9</text:p>
          </table:table-cell>
          <table:table-cell office:value-type="float" office:value="243.61350392756157" table:style-name="ce39">
            <text:p>243,6</text:p>
          </table:table-cell>
          <table:table-cell office:value-type="float" office:value="248.52095651079932" table:style-name="ce39">
            <text:p>248,5</text:p>
          </table:table-cell>
          <table:table-cell office:value-type="float" office:value="261.92022759796504" table:style-name="ce39">
            <text:p>261,9</text:p>
          </table:table-cell>
          <table:table-cell office:value-type="float" office:value="324.11674271770249" table:style-name="ce39">
            <text:p>324,1</text:p>
          </table:table-cell>
          <table:table-cell office:value-type="float" office:value="262.14606516933958" table:style-name="ce39">
            <text:p>262,1</text:p>
          </table:table-cell>
          <table:table-cell office:value-type="float" office:value="315.92339268498182" table:style-name="ce39">
            <text:p>315,9</text:p>
          </table:table-cell>
          <table:table-cell office:value-type="float" office:value="364.28808699897684" table:style-name="ce39">
            <text:p>364,3</text:p>
          </table:table-cell>
          <table:table-cell office:value-type="float" office:value="258.7153007557713" table:style-name="ce39">
            <text:p>258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9" table:style-name="ce35">
            <text:p>2009</text:p>
          </table:table-cell>
          <table:table-cell office:value-type="float" office:value="280.34213566448193" table:style-name="ce39">
            <text:p>280,3</text:p>
          </table:table-cell>
          <table:table-cell office:value-type="float" office:value="262.43691397904593" table:style-name="ce39">
            <text:p>262,4</text:p>
          </table:table-cell>
          <table:table-cell office:value-type="float" office:value="246.98097522922365" table:style-name="ce39">
            <text:p>247,0</text:p>
          </table:table-cell>
          <table:table-cell office:value-type="float" office:value="256.67821855160304" table:style-name="ce39">
            <text:p>256,7</text:p>
          </table:table-cell>
          <table:table-cell office:value-type="float" office:value="280.6426261447902" table:style-name="ce39">
            <text:p>280,6</text:p>
          </table:table-cell>
          <table:table-cell office:value-type="float" office:value="340.8689900627669" table:style-name="ce39">
            <text:p>340,9</text:p>
          </table:table-cell>
          <table:table-cell office:value-type="float" office:value="272.35918979165154" table:style-name="ce39">
            <text:p>272,4</text:p>
          </table:table-cell>
          <table:table-cell office:value-type="float" office:value="335.74322952290009" table:style-name="ce39">
            <text:p>335,7</text:p>
          </table:table-cell>
          <table:table-cell office:value-type="float" office:value="372.7105353294296" table:style-name="ce39">
            <text:p>372,7</text:p>
          </table:table-cell>
          <table:table-cell office:value-type="float" office:value="272.2866322485313" table:style-name="ce39">
            <text:p>272,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0" table:style-name="ce35">
            <text:p>2010</text:p>
          </table:table-cell>
          <table:table-cell office:value-type="float" office:value="289.52483536989592" table:style-name="ce39">
            <text:p>289,5</text:p>
          </table:table-cell>
          <table:table-cell office:value-type="float" office:value="253.89112756714167" table:style-name="ce39">
            <text:p>253,9</text:p>
          </table:table-cell>
          <table:table-cell office:value-type="float" office:value="246.65836272335994" table:style-name="ce39">
            <text:p>246,7</text:p>
          </table:table-cell>
          <table:table-cell office:value-type="float" office:value="273.9319717176229" table:style-name="ce39">
            <text:p>273,9</text:p>
          </table:table-cell>
          <table:table-cell office:value-type="float" office:value="283.80909029832554" table:style-name="ce39">
            <text:p>283,8</text:p>
          </table:table-cell>
          <table:table-cell office:value-type="float" office:value="341.43943752180644" table:style-name="ce39">
            <text:p>341,4</text:p>
          </table:table-cell>
          <table:table-cell office:value-type="float" office:value="275.68748382040769" table:style-name="ce39">
            <text:p>275,7</text:p>
          </table:table-cell>
          <table:table-cell office:value-type="float" office:value="328.26168203942672" table:style-name="ce39">
            <text:p>328,3</text:p>
          </table:table-cell>
          <table:table-cell office:value-type="float" office:value="369.51310241845073" table:style-name="ce39">
            <text:p>369,5</text:p>
          </table:table-cell>
          <table:table-cell office:value-type="float" office:value="288.39905935009944" table:style-name="ce39">
            <text:p>288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1" table:style-name="ce37">
            <text:p>2011</text:p>
          </table:table-cell>
          <table:table-cell office:value-type="float" office:value="302.69744010551045" table:style-name="ce39">
            <text:p>302,7</text:p>
          </table:table-cell>
          <table:table-cell office:value-type="float" office:value="275.64509396868965" table:style-name="ce39">
            <text:p>275,6</text:p>
          </table:table-cell>
          <table:table-cell office:value-type="float" office:value="260.61094410058956" table:style-name="ce39">
            <text:p>260,6</text:p>
          </table:table-cell>
          <table:table-cell office:value-type="float" office:value="288.81365672694608" table:style-name="ce39">
            <text:p>288,8</text:p>
          </table:table-cell>
          <table:table-cell office:value-type="float" office:value="295.85859283084022" table:style-name="ce39">
            <text:p>295,9</text:p>
          </table:table-cell>
          <table:table-cell office:value-type="float" office:value="347.5654674542248" table:style-name="ce39">
            <text:p>347,6</text:p>
          </table:table-cell>
          <table:table-cell office:value-type="float" office:value="272.12384713074078" table:style-name="ce39">
            <text:p>272,1</text:p>
          </table:table-cell>
          <table:table-cell office:value-type="float" office:value="343.40568892838559" table:style-name="ce39">
            <text:p>343,4</text:p>
          </table:table-cell>
          <table:table-cell office:value-type="float" office:value="388.66249474771649" table:style-name="ce39">
            <text:p>388,7</text:p>
          </table:table-cell>
          <table:table-cell office:value-type="float" office:value="305.35830231442725" table:style-name="ce39">
            <text:p>305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2" table:style-name="ce37">
            <text:p>2012</text:p>
          </table:table-cell>
          <table:table-cell office:value-type="float" office:value="312.72837604777948" table:style-name="ce39">
            <text:p>312,7</text:p>
          </table:table-cell>
          <table:table-cell office:value-type="float" office:value="284.96716310393225" table:style-name="ce39">
            <text:p>285,0</text:p>
          </table:table-cell>
          <table:table-cell office:value-type="float" office:value="267.50929508688313" table:style-name="ce39">
            <text:p>267,5</text:p>
          </table:table-cell>
          <table:table-cell office:value-type="float" office:value="288.26312879343971" table:style-name="ce39">
            <text:p>288,3</text:p>
          </table:table-cell>
          <table:table-cell office:value-type="float" office:value="302.9824367324718" table:style-name="ce39">
            <text:p>303,0</text:p>
          </table:table-cell>
          <table:table-cell office:value-type="float" office:value="360.98969089081351" table:style-name="ce39">
            <text:p>361,0</text:p>
          </table:table-cell>
          <table:table-cell office:value-type="float" office:value="282.70061954889417" table:style-name="ce39">
            <text:p>282,7</text:p>
          </table:table-cell>
          <table:table-cell office:value-type="float" office:value="352.41929393966279" table:style-name="ce39">
            <text:p>352,4</text:p>
          </table:table-cell>
          <table:table-cell office:value-type="float" office:value="407.24788156755943" table:style-name="ce39">
            <text:p>407,2</text:p>
          </table:table-cell>
          <table:table-cell office:value-type="float" office:value="317.74695520410063" table:style-name="ce39">
            <text:p>317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3" table:style-name="ce37">
            <text:p>2013</text:p>
          </table:table-cell>
          <table:table-cell office:value-type="float" office:value="325.10272904429439" table:style-name="ce39">
            <text:p>325,1</text:p>
          </table:table-cell>
          <table:table-cell office:value-type="float" office:value="293.41678959411655" table:style-name="ce39">
            <text:p>293,4</text:p>
          </table:table-cell>
          <table:table-cell office:value-type="float" office:value="275.70890575866622" table:style-name="ce39">
            <text:p>275,7</text:p>
          </table:table-cell>
          <table:table-cell office:value-type="float" office:value="302.93101563824985" table:style-name="ce39">
            <text:p>302,9</text:p>
          </table:table-cell>
          <table:table-cell office:value-type="float" office:value="315.74974642078797" table:style-name="ce39">
            <text:p>315,7</text:p>
          </table:table-cell>
          <table:table-cell office:value-type="float" office:value="378.12489999191735" table:style-name="ce39">
            <text:p>378,1</text:p>
          </table:table-cell>
          <table:table-cell office:value-type="float" office:value="301.81927771925939" table:style-name="ce39">
            <text:p>301,8</text:p>
          </table:table-cell>
          <table:table-cell office:value-type="float" office:value="378.78582169519859" table:style-name="ce39">
            <text:p>378,8</text:p>
          </table:table-cell>
          <table:table-cell office:value-type="float" office:value="419.98814413658727" table:style-name="ce39">
            <text:p>420,0</text:p>
          </table:table-cell>
          <table:table-cell office:value-type="float" office:value="325.60427741818438" table:style-name="ce39">
            <text:p>325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4" table:style-name="ce37">
            <text:p>2014</text:p>
          </table:table-cell>
          <table:table-cell office:value-type="float" office:value="338.04052832984934" table:style-name="ce39">
            <text:p>338,0</text:p>
          </table:table-cell>
          <table:table-cell office:value-type="float" office:value="308.21242947750102" table:style-name="ce39">
            <text:p>308,2</text:p>
          </table:table-cell>
          <table:table-cell office:value-type="float" office:value="277.15114383082386" table:style-name="ce39">
            <text:p>277,2</text:p>
          </table:table-cell>
          <table:table-cell office:value-type="float" office:value="319.63365418457175" table:style-name="ce39">
            <text:p>319,6</text:p>
          </table:table-cell>
          <table:table-cell office:value-type="float" office:value="326.01865507193071" table:style-name="ce39">
            <text:p>326,0</text:p>
          </table:table-cell>
          <table:table-cell office:value-type="float" office:value="401.34238592006119" table:style-name="ce39">
            <text:p>401,3</text:p>
          </table:table-cell>
          <table:table-cell office:value-type="float" office:value="310.62936507931778" table:style-name="ce39">
            <text:p>310,6</text:p>
          </table:table-cell>
          <table:table-cell office:value-type="float" office:value="389.74081798489482" table:style-name="ce39">
            <text:p>389,7</text:p>
          </table:table-cell>
          <table:table-cell office:value-type="float" office:value="431.19041451011873" table:style-name="ce39">
            <text:p>431,2</text:p>
          </table:table-cell>
          <table:table-cell office:value-type="float" office:value="339.10356588709578" table:style-name="ce39">
            <text:p>339,1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5" table:style-name="ce37">
            <text:p>2015</text:p>
          </table:table-cell>
          <table:table-cell office:value-type="float" office:value="345.21239833345822" table:style-name="ce39">
            <text:p>345,2</text:p>
          </table:table-cell>
          <table:table-cell office:value-type="float" office:value="316.41389609420895" table:style-name="ce39">
            <text:p>316,4</text:p>
          </table:table-cell>
          <table:table-cell office:value-type="float" office:value="283.50500739207303" table:style-name="ce39">
            <text:p>283,5</text:p>
          </table:table-cell>
          <table:table-cell office:value-type="float" office:value="333.06943339012508" table:style-name="ce39">
            <text:p>333,1</text:p>
          </table:table-cell>
          <table:table-cell office:value-type="float" office:value="337.35095820064464" table:style-name="ce39">
            <text:p>337,4</text:p>
          </table:table-cell>
          <table:table-cell office:value-type="float" office:value="420.66194220687322" table:style-name="ce39">
            <text:p>420,7</text:p>
          </table:table-cell>
          <table:table-cell office:value-type="float" office:value="313.59388387682645" table:style-name="ce39">
            <text:p>313,6</text:p>
          </table:table-cell>
          <table:table-cell office:value-type="float" office:value="402.4601258208483" table:style-name="ce39">
            <text:p>402,5</text:p>
          </table:table-cell>
          <table:table-cell office:value-type="float" office:value="453.24595931671394" table:style-name="ce39">
            <text:p>453,2</text:p>
          </table:table-cell>
          <table:table-cell office:value-type="float" office:value="341.36437249595974" table:style-name="ce39">
            <text:p>341,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6" table:style-name="ce37">
            <text:p>2016</text:p>
          </table:table-cell>
          <table:table-cell office:value-type="float" office:value="358.60946430292933" table:style-name="ce39">
            <text:p>358,6</text:p>
          </table:table-cell>
          <table:table-cell office:value-type="float" office:value="323.97374910253421" table:style-name="ce39">
            <text:p>324,0</text:p>
          </table:table-cell>
          <table:table-cell office:value-type="float" office:value="293.59770242920433" table:style-name="ce39">
            <text:p>293,6</text:p>
          </table:table-cell>
          <table:table-cell office:value-type="float" office:value="340.65106840774803" table:style-name="ce39">
            <text:p>340,7</text:p>
          </table:table-cell>
          <table:table-cell office:value-type="float" office:value="350.42091297569414" table:style-name="ce39">
            <text:p>350,4</text:p>
          </table:table-cell>
          <table:table-cell office:value-type="float" office:value="431.52336933681221" table:style-name="ce39">
            <text:p>431,5</text:p>
          </table:table-cell>
          <table:table-cell office:value-type="float" office:value="320.00355107229268" table:style-name="ce39">
            <text:p>320,0</text:p>
          </table:table-cell>
          <table:table-cell office:value-type="float" office:value="426.17414150677774" table:style-name="ce39">
            <text:p>426,2</text:p>
          </table:table-cell>
          <table:table-cell office:value-type="float" office:value="452.04645547393949" table:style-name="ce39">
            <text:p>452,0</text:p>
          </table:table-cell>
          <table:table-cell office:value-type="float" office:value="358.48554695563024" table:style-name="ce39">
            <text:p>358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7" table:style-name="ce35">
            <text:p>2017</text:p>
          </table:table-cell>
          <table:table-cell office:value-type="float" office:value="373.51532324712838" table:style-name="ce39">
            <text:p>373,5</text:p>
          </table:table-cell>
          <table:table-cell office:value-type="float" office:value="339.22065769283961" table:style-name="ce39">
            <text:p>339,2</text:p>
          </table:table-cell>
          <table:table-cell office:value-type="float" office:value="302.67872975335945" table:style-name="ce39">
            <text:p>302,7</text:p>
          </table:table-cell>
          <table:table-cell office:value-type="float" office:value="346.25923742598161" table:style-name="ce39">
            <text:p>346,3</text:p>
          </table:table-cell>
          <table:table-cell office:value-type="float" office:value="361.17457790446736" table:style-name="ce39">
            <text:p>361,2</text:p>
          </table:table-cell>
          <table:table-cell office:value-type="float" office:value="439.42169858288787" table:style-name="ce39">
            <text:p>439,4</text:p>
          </table:table-cell>
          <table:table-cell office:value-type="float" office:value="345.46814154982076" table:style-name="ce39">
            <text:p>345,5</text:p>
          </table:table-cell>
          <table:table-cell office:value-type="float" office:value="444.23621526871693" table:style-name="ce39">
            <text:p>444,2</text:p>
          </table:table-cell>
          <table:table-cell office:value-type="float" office:value="478.44198268129878" table:style-name="ce39">
            <text:p>478,4</text:p>
          </table:table-cell>
          <table:table-cell office:value-type="float" office:value="375.05810829277016" table:style-name="ce39">
            <text:p>375,1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8" table:style-name="ce35">
            <text:p>2018</text:p>
          </table:table-cell>
          <table:table-cell office:value-type="float" office:value="384.77498218357204" table:style-name="ce38">
            <text:p>384,8</text:p>
          </table:table-cell>
          <table:table-cell office:value-type="float" office:value="350.12886048306643" table:style-name="ce38">
            <text:p>350,1</text:p>
          </table:table-cell>
          <table:table-cell office:value-type="float" office:value="312.58771247442331" table:style-name="ce38">
            <text:p>312,6</text:p>
          </table:table-cell>
          <table:table-cell office:value-type="float" office:value="354.41459191743752" table:style-name="ce38">
            <text:p>354,4</text:p>
          </table:table-cell>
          <table:table-cell office:value-type="float" office:value="369.50716969143184" table:style-name="ce38">
            <text:p>369,5</text:p>
          </table:table-cell>
          <table:table-cell office:value-type="float" office:value="449.03734315114798" table:style-name="ce38">
            <text:p>449,0</text:p>
          </table:table-cell>
          <table:table-cell office:value-type="float" office:value="349.99155599144564" table:style-name="ce38">
            <text:p>350,0</text:p>
          </table:table-cell>
          <table:table-cell office:value-type="float" office:value="460.8492764100252" table:style-name="ce38">
            <text:p>460,8</text:p>
          </table:table-cell>
          <table:table-cell office:value-type="float" office:value="494.86117438229036" table:style-name="ce38">
            <text:p>494,9</text:p>
          </table:table-cell>
          <table:table-cell office:value-type="float" office:value="388.5407737098364" table:style-name="ce38">
            <text:p>388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9" table:style-name="ce35">
            <text:p>2019</text:p>
          </table:table-cell>
          <table:table-cell office:value-type="float" office:value="399.73571850783503" table:style-name="ce38">
            <text:p>399,7</text:p>
          </table:table-cell>
          <table:table-cell office:value-type="float" office:value="360.28220696604205" table:style-name="ce38">
            <text:p>360,3</text:p>
          </table:table-cell>
          <table:table-cell office:value-type="float" office:value="321.35334959970328" table:style-name="ce38">
            <text:p>321,4</text:p>
          </table:table-cell>
          <table:table-cell office:value-type="float" office:value="372.7182743120652" table:style-name="ce38">
            <text:p>372,7</text:p>
          </table:table-cell>
          <table:table-cell office:value-type="float" office:value="381.53412884395368" table:style-name="ce38">
            <text:p>381,5</text:p>
          </table:table-cell>
          <table:table-cell office:value-type="float" office:value="461.05503751617454" table:style-name="ce38">
            <text:p>461,1</text:p>
          </table:table-cell>
          <table:table-cell office:value-type="float" office:value="367.5836895326641" table:style-name="ce38">
            <text:p>367,6</text:p>
          </table:table-cell>
          <table:table-cell office:value-type="float" office:value="463.61793370889012" table:style-name="ce38">
            <text:p>463,6</text:p>
          </table:table-cell>
          <table:table-cell office:value-type="float" office:value="512.79916833781419" table:style-name="ce38">
            <text:p>512,8</text:p>
          </table:table-cell>
          <table:table-cell office:value-type="float" office:value="404.98626820175599" table:style-name="ce38">
            <text:p>405,0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20" table:style-name="ce35">
            <text:p>2020</text:p>
          </table:table-cell>
          <table:table-cell office:value-type="float" office:value="415.935980992346" table:style-name="ce38">
            <text:p>415,9</text:p>
          </table:table-cell>
          <table:table-cell office:value-type="float" office:value="375.72013722931376" table:style-name="ce38">
            <text:p>375,7</text:p>
          </table:table-cell>
          <table:table-cell office:value-type="float" office:value="328.57748670263004" table:style-name="ce38">
            <text:p>328,6</text:p>
          </table:table-cell>
          <table:table-cell office:value-type="float" office:value="394.4623849262436" table:style-name="ce38">
            <text:p>394,5</text:p>
          </table:table-cell>
          <table:table-cell office:value-type="float" office:value="391.09647789973741" table:style-name="ce38">
            <text:p>391,1</text:p>
          </table:table-cell>
          <table:table-cell office:value-type="float" office:value="480.62787825312648" table:style-name="ce38">
            <text:p>480,6</text:p>
          </table:table-cell>
          <table:table-cell office:value-type="float" office:value="369.83979393129158" table:style-name="ce38">
            <text:p>369,8</text:p>
          </table:table-cell>
          <table:table-cell office:value-type="float" office:value="495.67922481037357" table:style-name="ce38">
            <text:p>495,7</text:p>
          </table:table-cell>
          <table:table-cell office:value-type="float" office:value="515.84487432191747" table:style-name="ce38">
            <text:p>515,8</text:p>
          </table:table-cell>
          <table:table-cell office:value-type="float" office:value="425.5957614919497" table:style-name="ce38">
            <text:p>425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string" table:style-name="ce35">
            <text:p>2021<text:span text:style-name="T3">2</text:span></text:p>
          </table:table-cell>
          <table:table-cell office:value-type="float" office:value="410.38037136830496" table:style-name="ce38">
            <text:p>410,4</text:p>
          </table:table-cell>
          <table:table-cell office:value-type="float" office:value="369.47577590843224" table:style-name="ce38">
            <text:p>369,5</text:p>
          </table:table-cell>
          <table:table-cell office:value-type="float" office:value="316.70819648536303" table:style-name="ce38">
            <text:p>316,7</text:p>
          </table:table-cell>
          <table:table-cell office:value-type="float" office:value="376.24679328774369" table:style-name="ce38">
            <text:p>376,2</text:p>
          </table:table-cell>
          <table:table-cell office:value-type="float" office:value="383.89322787807845" table:style-name="ce38">
            <text:p>383,9</text:p>
          </table:table-cell>
          <table:table-cell office:value-type="float" office:value="481.47266475295288" table:style-name="ce38">
            <text:p>481,5</text:p>
          </table:table-cell>
          <table:table-cell office:value-type="float" office:value="372.06427603650502" table:style-name="ce38">
            <text:p>372,1</text:p>
          </table:table-cell>
          <table:table-cell office:value-type="float" office:value="500.46038192311528" table:style-name="ce38">
            <text:p>500,5</text:p>
          </table:table-cell>
          <table:table-cell office:value-type="float" office:value="518.10503275955534" table:style-name="ce38">
            <text:p>518,1</text:p>
          </table:table-cell>
          <table:table-cell office:value-type="float" office:value="419.67178325513208" table:style-name="ce38">
            <text:p>419,7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37"/>
          <table:table-cell office:value-type="string" table:number-columns-spanned="10" table:number-rows-spanned="1" table:style-name="ce45">
            <text:p>Miete ohne Betriebskosten pro m<text:span text:style-name="T4">2</text:span><text:s/>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5" table:style-name="ce35">
            <text:p>2005</text:p>
          </table:table-cell>
          <table:table-cell office:value-type="float" office:value="3.7733558884972651" table:style-name="ce40">
            <text:p>3,77</text:p>
          </table:table-cell>
          <table:table-cell office:value-type="float" office:value="3.0765779400238693" table:style-name="ce40">
            <text:p>3,08</text:p>
          </table:table-cell>
          <table:table-cell office:value-type="float" office:value="3.3228658827949169" table:style-name="ce40">
            <text:p>3,32</text:p>
          </table:table-cell>
          <table:table-cell office:value-type="float" office:value="3.4783033351019816" table:style-name="ce40">
            <text:p>3,48</text:p>
          </table:table-cell>
          <table:table-cell office:value-type="float" office:value="3.7579293019302078" table:style-name="ce40">
            <text:p>3,76</text:p>
          </table:table-cell>
          <table:table-cell office:value-type="float" office:value="4.7645579660730037" table:style-name="ce40">
            <text:p>4,76</text:p>
          </table:table-cell>
          <table:table-cell office:value-type="float" office:value="3.7648663714717729" table:style-name="ce40">
            <text:p>3,76</text:p>
          </table:table-cell>
          <table:table-cell office:value-type="float" office:value="4.6919252904497775" table:style-name="ce40">
            <text:p>4,69</text:p>
          </table:table-cell>
          <table:table-cell office:value-type="float" office:value="4.8752080238970379" table:style-name="ce40">
            <text:p>4,88</text:p>
          </table:table-cell>
          <table:table-cell office:value-type="float" office:value="3.6048031136007359" table:style-name="ce40">
            <text:p>3,60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6" table:style-name="ce35">
            <text:p>2006</text:p>
          </table:table-cell>
          <table:table-cell office:value-type="float" office:value="3.782493330782926" table:style-name="ce40">
            <text:p>3,78</text:p>
          </table:table-cell>
          <table:table-cell office:value-type="float" office:value="2.8784991077955411" table:style-name="ce40">
            <text:p>2,88</text:p>
          </table:table-cell>
          <table:table-cell office:value-type="float" office:value="3.3770419469401403" table:style-name="ce40">
            <text:p>3,38</text:p>
          </table:table-cell>
          <table:table-cell office:value-type="float" office:value="3.4274196548087899" table:style-name="ce40">
            <text:p>3,43</text:p>
          </table:table-cell>
          <table:table-cell office:value-type="float" office:value="3.7269264508881941" table:style-name="ce40">
            <text:p>3,73</text:p>
          </table:table-cell>
          <table:table-cell office:value-type="float" office:value="4.767765762612215" table:style-name="ce40">
            <text:p>4,77</text:p>
          </table:table-cell>
          <table:table-cell office:value-type="float" office:value="3.772013367076045" table:style-name="ce40">
            <text:p>3,77</text:p>
          </table:table-cell>
          <table:table-cell office:value-type="float" office:value="4.8083797315564691" table:style-name="ce40">
            <text:p>4,81</text:p>
          </table:table-cell>
          <table:table-cell office:value-type="float" office:value="5.0711540448521513" table:style-name="ce40">
            <text:p>5,07</text:p>
          </table:table-cell>
          <table:table-cell office:value-type="float" office:value="3.6188381684512603" table:style-name="ce40">
            <text:p>3,6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7" table:style-name="ce35">
            <text:p>2007</text:p>
          </table:table-cell>
          <table:table-cell office:value-type="float" office:value="3.8694147873452707" table:style-name="ce40">
            <text:p>3,87</text:p>
          </table:table-cell>
          <table:table-cell office:value-type="float" office:value="2.8292428499183351" table:style-name="ce40">
            <text:p>2,83</text:p>
          </table:table-cell>
          <table:table-cell office:value-type="float" office:value="3.4274037993201469" table:style-name="ce40">
            <text:p>3,43</text:p>
          </table:table-cell>
          <table:table-cell office:value-type="float" office:value="3.4562054487560401" table:style-name="ce40">
            <text:p>3,46</text:p>
          </table:table-cell>
          <table:table-cell office:value-type="float" office:value="3.7075616128009008" table:style-name="ce40">
            <text:p>3,71</text:p>
          </table:table-cell>
          <table:table-cell office:value-type="float" office:value="5.0727545459371521" table:style-name="ce40">
            <text:p>5,07</text:p>
          </table:table-cell>
          <table:table-cell office:value-type="float" office:value="3.9095975528332643" table:style-name="ce40">
            <text:p>3,91</text:p>
          </table:table-cell>
          <table:table-cell office:value-type="float" office:value="4.6646515390557459" table:style-name="ce40">
            <text:p>4,66</text:p>
          </table:table-cell>
          <table:table-cell office:value-type="float" office:value="5.2131174964076905" table:style-name="ce40">
            <text:p>5,21</text:p>
          </table:table-cell>
          <table:table-cell office:value-type="float" office:value="3.7607216968927633" table:style-name="ce40">
            <text:p>3,7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8" table:style-name="ce35">
            <text:p>2008</text:p>
          </table:table-cell>
          <table:table-cell office:value-type="float" office:value="3.98116331254962" table:style-name="ce40">
            <text:p>3,98</text:p>
          </table:table-cell>
          <table:table-cell office:value-type="float" office:value="3.0676716768434633" table:style-name="ce40">
            <text:p>3,07</text:p>
          </table:table-cell>
          <table:table-cell office:value-type="float" office:value="3.5460329395118846" table:style-name="ce40">
            <text:p>3,55</text:p>
          </table:table-cell>
          <table:table-cell office:value-type="float" office:value="3.5735359534458482" table:style-name="ce40">
            <text:p>3,57</text:p>
          </table:table-cell>
          <table:table-cell office:value-type="float" office:value="3.959414182174676" table:style-name="ce40">
            <text:p>3,96</text:p>
          </table:table-cell>
          <table:table-cell office:value-type="float" office:value="5.1464931179022555" table:style-name="ce40">
            <text:p>5,15</text:p>
          </table:table-cell>
          <table:table-cell office:value-type="float" office:value="4.0595430098576699" table:style-name="ce40">
            <text:p>4,06</text:p>
          </table:table-cell>
          <table:table-cell office:value-type="float" office:value="4.6835836722997648" table:style-name="ce40">
            <text:p>4,68</text:p>
          </table:table-cell>
          <table:table-cell office:value-type="float" office:value="5.3204384673235321" table:style-name="ce40">
            <text:p>5,32</text:p>
          </table:table-cell>
          <table:table-cell office:value-type="float" office:value="3.8339791779596908" table:style-name="ce40">
            <text:p>3,8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9" table:style-name="ce35">
            <text:p>2009</text:p>
          </table:table-cell>
          <table:table-cell office:value-type="float" office:value="4.1675423967771845" table:style-name="ce40">
            <text:p>4,17</text:p>
          </table:table-cell>
          <table:table-cell office:value-type="float" office:value="3.2802843928461569" table:style-name="ce40">
            <text:p>3,28</text:p>
          </table:table-cell>
          <table:table-cell office:value-type="float" office:value="3.5317631174445161" table:style-name="ce40">
            <text:p>3,53</text:p>
          </table:table-cell>
          <table:table-cell office:value-type="float" office:value="3.7139868839099863" table:style-name="ce40">
            <text:p>3,71</text:p>
          </table:table-cell>
          <table:table-cell office:value-type="float" office:value="4.1866356150701325" table:style-name="ce40">
            <text:p>4,19</text:p>
          </table:table-cell>
          <table:table-cell office:value-type="float" office:value="5.247207084409049" table:style-name="ce40">
            <text:p>5,25</text:p>
          </table:table-cell>
          <table:table-cell office:value-type="float" office:value="4.2482611281238079" table:style-name="ce40">
            <text:p>4,25</text:p>
          </table:table-cell>
          <table:table-cell office:value-type="float" office:value="4.8896093600100352" table:style-name="ce40">
            <text:p>4,89</text:p>
          </table:table-cell>
          <table:table-cell office:value-type="float" office:value="5.3818097983434976" table:style-name="ce40">
            <text:p>5,38</text:p>
          </table:table-cell>
          <table:table-cell office:value-type="float" office:value="4.0584806400105498" table:style-name="ce40">
            <text:p>4,0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0" table:style-name="ce35">
            <text:p>2010</text:p>
          </table:table-cell>
          <table:table-cell office:value-type="float" office:value="4.269119527720842" table:style-name="ce40">
            <text:p>4,27</text:p>
          </table:table-cell>
          <table:table-cell office:value-type="float" office:value="3.1662001019712056" table:style-name="ce40">
            <text:p>3,17</text:p>
          </table:table-cell>
          <table:table-cell office:value-type="float" office:value="3.543414536992791" table:style-name="ce40">
            <text:p>3,54</text:p>
          </table:table-cell>
          <table:table-cell office:value-type="float" office:value="3.8269258133429966" table:style-name="ce40">
            <text:p>3,83</text:p>
          </table:table-cell>
          <table:table-cell office:value-type="float" office:value="4.2459778991524333" table:style-name="ce40">
            <text:p>4,25</text:p>
          </table:table-cell>
          <table:table-cell office:value-type="float" office:value="5.3571646028563196" table:style-name="ce40">
            <text:p>5,36</text:p>
          </table:table-cell>
          <table:table-cell office:value-type="float" office:value="4.2698255422550933" table:style-name="ce40">
            <text:p>4,27</text:p>
          </table:table-cell>
          <table:table-cell office:value-type="float" office:value="4.9627831932790842" table:style-name="ce40">
            <text:p>4,96</text:p>
          </table:table-cell>
          <table:table-cell office:value-type="float" office:value="5.3167201573953173" table:style-name="ce40">
            <text:p>5,32</text:p>
          </table:table-cell>
          <table:table-cell office:value-type="float" office:value="4.2202475419421921" table:style-name="ce40">
            <text:p>4,2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1" table:style-name="ce37">
            <text:p>2011</text:p>
          </table:table-cell>
          <table:table-cell office:value-type="float" office:value="4.4484578720376549" table:style-name="ce40">
            <text:p>4,45</text:p>
          </table:table-cell>
          <table:table-cell office:value-type="float" office:value="3.4139934341879443" table:style-name="ce40">
            <text:p>3,41</text:p>
          </table:table-cell>
          <table:table-cell office:value-type="float" office:value="3.6812961887782234" table:style-name="ce40">
            <text:p>3,68</text:p>
          </table:table-cell>
          <table:table-cell office:value-type="float" office:value="4.0114308758779638" table:style-name="ce40">
            <text:p>4,01</text:p>
          </table:table-cell>
          <table:table-cell office:value-type="float" office:value="4.3818353667512939" table:style-name="ce40">
            <text:p>4,38</text:p>
          </table:table-cell>
          <table:table-cell office:value-type="float" office:value="5.5823188028579516" table:style-name="ce40">
            <text:p>5,58</text:p>
          </table:table-cell>
          <table:table-cell office:value-type="float" office:value="4.2781114018123825" table:style-name="ce40">
            <text:p>4,28</text:p>
          </table:table-cell>
          <table:table-cell office:value-type="float" office:value="5.2263579193328802" table:style-name="ce40">
            <text:p>5,23</text:p>
          </table:table-cell>
          <table:table-cell office:value-type="float" office:value="5.5338498451375608" table:style-name="ce40">
            <text:p>5,53</text:p>
          </table:table-cell>
          <table:table-cell office:value-type="float" office:value="4.437395626846806" table:style-name="ce40">
            <text:p>4,44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2" table:style-name="ce37">
            <text:p>2012</text:p>
          </table:table-cell>
          <table:table-cell office:value-type="float" office:value="4.5954995285011941" table:style-name="ce40">
            <text:p>4,60</text:p>
          </table:table-cell>
          <table:table-cell office:value-type="float" office:value="3.5563694832459802" table:style-name="ce40">
            <text:p>3,56</text:p>
          </table:table-cell>
          <table:table-cell office:value-type="float" office:value="3.7981890207780902" table:style-name="ce40">
            <text:p>3,80</text:p>
          </table:table-cell>
          <table:table-cell office:value-type="float" office:value="4.1842853302144363" table:style-name="ce40">
            <text:p>4,18</text:p>
          </table:table-cell>
          <table:table-cell office:value-type="float" office:value="4.4805406285614922" table:style-name="ce40">
            <text:p>4,48</text:p>
          </table:table-cell>
          <table:table-cell office:value-type="float" office:value="5.9598718150902315" table:style-name="ce40">
            <text:p>5,96</text:p>
          </table:table-cell>
          <table:table-cell office:value-type="float" office:value="4.308785259301616" table:style-name="ce40">
            <text:p>4,31</text:p>
          </table:table-cell>
          <table:table-cell office:value-type="float" office:value="5.4067291406379789" table:style-name="ce40">
            <text:p>5,41</text:p>
          </table:table-cell>
          <table:table-cell office:value-type="float" office:value="5.7301039388917543" table:style-name="ce40">
            <text:p>5,73</text:p>
          </table:table-cell>
          <table:table-cell office:value-type="float" office:value="4.5807297189145801" table:style-name="ce40">
            <text:p>4,58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3" table:style-name="ce37">
            <text:p>2013</text:p>
          </table:table-cell>
          <table:table-cell office:value-type="float" office:value="4.773454058778122" table:style-name="ce40">
            <text:p>4,77</text:p>
          </table:table-cell>
          <table:table-cell office:value-type="float" office:value="3.68812391091689" table:style-name="ce40">
            <text:p>3,69</text:p>
          </table:table-cell>
          <table:table-cell office:value-type="float" office:value="3.9519055974823871" table:style-name="ce40">
            <text:p>3,95</text:p>
          </table:table-cell>
          <table:table-cell office:value-type="float" office:value="4.3144444720088435" table:style-name="ce40">
            <text:p>4,31</text:p>
          </table:table-cell>
          <table:table-cell office:value-type="float" office:value="4.6537605668159259" table:style-name="ce40">
            <text:p>4,65</text:p>
          </table:table-cell>
          <table:table-cell office:value-type="float" office:value="6.0459566821682502" table:style-name="ce40">
            <text:p>6,05</text:p>
          </table:table-cell>
          <table:table-cell office:value-type="float" office:value="4.5961811759031708" table:style-name="ce40">
            <text:p>4,60</text:p>
          </table:table-cell>
          <table:table-cell office:value-type="float" office:value="5.7313246265484095" table:style-name="ce40">
            <text:p>5,73</text:p>
          </table:table-cell>
          <table:table-cell office:value-type="float" office:value="5.9577032000413395" table:style-name="ce40">
            <text:p>5,96</text:p>
          </table:table-cell>
          <table:table-cell office:value-type="float" office:value="4.734881792922323" table:style-name="ce40">
            <text:p>4,73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4" table:style-name="ce37">
            <text:p>2014</text:p>
          </table:table-cell>
          <table:table-cell office:value-type="float" office:value="4.9888379297037266" table:style-name="ce40">
            <text:p>4,99</text:p>
          </table:table-cell>
          <table:table-cell office:value-type="float" office:value="3.8567956418914231" table:style-name="ce40">
            <text:p>3,86</text:p>
          </table:table-cell>
          <table:table-cell office:value-type="float" office:value="4.0706584798226064" table:style-name="ce40">
            <text:p>4,07</text:p>
          </table:table-cell>
          <table:table-cell office:value-type="float" office:value="4.4429634607488966" table:style-name="ce40">
            <text:p>4,44</text:p>
          </table:table-cell>
          <table:table-cell office:value-type="float" office:value="4.7641248249193859" table:style-name="ce40">
            <text:p>4,76</text:p>
          </table:table-cell>
          <table:table-cell office:value-type="float" office:value="6.3100006499301111" table:style-name="ce40">
            <text:p>6,31</text:p>
          </table:table-cell>
          <table:table-cell office:value-type="float" office:value="4.8146623392391383" table:style-name="ce40">
            <text:p>4,81</text:p>
          </table:table-cell>
          <table:table-cell office:value-type="float" office:value="5.9534569494050924" table:style-name="ce40">
            <text:p>5,95</text:p>
          </table:table-cell>
          <table:table-cell office:value-type="float" office:value="6.177942205512867" table:style-name="ce40">
            <text:p>6,18</text:p>
          </table:table-cell>
          <table:table-cell office:value-type="float" office:value="4.9934103599615511" table:style-name="ce40">
            <text:p>4,99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5" table:style-name="ce37">
            <text:p>2015</text:p>
          </table:table-cell>
          <table:table-cell office:value-type="float" office:value="5.1498846823877047" table:style-name="ce40">
            <text:p>5,15</text:p>
          </table:table-cell>
          <table:table-cell office:value-type="float" office:value="4.0779373165977786" table:style-name="ce40">
            <text:p>4,08</text:p>
          </table:table-cell>
          <table:table-cell office:value-type="float" office:value="4.1598002641379352" table:style-name="ce40">
            <text:p>4,16</text:p>
          </table:table-cell>
          <table:table-cell office:value-type="float" office:value="4.4908254196910002" table:style-name="ce40">
            <text:p>4,49</text:p>
          </table:table-cell>
          <table:table-cell office:value-type="float" office:value="4.9373038999725658" table:style-name="ce40">
            <text:p>4,94</text:p>
          </table:table-cell>
          <table:table-cell office:value-type="float" office:value="6.5720517542120698" table:style-name="ce40">
            <text:p>6,57</text:p>
          </table:table-cell>
          <table:table-cell office:value-type="float" office:value="4.9132030585195627" table:style-name="ce40">
            <text:p>4,91</text:p>
          </table:table-cell>
          <table:table-cell office:value-type="float" office:value="6.1743012030027762" table:style-name="ce40">
            <text:p>6,17</text:p>
          </table:table-cell>
          <table:table-cell office:value-type="float" office:value="6.4604404004778706" table:style-name="ce40">
            <text:p>6,46</text:p>
          </table:table-cell>
          <table:table-cell office:value-type="float" office:value="5.1736061518546705" table:style-name="ce40">
            <text:p>5,1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6" table:style-name="ce37">
            <text:p>2016</text:p>
          </table:table-cell>
          <table:table-cell office:value-type="float" office:value="5.3658239671013739" table:style-name="ce40">
            <text:p>5,37</text:p>
          </table:table-cell>
          <table:table-cell office:value-type="float" office:value="4.1997669808156228" table:style-name="ce40">
            <text:p>4,20</text:p>
          </table:table-cell>
          <table:table-cell office:value-type="float" office:value="4.3110545025056162" table:style-name="ce40">
            <text:p>4,31</text:p>
          </table:table-cell>
          <table:table-cell office:value-type="float" office:value="4.6679612498755922" table:style-name="ce40">
            <text:p>4,67</text:p>
          </table:table-cell>
          <table:table-cell office:value-type="float" office:value="5.0810375007944" table:style-name="ce40">
            <text:p>5,08</text:p>
          </table:table-cell>
          <table:table-cell office:value-type="float" office:value="6.8817074826152078" table:style-name="ce40">
            <text:p>6,88</text:p>
          </table:table-cell>
          <table:table-cell office:value-type="float" office:value="5.0570086197309934" table:style-name="ce40">
            <text:p>5,06</text:p>
          </table:table-cell>
          <table:table-cell office:value-type="float" office:value="6.5455595105210929" table:style-name="ce40">
            <text:p>6,55</text:p>
          </table:table-cell>
          <table:table-cell office:value-type="float" office:value="6.6610587787866171" table:style-name="ce40">
            <text:p>6,66</text:p>
          </table:table-cell>
          <table:table-cell office:value-type="float" office:value="5.4191462060326376" table:style-name="ce40">
            <text:p>5,4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7" table:style-name="ce35">
            <text:p>2017</text:p>
          </table:table-cell>
          <table:table-cell office:value-type="float" office:value="5.5971559413535292" table:style-name="ce40">
            <text:p>5,60</text:p>
          </table:table-cell>
          <table:table-cell office:value-type="float" office:value="4.4122376316592451" table:style-name="ce40">
            <text:p>4,41</text:p>
          </table:table-cell>
          <table:table-cell office:value-type="float" office:value="4.4381303868063817" table:style-name="ce40">
            <text:p>4,44</text:p>
          </table:table-cell>
          <table:table-cell office:value-type="float" office:value="4.9222097437904688" table:style-name="ce40">
            <text:p>4,92</text:p>
          </table:table-cell>
          <table:table-cell office:value-type="float" office:value="5.3119709492648255" table:style-name="ce40">
            <text:p>5,31</text:p>
          </table:table-cell>
          <table:table-cell office:value-type="float" office:value="6.9931027859922308" table:style-name="ce40">
            <text:p>6,99</text:p>
          </table:table-cell>
          <table:table-cell office:value-type="float" office:value="5.3048761902431023" table:style-name="ce40">
            <text:p>5,30</text:p>
          </table:table-cell>
          <table:table-cell office:value-type="float" office:value="6.667132672026761" table:style-name="ce40">
            <text:p>6,67</text:p>
          </table:table-cell>
          <table:table-cell office:value-type="float" office:value="7.0611775085529391" table:style-name="ce40">
            <text:p>7,06</text:p>
          </table:table-cell>
          <table:table-cell office:value-type="float" office:value="5.6825740598500216" table:style-name="ce40">
            <text:p>5,68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8" table:style-name="ce35">
            <text:p>2018</text:p>
          </table:table-cell>
          <table:table-cell office:value-type="float" office:value="5.7966487025999083" table:style-name="ce41">
            <text:p>5,80</text:p>
          </table:table-cell>
          <table:table-cell office:value-type="float" office:value="4.5148167917622599" table:style-name="ce41">
            <text:p>4,51</text:p>
          </table:table-cell>
          <table:table-cell office:value-type="float" office:value="4.5379405953687302" table:style-name="ce41">
            <text:p>4,54</text:p>
          </table:table-cell>
          <table:table-cell office:value-type="float" office:value="5.0210570237132499" table:style-name="ce41">
            <text:p>5,02</text:p>
          </table:table-cell>
          <table:table-cell office:value-type="float" office:value="5.4979510347346086" table:style-name="ce41">
            <text:p>5,50</text:p>
          </table:table-cell>
          <table:table-cell office:value-type="float" office:value="7.0959918957261694" table:style-name="ce41">
            <text:p>7,10</text:p>
          </table:table-cell>
          <table:table-cell office:value-type="float" office:value="5.5608937465735311" table:style-name="ce41">
            <text:p>5,56</text:p>
          </table:table-cell>
          <table:table-cell office:value-type="float" office:value="6.9330427857594206" table:style-name="ce41">
            <text:p>6,93</text:p>
          </table:table-cell>
          <table:table-cell office:value-type="float" office:value="7.1974633740320177" table:style-name="ce41">
            <text:p>7,20</text:p>
          </table:table-cell>
          <table:table-cell office:value-type="float" office:value="5.9176857224018544" table:style-name="ce41">
            <text:p>5,9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9" table:style-name="ce35">
            <text:p>2019</text:p>
          </table:table-cell>
          <table:table-cell office:value-type="float" office:value="5.9650170465471524" table:style-name="ce41">
            <text:p>5,97</text:p>
          </table:table-cell>
          <table:table-cell office:value-type="float" office:value="4.6216520227989717" table:style-name="ce41">
            <text:p>4,62</text:p>
          </table:table-cell>
          <table:table-cell office:value-type="float" office:value="4.677806175990753" table:style-name="ce41">
            <text:p>4,68</text:p>
          </table:table-cell>
          <table:table-cell office:value-type="float" office:value="5.1642871622560138" table:style-name="ce41">
            <text:p>5,16</text:p>
          </table:table-cell>
          <table:table-cell office:value-type="float" office:value="5.6101071404333789" table:style-name="ce41">
            <text:p>5,61</text:p>
          </table:table-cell>
          <table:table-cell office:value-type="float" office:value="7.3391874319432366" table:style-name="ce41">
            <text:p>7,34</text:p>
          </table:table-cell>
          <table:table-cell office:value-type="float" office:value="5.7537437550050443" table:style-name="ce41">
            <text:p>5,75</text:p>
          </table:table-cell>
          <table:table-cell office:value-type="float" office:value="6.9827455349341605" table:style-name="ce41">
            <text:p>6,98</text:p>
          </table:table-cell>
          <table:table-cell office:value-type="float" office:value="7.5008288385887152" table:style-name="ce41">
            <text:p>7,50</text:p>
          </table:table-cell>
          <table:table-cell office:value-type="float" office:value="6.0992215456439203" table:style-name="ce41">
            <text:p>6,10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20" table:style-name="ce35">
            <text:p>2020</text:p>
          </table:table-cell>
          <table:table-cell office:value-type="float" office:value="6.1979983983507809" table:style-name="ce41">
            <text:p>6,20</text:p>
          </table:table-cell>
          <table:table-cell office:value-type="float" office:value="4.9603183546941692" table:style-name="ce41">
            <text:p>4,96</text:p>
          </table:table-cell>
          <table:table-cell office:value-type="float" office:value="4.8081566388800017" table:style-name="ce41">
            <text:p>4,81</text:p>
          </table:table-cell>
          <table:table-cell office:value-type="float" office:value="5.4773697888583692" table:style-name="ce41">
            <text:p>5,48</text:p>
          </table:table-cell>
          <table:table-cell office:value-type="float" office:value="5.7719939922868173" table:style-name="ce41">
            <text:p>5,77</text:p>
          </table:table-cell>
          <table:table-cell office:value-type="float" office:value="7.671831316294619" table:style-name="ce41">
            <text:p>7,67</text:p>
          </table:table-cell>
          <table:table-cell office:value-type="float" office:value="5.9250204879955568" table:style-name="ce41">
            <text:p>5,93</text:p>
          </table:table-cell>
          <table:table-cell office:value-type="float" office:value="7.3354894454296602" table:style-name="ce41">
            <text:p>7,34</text:p>
          </table:table-cell>
          <table:table-cell office:value-type="float" office:value="7.7197352279640539" table:style-name="ce41">
            <text:p>7,72</text:p>
          </table:table-cell>
          <table:table-cell office:value-type="float" office:value="6.3428178553008063" table:style-name="ce41">
            <text:p>6,34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5">
            <text:p>2021<text:span text:style-name="T3">2</text:span></text:p>
          </table:table-cell>
          <table:table-cell office:value-type="float" office:value="6.1130176258191025" table:style-name="ce41">
            <text:p>6,11</text:p>
          </table:table-cell>
          <table:table-cell office:value-type="float" office:value="4.7520360618410722" table:style-name="ce41">
            <text:p>4,75</text:p>
          </table:table-cell>
          <table:table-cell office:value-type="float" office:value="4.6126599540325479" table:style-name="ce41">
            <text:p>4,61</text:p>
          </table:table-cell>
          <table:table-cell office:value-type="float" office:value="5.3016732958861086" table:style-name="ce41">
            <text:p>5,30</text:p>
          </table:table-cell>
          <table:table-cell office:value-type="float" office:value="5.6323510153947378" table:style-name="ce41">
            <text:p>5,63</text:p>
          </table:table-cell>
          <table:table-cell office:value-type="float" office:value="7.6838756946348052" table:style-name="ce41">
            <text:p>7,68</text:p>
          </table:table-cell>
          <table:table-cell office:value-type="float" office:value="5.876052486717696" table:style-name="ce41">
            <text:p>5,88</text:p>
          </table:table-cell>
          <table:table-cell office:value-type="float" office:value="7.3021172352942623" table:style-name="ce41">
            <text:p>7,30</text:p>
          </table:table-cell>
          <table:table-cell office:value-type="float" office:value="7.6298181716831026" table:style-name="ce41">
            <text:p>7,63</text:p>
          </table:table-cell>
          <table:table-cell office:value-type="float" office:value="6.2860047693534664" table:style-name="ce41">
            <text:p>6,29</text:p>
          </table:table-cell>
          <table:table-cell table:style-name="ce16"/>
          <table:table-cell table:number-columns-repeated="16372" table:style-name="ce1"/>
        </table:table-row>
        <table:table-row table:style-name="ro17">
          <table:table-cell table:style-name="ce35"/>
          <table:table-cell office:value-type="string" table:number-columns-spanned="10" table:number-rows-spanned="1" table:style-name="ce45">
            <text:p>Durchschnittliche Betriebskosten pro Wohnung 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5" table:style-name="ce37">
            <text:p>2005</text:p>
          </table:table-cell>
          <table:table-cell office:value-type="float" office:value="107.73487375210836" table:style-name="ce39">
            <text:p>107,7</text:p>
          </table:table-cell>
          <table:table-cell office:value-type="float" office:value="94.03017920096481" table:style-name="ce39">
            <text:p>94,0</text:p>
          </table:table-cell>
          <table:table-cell office:value-type="float" office:value="91.549304291049097" table:style-name="ce39">
            <text:p>91,5</text:p>
          </table:table-cell>
          <table:table-cell office:value-type="float" office:value="94.466243440666219" table:style-name="ce39">
            <text:p>94,5</text:p>
          </table:table-cell>
          <table:table-cell office:value-type="float" office:value="95.976283038740874" table:style-name="ce39">
            <text:p>96,0</text:p>
          </table:table-cell>
          <table:table-cell office:value-type="float" office:value="109.8253853719595" table:style-name="ce39">
            <text:p>109,8</text:p>
          </table:table-cell>
          <table:table-cell office:value-type="float" office:value="95.418281654498998" table:style-name="ce39">
            <text:p>95,4</text:p>
          </table:table-cell>
          <table:table-cell office:value-type="float" office:value="106.45627725319279" table:style-name="ce39">
            <text:p>106,5</text:p>
          </table:table-cell>
          <table:table-cell office:value-type="float" office:value="100.18134751109407" table:style-name="ce39">
            <text:p>100,2</text:p>
          </table:table-cell>
          <table:table-cell office:value-type="float" office:value="119.75067348094969" table:style-name="ce39">
            <text:p>119,8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6" table:style-name="ce37">
            <text:p>2006</text:p>
          </table:table-cell>
          <table:table-cell office:value-type="float" office:value="110.76690639972216" table:style-name="ce39">
            <text:p>110,8</text:p>
          </table:table-cell>
          <table:table-cell office:value-type="float" office:value="94.471501413333684" table:style-name="ce39">
            <text:p>94,5</text:p>
          </table:table-cell>
          <table:table-cell office:value-type="float" office:value="89.974744748769552" table:style-name="ce39">
            <text:p>90,0</text:p>
          </table:table-cell>
          <table:table-cell office:value-type="float" office:value="98.751243594603935" table:style-name="ce39">
            <text:p>98,8</text:p>
          </table:table-cell>
          <table:table-cell office:value-type="float" office:value="101.16366379604473" table:style-name="ce39">
            <text:p>101,2</text:p>
          </table:table-cell>
          <table:table-cell office:value-type="float" office:value="118.20537109343435" table:style-name="ce39">
            <text:p>118,2</text:p>
          </table:table-cell>
          <table:table-cell office:value-type="float" office:value="99.861623517155309" table:style-name="ce39">
            <text:p>99,9</text:p>
          </table:table-cell>
          <table:table-cell office:value-type="float" office:value="106.1864765576519" table:style-name="ce39">
            <text:p>106,2</text:p>
          </table:table-cell>
          <table:table-cell office:value-type="float" office:value="107.53672932026858" table:style-name="ce39">
            <text:p>107,5</text:p>
          </table:table-cell>
          <table:table-cell office:value-type="float" office:value="121.5894957582086" table:style-name="ce39">
            <text:p>121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7" table:style-name="ce35">
            <text:p>2007</text:p>
          </table:table-cell>
          <table:table-cell office:value-type="float" office:value="112.72200637763775" table:style-name="ce39">
            <text:p>112,7</text:p>
          </table:table-cell>
          <table:table-cell office:value-type="float" office:value="91.768713830139305" table:style-name="ce39">
            <text:p>91,8</text:p>
          </table:table-cell>
          <table:table-cell office:value-type="float" office:value="91.989976476336665" table:style-name="ce39">
            <text:p>92,0</text:p>
          </table:table-cell>
          <table:table-cell office:value-type="float" office:value="100.99131755985454" table:style-name="ce39">
            <text:p>101,0</text:p>
          </table:table-cell>
          <table:table-cell office:value-type="float" office:value="101.35642184252724" table:style-name="ce39">
            <text:p>101,4</text:p>
          </table:table-cell>
          <table:table-cell office:value-type="float" office:value="117.44698928990017" table:style-name="ce39">
            <text:p>117,4</text:p>
          </table:table-cell>
          <table:table-cell office:value-type="float" office:value="97.206120185722028" table:style-name="ce39">
            <text:p>97,2</text:p>
          </table:table-cell>
          <table:table-cell office:value-type="float" office:value="107.31901982890957" table:style-name="ce39">
            <text:p>107,3</text:p>
          </table:table-cell>
          <table:table-cell office:value-type="float" office:value="110.38579136987082" table:style-name="ce39">
            <text:p>110,4</text:p>
          </table:table-cell>
          <table:table-cell office:value-type="float" office:value="125.55107327648902" table:style-name="ce39">
            <text:p>125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8" table:style-name="ce35">
            <text:p>2008</text:p>
          </table:table-cell>
          <table:table-cell office:value-type="float" office:value="113.20099987519181" table:style-name="ce39">
            <text:p>113,2</text:p>
          </table:table-cell>
          <table:table-cell office:value-type="float" office:value="93.993619482870542" table:style-name="ce39">
            <text:p>94,0</text:p>
          </table:table-cell>
          <table:table-cell office:value-type="float" office:value="90.068523349636251" table:style-name="ce39">
            <text:p>90,1</text:p>
          </table:table-cell>
          <table:table-cell office:value-type="float" office:value="102.75799446381507" table:style-name="ce39">
            <text:p>102,8</text:p>
          </table:table-cell>
          <table:table-cell office:value-type="float" office:value="98.774553199769585" table:style-name="ce39">
            <text:p>98,8</text:p>
          </table:table-cell>
          <table:table-cell office:value-type="float" office:value="111.96894894970404" table:style-name="ce39">
            <text:p>112,0</text:p>
          </table:table-cell>
          <table:table-cell office:value-type="float" office:value="96.462400425802969" table:style-name="ce39">
            <text:p>96,5</text:p>
          </table:table-cell>
          <table:table-cell office:value-type="float" office:value="102.92796594450682" table:style-name="ce39">
            <text:p>102,9</text:p>
          </table:table-cell>
          <table:table-cell office:value-type="float" office:value="100.64555174623068" table:style-name="ce39">
            <text:p>100,6</text:p>
          </table:table-cell>
          <table:table-cell office:value-type="float" office:value="129.67515718356054" table:style-name="ce39">
            <text:p>129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09" table:style-name="ce35">
            <text:p>2009</text:p>
          </table:table-cell>
          <table:table-cell office:value-type="float" office:value="114.58956472375186" table:style-name="ce39">
            <text:p>114,6</text:p>
          </table:table-cell>
          <table:table-cell office:value-type="float" office:value="92.975448152490102" table:style-name="ce39">
            <text:p>93,0</text:p>
          </table:table-cell>
          <table:table-cell office:value-type="float" office:value="94.486657105291357" table:style-name="ce39">
            <text:p>94,5</text:p>
          </table:table-cell>
          <table:table-cell office:value-type="float" office:value="106.08229399696079" table:style-name="ce39">
            <text:p>106,1</text:p>
          </table:table-cell>
          <table:table-cell office:value-type="float" office:value="100.82839290675787" table:style-name="ce39">
            <text:p>100,8</text:p>
          </table:table-cell>
          <table:table-cell office:value-type="float" office:value="111.90743366681936" table:style-name="ce39">
            <text:p>111,9</text:p>
          </table:table-cell>
          <table:table-cell office:value-type="float" office:value="98.418444853604981" table:style-name="ce39">
            <text:p>98,4</text:p>
          </table:table-cell>
          <table:table-cell office:value-type="float" office:value="103.37511510832184" table:style-name="ce39">
            <text:p>103,4</text:p>
          </table:table-cell>
          <table:table-cell office:value-type="float" office:value="100.37209971360939" table:style-name="ce39">
            <text:p>100,4</text:p>
          </table:table-cell>
          <table:table-cell office:value-type="float" office:value="130.57887809815892" table:style-name="ce39">
            <text:p>130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0" table:style-name="ce35">
            <text:p>2010</text:p>
          </table:table-cell>
          <table:table-cell office:value-type="float" office:value="116.96646881935006" table:style-name="ce39">
            <text:p>117,0</text:p>
          </table:table-cell>
          <table:table-cell office:value-type="float" office:value="99.871940379077301" table:style-name="ce39">
            <text:p>99,9</text:p>
          </table:table-cell>
          <table:table-cell office:value-type="float" office:value="96.842720132401183" table:style-name="ce39">
            <text:p>96,8</text:p>
          </table:table-cell>
          <table:table-cell office:value-type="float" office:value="112.27496222483288" table:style-name="ce39">
            <text:p>112,3</text:p>
          </table:table-cell>
          <table:table-cell office:value-type="float" office:value="100.50220676485101" table:style-name="ce39">
            <text:p>100,5</text:p>
          </table:table-cell>
          <table:table-cell office:value-type="float" office:value="110.18827378845569" table:style-name="ce39">
            <text:p>110,2</text:p>
          </table:table-cell>
          <table:table-cell office:value-type="float" office:value="99.88931287809109" table:style-name="ce39">
            <text:p>99,9</text:p>
          </table:table-cell>
          <table:table-cell office:value-type="float" office:value="107.35465868950681" table:style-name="ce39">
            <text:p>107,4</text:p>
          </table:table-cell>
          <table:table-cell office:value-type="float" office:value="108.69927399466798" table:style-name="ce39">
            <text:p>108,7</text:p>
          </table:table-cell>
          <table:table-cell office:value-type="float" office:value="133.18803558610301" table:style-name="ce39">
            <text:p>133,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1" table:style-name="ce37">
            <text:p>2011</text:p>
          </table:table-cell>
          <table:table-cell office:value-type="float" office:value="118.38448999378156" table:style-name="ce39">
            <text:p>118,4</text:p>
          </table:table-cell>
          <table:table-cell office:value-type="float" office:value="99.237886965452887" table:style-name="ce39">
            <text:p>99,2</text:p>
          </table:table-cell>
          <table:table-cell office:value-type="float" office:value="103.45893120270152" table:style-name="ce39">
            <text:p>103,5</text:p>
          </table:table-cell>
          <table:table-cell office:value-type="float" office:value="112.49952047933922" table:style-name="ce39">
            <text:p>112,5</text:p>
          </table:table-cell>
          <table:table-cell office:value-type="float" office:value="101.7594452601473" table:style-name="ce39">
            <text:p>101,8</text:p>
          </table:table-cell>
          <table:table-cell office:value-type="float" office:value="113.31552875615917" table:style-name="ce39">
            <text:p>113,3</text:p>
          </table:table-cell>
          <table:table-cell office:value-type="float" office:value="101.67853641141983" table:style-name="ce39">
            <text:p>101,7</text:p>
          </table:table-cell>
          <table:table-cell office:value-type="float" office:value="105.26941390152086" table:style-name="ce39">
            <text:p>105,3</text:p>
          </table:table-cell>
          <table:table-cell office:value-type="float" office:value="107.71744933115035" table:style-name="ce39">
            <text:p>107,7</text:p>
          </table:table-cell>
          <table:table-cell office:value-type="float" office:value="135.46701484497581" table:style-name="ce39">
            <text:p>135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2" table:style-name="ce37">
            <text:p>2012</text:p>
          </table:table-cell>
          <table:table-cell office:value-type="float" office:value="124.30514793174599" table:style-name="ce39">
            <text:p>124,3</text:p>
          </table:table-cell>
          <table:table-cell office:value-type="float" office:value="100.62444352466503" table:style-name="ce39">
            <text:p>100,6</text:p>
          </table:table-cell>
          <table:table-cell office:value-type="float" office:value="103.69331943982564" table:style-name="ce39">
            <text:p>103,7</text:p>
          </table:table-cell>
          <table:table-cell office:value-type="float" office:value="116.96281785942209" table:style-name="ce39">
            <text:p>117,0</text:p>
          </table:table-cell>
          <table:table-cell office:value-type="float" office:value="108.34533308193662" table:style-name="ce39">
            <text:p>108,3</text:p>
          </table:table-cell>
          <table:table-cell office:value-type="float" office:value="121.95588568169416" table:style-name="ce39">
            <text:p>122,0</text:p>
          </table:table-cell>
          <table:table-cell office:value-type="float" office:value="108.01846926836402" table:style-name="ce39">
            <text:p>108,0</text:p>
          </table:table-cell>
          <table:table-cell office:value-type="float" office:value="111.85212532341693" table:style-name="ce39">
            <text:p>111,9</text:p>
          </table:table-cell>
          <table:table-cell office:value-type="float" office:value="108.70928187516793" table:style-name="ce39">
            <text:p>108,7</text:p>
          </table:table-cell>
          <table:table-cell office:value-type="float" office:value="141.46671943858621" table:style-name="ce39">
            <text:p>141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3" table:style-name="ce37">
            <text:p>2013</text:p>
          </table:table-cell>
          <table:table-cell office:value-type="float" office:value="125.67029648250188" table:style-name="ce39">
            <text:p>125,7</text:p>
          </table:table-cell>
          <table:table-cell office:value-type="float" office:value="94.727737502851753" table:style-name="ce39">
            <text:p>94,7</text:p>
          </table:table-cell>
          <table:table-cell office:value-type="float" office:value="98.907905373339858" table:style-name="ce39">
            <text:p>98,9</text:p>
          </table:table-cell>
          <table:table-cell office:value-type="float" office:value="118.22592631173545" table:style-name="ce39">
            <text:p>118,2</text:p>
          </table:table-cell>
          <table:table-cell office:value-type="float" office:value="110.77756508416743" table:style-name="ce39">
            <text:p>110,8</text:p>
          </table:table-cell>
          <table:table-cell office:value-type="float" office:value="124.67287093545566" table:style-name="ce39">
            <text:p>124,7</text:p>
          </table:table-cell>
          <table:table-cell office:value-type="float" office:value="110.55449731252918" table:style-name="ce39">
            <text:p>110,6</text:p>
          </table:table-cell>
          <table:table-cell office:value-type="float" office:value="108.09070571141162" table:style-name="ce39">
            <text:p>108,1</text:p>
          </table:table-cell>
          <table:table-cell office:value-type="float" office:value="109.23558517855479" table:style-name="ce39">
            <text:p>109,2</text:p>
          </table:table-cell>
          <table:table-cell office:value-type="float" office:value="143.88370994986286" table:style-name="ce39">
            <text:p>143,9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4" table:style-name="ce37">
            <text:p>2014</text:p>
          </table:table-cell>
          <table:table-cell office:value-type="float" office:value="128.43193509" table:style-name="ce39">
            <text:p>128,4</text:p>
          </table:table-cell>
          <table:table-cell office:value-type="float" office:value="94.875397481512039" table:style-name="ce39">
            <text:p>94,9</text:p>
          </table:table-cell>
          <table:table-cell office:value-type="float" office:value="101.23824833451644" table:style-name="ce39">
            <text:p>101,2</text:p>
          </table:table-cell>
          <table:table-cell office:value-type="float" office:value="125.77448189585537" table:style-name="ce39">
            <text:p>125,8</text:p>
          </table:table-cell>
          <table:table-cell office:value-type="float" office:value="114.5295091657283" table:style-name="ce39">
            <text:p>114,5</text:p>
          </table:table-cell>
          <table:table-cell office:value-type="float" office:value="126.68651812811093" table:style-name="ce39">
            <text:p>126,7</text:p>
          </table:table-cell>
          <table:table-cell office:value-type="float" office:value="113.43534798491537" table:style-name="ce39">
            <text:p>113,4</text:p>
          </table:table-cell>
          <table:table-cell office:value-type="float" office:value="110.78653630302512" table:style-name="ce39">
            <text:p>110,8</text:p>
          </table:table-cell>
          <table:table-cell office:value-type="float" office:value="110.84923012426444" table:style-name="ce39">
            <text:p>110,8</text:p>
          </table:table-cell>
          <table:table-cell office:value-type="float" office:value="145.2402397204695" table:style-name="ce39">
            <text:p>145,2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5" table:style-name="ce37">
            <text:p>2015</text:p>
          </table:table-cell>
          <table:table-cell office:value-type="float" office:value="130.56159681096287" table:style-name="ce39">
            <text:p>130,6</text:p>
          </table:table-cell>
          <table:table-cell office:value-type="float" office:value="99.81228895691595" table:style-name="ce39">
            <text:p>99,8</text:p>
          </table:table-cell>
          <table:table-cell office:value-type="float" office:value="103.08033374619032" table:style-name="ce39">
            <text:p>103,1</text:p>
          </table:table-cell>
          <table:table-cell office:value-type="float" office:value="129.74811656008174" table:style-name="ce39">
            <text:p>129,7</text:p>
          </table:table-cell>
          <table:table-cell office:value-type="float" office:value="115.32950178208176" table:style-name="ce39">
            <text:p>115,3</text:p>
          </table:table-cell>
          <table:table-cell office:value-type="float" office:value="130.01125799957754" table:style-name="ce39">
            <text:p>130,0</text:p>
          </table:table-cell>
          <table:table-cell office:value-type="float" office:value="115.2582582255434" table:style-name="ce39">
            <text:p>115,3</text:p>
          </table:table-cell>
          <table:table-cell office:value-type="float" office:value="112.70274150669462" table:style-name="ce39">
            <text:p>112,7</text:p>
          </table:table-cell>
          <table:table-cell office:value-type="float" office:value="114.89102105841761" table:style-name="ce39">
            <text:p>114,9</text:p>
          </table:table-cell>
          <table:table-cell office:value-type="float" office:value="146.50615669655974" table:style-name="ce39">
            <text:p>146,5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6" table:style-name="ce37">
            <text:p>2016</text:p>
          </table:table-cell>
          <table:table-cell office:value-type="float" office:value="130.82472605533852" table:style-name="ce39">
            <text:p>130,8</text:p>
          </table:table-cell>
          <table:table-cell office:value-type="float" office:value="101.81927610030809" table:style-name="ce39">
            <text:p>101,8</text:p>
          </table:table-cell>
          <table:table-cell office:value-type="float" office:value="105.94976062461885" table:style-name="ce39">
            <text:p>105,9</text:p>
          </table:table-cell>
          <table:table-cell office:value-type="float" office:value="131.16605446834555" table:style-name="ce39">
            <text:p>131,2</text:p>
          </table:table-cell>
          <table:table-cell office:value-type="float" office:value="121.1327007438034" table:style-name="ce39">
            <text:p>121,1</text:p>
          </table:table-cell>
          <table:table-cell office:value-type="float" office:value="131.92432386655378" table:style-name="ce39">
            <text:p>131,9</text:p>
          </table:table-cell>
          <table:table-cell office:value-type="float" office:value="116.44560208332176" table:style-name="ce39">
            <text:p>116,4</text:p>
          </table:table-cell>
          <table:table-cell office:value-type="float" office:value="114.93529077152762" table:style-name="ce39">
            <text:p>114,9</text:p>
          </table:table-cell>
          <table:table-cell office:value-type="float" office:value="111.82741652502322" table:style-name="ce39">
            <text:p>111,8</text:p>
          </table:table-cell>
          <table:table-cell office:value-type="float" office:value="145.10489621572466" table:style-name="ce39">
            <text:p>145,1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7" table:style-name="ce35">
            <text:p>2017</text:p>
          </table:table-cell>
          <table:table-cell office:value-type="float" office:value="133.42823777077442" table:style-name="ce39">
            <text:p>133,4</text:p>
          </table:table-cell>
          <table:table-cell office:value-type="float" office:value="105.62747904286807" table:style-name="ce39">
            <text:p>105,6</text:p>
          </table:table-cell>
          <table:table-cell office:value-type="float" office:value="109.11701895890909" table:style-name="ce39">
            <text:p>109,1</text:p>
          </table:table-cell>
          <table:table-cell office:value-type="float" office:value="129.60409202986929" table:style-name="ce39">
            <text:p>129,6</text:p>
          </table:table-cell>
          <table:table-cell office:value-type="float" office:value="122.24420552156093" table:style-name="ce39">
            <text:p>122,2</text:p>
          </table:table-cell>
          <table:table-cell office:value-type="float" office:value="134.75898781795931" table:style-name="ce39">
            <text:p>134,8</text:p>
          </table:table-cell>
          <table:table-cell office:value-type="float" office:value="117.2753586441391" table:style-name="ce39">
            <text:p>117,3</text:p>
          </table:table-cell>
          <table:table-cell office:value-type="float" office:value="117.45867387440559" table:style-name="ce39">
            <text:p>117,5</text:p>
          </table:table-cell>
          <table:table-cell office:value-type="float" office:value="117.31364029082333" table:style-name="ce39">
            <text:p>117,3</text:p>
          </table:table-cell>
          <table:table-cell office:value-type="float" office:value="149.73564762689082" table:style-name="ce39">
            <text:p>149,7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8" table:style-name="ce35">
            <text:p>2018</text:p>
          </table:table-cell>
          <table:table-cell office:value-type="float" office:value="133.43853714599308" table:style-name="ce38">
            <text:p>133,4</text:p>
          </table:table-cell>
          <table:table-cell office:value-type="float" office:value="107.37254582088846" table:style-name="ce38">
            <text:p>107,4</text:p>
          </table:table-cell>
          <table:table-cell office:value-type="float" office:value="109.61845982671865" table:style-name="ce38">
            <text:p>109,6</text:p>
          </table:table-cell>
          <table:table-cell office:value-type="float" office:value="132.34168477074567" table:style-name="ce38">
            <text:p>132,3</text:p>
          </table:table-cell>
          <table:table-cell office:value-type="float" office:value="121.63832784496923" table:style-name="ce38">
            <text:p>121,6</text:p>
          </table:table-cell>
          <table:table-cell office:value-type="float" office:value="131.31422623420713" table:style-name="ce38">
            <text:p>131,3</text:p>
          </table:table-cell>
          <table:table-cell office:value-type="float" office:value="116.44727835551402" table:style-name="ce38">
            <text:p>116,4</text:p>
          </table:table-cell>
          <table:table-cell office:value-type="float" office:value="117.51177829815478" table:style-name="ce38">
            <text:p>117,5</text:p>
          </table:table-cell>
          <table:table-cell office:value-type="float" office:value="118.94199729177535" table:style-name="ce38">
            <text:p>118,9</text:p>
          </table:table-cell>
          <table:table-cell office:value-type="float" office:value="149.57179818528903" table:style-name="ce38">
            <text:p>149,6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19" table:style-name="ce35">
            <text:p>2019</text:p>
          </table:table-cell>
          <table:table-cell office:value-type="float" office:value="135.5357495213166" table:style-name="ce38">
            <text:p>135,5</text:p>
          </table:table-cell>
          <table:table-cell office:value-type="float" office:value="109.07179750396547" table:style-name="ce38">
            <text:p>109,1</text:p>
          </table:table-cell>
          <table:table-cell office:value-type="float" office:value="113.02605142787995" table:style-name="ce38">
            <text:p>113,0</text:p>
          </table:table-cell>
          <table:table-cell office:value-type="float" office:value="137.09051333943989" table:style-name="ce38">
            <text:p>137,1</text:p>
          </table:table-cell>
          <table:table-cell office:value-type="float" office:value="125.83435483132845" table:style-name="ce38">
            <text:p>125,8</text:p>
          </table:table-cell>
          <table:table-cell office:value-type="float" office:value="134.53488565189383" table:style-name="ce38">
            <text:p>134,5</text:p>
          </table:table-cell>
          <table:table-cell office:value-type="float" office:value="120.02785499028381" table:style-name="ce38">
            <text:p>120,0</text:p>
          </table:table-cell>
          <table:table-cell office:value-type="float" office:value="116.94083944349337" table:style-name="ce38">
            <text:p>116,9</text:p>
          </table:table-cell>
          <table:table-cell office:value-type="float" office:value="122.48362442739744" table:style-name="ce38">
            <text:p>122,5</text:p>
          </table:table-cell>
          <table:table-cell office:value-type="float" office:value="149.88668715100198" table:style-name="ce38">
            <text:p>149,9</text:p>
          </table:table-cell>
          <table:table-cell table:style-name="ce16"/>
          <table:table-cell table:number-columns-repeated="16372" table:style-name="ce1"/>
        </table:table-row>
        <table:table-row table:style-name="ro16">
          <table:table-cell office:value-type="float" office:value="2020" table:style-name="ce35">
            <text:p>2020</text:p>
          </table:table-cell>
          <table:table-cell office:value-type="float" office:value="136.19637945472854" table:style-name="ce38">
            <text:p>136,2</text:p>
          </table:table-cell>
          <table:table-cell office:value-type="float" office:value="111.09606686343166" table:style-name="ce38">
            <text:p>111,1</text:p>
          </table:table-cell>
          <table:table-cell office:value-type="float" office:value="113.4596009604267" table:style-name="ce38">
            <text:p>113,5</text:p>
          </table:table-cell>
          <table:table-cell office:value-type="float" office:value="137.76004037776283" table:style-name="ce38">
            <text:p>137,8</text:p>
          </table:table-cell>
          <table:table-cell office:value-type="float" office:value="126.23450454336478" table:style-name="ce38">
            <text:p>126,2</text:p>
          </table:table-cell>
          <table:table-cell office:value-type="float" office:value="137.13830233418943" table:style-name="ce38">
            <text:p>137,1</text:p>
          </table:table-cell>
          <table:table-cell office:value-type="float" office:value="118.79411084698762" table:style-name="ce38">
            <text:p>118,8</text:p>
          </table:table-cell>
          <table:table-cell office:value-type="float" office:value="124.22431675130289" table:style-name="ce38">
            <text:p>124,2</text:p>
          </table:table-cell>
          <table:table-cell office:value-type="float" office:value="123.12156314167544" table:style-name="ce38">
            <text:p>123,1</text:p>
          </table:table-cell>
          <table:table-cell office:value-type="float" office:value="150.31603328043687" table:style-name="ce38">
            <text:p>150,3</text:p>
          </table:table-cell>
          <table:table-cell table:style-name="ce16"/>
          <table:table-cell table:number-columns-repeated="16372" table:style-name="ce1"/>
        </table:table-row>
        <table:table-row table:style-name="ro5">
          <table:table-cell office:value-type="string" table:style-name="ce35">
            <text:p>2021<text:span text:style-name="T3">2</text:span></text:p>
          </table:table-cell>
          <table:table-cell office:value-type="float" office:value="145.38360494041592" table:style-name="ce38">
            <text:p>145,4</text:p>
          </table:table-cell>
          <table:table-cell office:value-type="float" office:value="123.36185953016077" table:style-name="ce38">
            <text:p>123,4</text:p>
          </table:table-cell>
          <table:table-cell office:value-type="float" office:value="125.69961279142461" table:style-name="ce38">
            <text:p>125,7</text:p>
          </table:table-cell>
          <table:table-cell office:value-type="float" office:value="144.61232820801192" table:style-name="ce38">
            <text:p>144,6</text:p>
          </table:table-cell>
          <table:table-cell office:value-type="float" office:value="137.00374319014125" table:style-name="ce38">
            <text:p>137,0</text:p>
          </table:table-cell>
          <table:table-cell office:value-type="float" office:value="147.94288534498207" table:style-name="ce38">
            <text:p>147,9</text:p>
          </table:table-cell>
          <table:table-cell office:value-type="float" office:value="127.2121851657781" table:style-name="ce38">
            <text:p>127,2</text:p>
          </table:table-cell>
          <table:table-cell office:value-type="float" office:value="137.45331247787442" table:style-name="ce38">
            <text:p>137,5</text:p>
          </table:table-cell>
          <table:table-cell office:value-type="float" office:value="148.98193512662343" table:style-name="ce38">
            <text:p>149,0</text:p>
          </table:table-cell>
          <table:table-cell office:value-type="float" office:value="156.89486526760086" table:style-name="ce38">
            <text:p>156,9</text:p>
          </table:table-cell>
          <table:table-cell table:style-name="ce16"/>
          <table:table-cell table:number-columns-repeated="16372" table:style-name="ce1"/>
        </table:table-row>
        <table:table-row table:style-name="ro9">
          <table:table-cell table:style-name="ce37"/>
          <table:table-cell office:value-type="string" table:number-columns-spanned="10" table:number-rows-spanned="1" table:style-name="ce45">
            <text:p>Durchschnittliche Betriebskosten pro m<text:span text:style-name="T4">2</text:span><text:s/>in Euro</text:p>
          </table:table-cell>
          <table:covered-table-cell table:number-columns-repeated="9"/>
          <table:table-cell table:style-name="ce16"/>
          <table:table-cell table:number-columns-repeated="16372" table:style-name="ce1"/>
        </table:table-row>
        <table:table-row table:style-name="ro4">
          <table:table-cell office:value-type="float" office:value="2005" table:style-name="ce37">
            <text:p>2005</text:p>
          </table:table-cell>
          <table:table-cell office:value-type="float" office:value="1.6510598422266451" table:style-name="ce40">
            <text:p>1,65</text:p>
          </table:table-cell>
          <table:table-cell office:value-type="float" office:value="1.1648179352582388" table:style-name="ce40">
            <text:p>1,16</text:p>
          </table:table-cell>
          <table:table-cell office:value-type="float" office:value="1.3112306074620419" table:style-name="ce40">
            <text:p>1,31</text:p>
          </table:table-cell>
          <table:table-cell office:value-type="float" office:value="1.4106953737628345" table:style-name="ce40">
            <text:p>1,41</text:p>
          </table:table-cell>
          <table:table-cell office:value-type="float" office:value="1.4841934333298068" table:style-name="ce40">
            <text:p>1,48</text:p>
          </table:table-cell>
          <table:table-cell office:value-type="float" office:value="1.8362677837618158" table:style-name="ce40">
            <text:p>1,84</text:p>
          </table:table-cell>
          <table:table-cell office:value-type="float" office:value="1.4392156225435371" table:style-name="ce40">
            <text:p>1,44</text:p>
          </table:table-cell>
          <table:table-cell office:value-type="float" office:value="1.6964449644281139" table:style-name="ce40">
            <text:p>1,70</text:p>
          </table:table-cell>
          <table:table-cell office:value-type="float" office:value="1.4536211120437801" table:style-name="ce40">
            <text:p>1,45</text:p>
          </table:table-cell>
          <table:table-cell office:value-type="float" office:value="1.8407324964304133" table:style-name="ce40">
            <text:p>1,84</text:p>
          </table:table-cell>
          <table:table-cell table:style-name="ce16"/>
          <table:table-cell table:number-columns-repeated="16372" table:style-name="ce1"/>
        </table:table-row>
        <table:table-row table:style-name="ro8">
          <table:table-cell office:value-type="float" office:value="2006" table:style-name="ce37">
            <text:p>2006</text:p>
          </table:table-cell>
          <table:table-cell office:value-type="float" office:value="1.7085341826507872" table:style-name="ce40">
            <text:p>1,71</text:p>
          </table:table-cell>
          <table:table-cell office:value-type="float" office:value="1.166900006450543" table:style-name="ce40">
            <text:p>1,17</text:p>
          </table:table-cell>
          <table:table-cell office:value-type="float" office:value="1.3187586430027063" table:style-name="ce40">
            <text:p>1,32</text:p>
          </table:table-cell>
          <table:table-cell office:value-type="float" office:value="1.4721244874315638" table:style-name="ce40">
            <text:p>1,47</text:p>
          </table:table-cell>
          <table:table-cell office:value-type="float" office:value="1.5567917122347452" table:style-name="ce40">
            <text:p>1,56</text:p>
          </table:table-cell>
          <table:table-cell office:value-type="float" office:value="1.9199758008431724" table:style-name="ce40">
            <text:p>1,92</text:p>
          </table:table-cell>
          <table:table-cell office:value-type="float" office:value="1.5336162503587463" table:style-name="ce40">
            <text:p>1,53</text:p>
          </table:table-cell>
          <table:table-cell office:value-type="float" office:value="1.6621733275043737" table:style-name="ce40">
            <text:p>1,66</text:p>
          </table:table-cell>
          <table:table-cell office:value-type="float" office:value="1.5635712184992567" table:style-name="ce40">
            <text:p>1,56</text:p>
          </table:table-cell>
          <table:table-cell office:value-type="float" office:value="1.8964447585459583" table:style-name="ce40">
            <text:p>1,90</text:p>
          </table:table-cell>
          <table:table-cell table:number-columns-repeated="16373" table:style-name="ce16"/>
        </table:table-row>
        <table:table-row table:style-name="ro8">
          <table:table-cell office:value-type="float" office:value="2007" table:style-name="ce37">
            <text:p>2007</text:p>
          </table:table-cell>
          <table:table-cell office:value-type="float" office:value="1.7253634523936852" table:style-name="ce40">
            <text:p>1,73</text:p>
          </table:table-cell>
          <table:table-cell office:value-type="float" office:value="1.159697385173843" table:style-name="ce40">
            <text:p>1,16</text:p>
          </table:table-cell>
          <table:table-cell office:value-type="float" office:value="1.362071849888675" table:style-name="ce40">
            <text:p>1,36</text:p>
          </table:table-cell>
          <table:table-cell office:value-type="float" office:value="1.4812487636198051" table:style-name="ce40">
            <text:p>1,48</text:p>
          </table:table-cell>
          <table:table-cell office:value-type="float" office:value="1.5716923111863565" table:style-name="ce40">
            <text:p>1,57</text:p>
          </table:table-cell>
          <table:table-cell office:value-type="float" office:value="1.9211514186802183" table:style-name="ce40">
            <text:p>1,92</text:p>
          </table:table-cell>
          <table:table-cell office:value-type="float" office:value="1.530066412774556" table:style-name="ce40">
            <text:p>1,53</text:p>
          </table:table-cell>
          <table:table-cell office:value-type="float" office:value="1.6440675210962403" table:style-name="ce40">
            <text:p>1,64</text:p>
          </table:table-cell>
          <table:table-cell office:value-type="float" office:value="1.6096333362772461" table:style-name="ce40">
            <text:p>1,61</text:p>
          </table:table-cell>
          <table:table-cell office:value-type="float" office:value="1.9243843180932552" table:style-name="ce40">
            <text:p>1,92</text:p>
          </table:table-cell>
          <table:table-cell table:number-columns-repeated="16373" table:style-name="ce16"/>
        </table:table-row>
        <table:table-row table:style-name="ro8">
          <table:table-cell office:value-type="float" office:value="2008" table:style-name="ce37">
            <text:p>2008</text:p>
          </table:table-cell>
          <table:table-cell office:value-type="float" office:value="1.7301786446319909" table:style-name="ce40">
            <text:p>1,73</text:p>
          </table:table-cell>
          <table:table-cell office:value-type="float" office:value="1.1759398465275326" table:style-name="ce40">
            <text:p>1,18</text:p>
          </table:table-cell>
          <table:table-cell office:value-type="float" office:value="1.3206520955469958" table:style-name="ce40">
            <text:p>1,32</text:p>
          </table:table-cell>
          <table:table-cell office:value-type="float" office:value="1.5334785365624692" table:style-name="ce40">
            <text:p>1,53</text:p>
          </table:table-cell>
          <table:table-cell office:value-type="float" office:value="1.5400436617235724" table:style-name="ce40">
            <text:p>1,54</text:p>
          </table:table-cell>
          <table:table-cell office:value-type="float" office:value="1.8317268193084424" table:style-name="ce40">
            <text:p>1,83</text:p>
          </table:table-cell>
          <table:table-cell office:value-type="float" office:value="1.5121909956562305" table:style-name="ce40">
            <text:p>1,51</text:p>
          </table:table-cell>
          <table:table-cell office:value-type="float" office:value="1.5650337714346558" table:style-name="ce40">
            <text:p>1,57</text:p>
          </table:table-cell>
          <table:table-cell office:value-type="float" office:value="1.465273856718696" table:style-name="ce40">
            <text:p>1,47</text:p>
          </table:table-cell>
          <table:table-cell office:value-type="float" office:value="1.9792752558464863" table:style-name="ce40">
            <text:p>1,98</text:p>
          </table:table-cell>
          <table:table-cell table:number-columns-repeated="16373" table:style-name="ce16"/>
        </table:table-row>
        <table:table-row table:style-name="ro8">
          <table:table-cell office:value-type="float" office:value="2009" table:style-name="ce37">
            <text:p>2009</text:p>
          </table:table-cell>
          <table:table-cell office:value-type="float" office:value="1.7474064962798947" table:style-name="ce40">
            <text:p>1,75</text:p>
          </table:table-cell>
          <table:table-cell office:value-type="float" office:value="1.1878849123525563" table:style-name="ce40">
            <text:p>1,19</text:p>
          </table:table-cell>
          <table:table-cell office:value-type="float" office:value="1.3747728105884414" table:style-name="ce40">
            <text:p>1,37</text:p>
          </table:table-cell>
          <table:table-cell office:value-type="float" office:value="1.5606623351110165" table:style-name="ce40">
            <text:p>1,56</text:p>
          </table:table-cell>
          <table:table-cell office:value-type="float" office:value="1.5353058980419543" table:style-name="ce40">
            <text:p>1,54</text:p>
          </table:table-cell>
          <table:table-cell office:value-type="float" office:value="1.8001285624709491" table:style-name="ce40">
            <text:p>1,80</text:p>
          </table:table-cell>
          <table:table-cell office:value-type="float" office:value="1.5641495165087196" table:style-name="ce40">
            <text:p>1,56</text:p>
          </table:table-cell>
          <table:table-cell office:value-type="float" office:value="1.5358949928065733" table:style-name="ce40">
            <text:p>1,54</text:p>
          </table:table-cell>
          <table:table-cell office:value-type="float" office:value="1.4828009357862468" table:style-name="ce40">
            <text:p>1,48</text:p>
          </table:table-cell>
          <table:table-cell office:value-type="float" office:value="2.0029736874862372" table:style-name="ce40">
            <text:p>2,00</text:p>
          </table:table-cell>
          <table:table-cell table:number-columns-repeated="16373" table:style-name="ce16"/>
        </table:table-row>
        <table:table-row table:style-name="ro8">
          <table:table-cell office:value-type="float" office:value="2010" table:style-name="ce37">
            <text:p>2010</text:p>
          </table:table-cell>
          <table:table-cell office:value-type="float" office:value="1.7740677487505212" table:style-name="ce40">
            <text:p>1,77</text:p>
          </table:table-cell>
          <table:table-cell office:value-type="float" office:value="1.2719885318575022" table:style-name="ce40">
            <text:p>1,27</text:p>
          </table:table-cell>
          <table:table-cell office:value-type="float" office:value="1.4013142313572242" table:style-name="ce40">
            <text:p>1,40</text:p>
          </table:table-cell>
          <table:table-cell office:value-type="float" office:value="1.6279145902924659" table:style-name="ce40">
            <text:p>1,63</text:p>
          </table:table-cell>
          <table:table-cell office:value-type="float" office:value="1.5242362493723567" table:style-name="ce40">
            <text:p>1,52</text:p>
          </table:table-cell>
          <table:table-cell office:value-type="float" office:value="1.7846091199055345" table:style-name="ce40">
            <text:p>1,78</text:p>
          </table:table-cell>
          <table:table-cell office:value-type="float" office:value="1.575258437090937" table:style-name="ce40">
            <text:p>1,58</text:p>
          </table:table-cell>
          <table:table-cell office:value-type="float" office:value="1.6488015298309657" table:style-name="ce40">
            <text:p>1,65</text:p>
          </table:table-cell>
          <table:table-cell office:value-type="float" office:value="1.6102581251279349" table:style-name="ce40">
            <text:p>1,61</text:p>
          </table:table-cell>
          <table:table-cell office:value-type="float" office:value="2.0264669223157319" table:style-name="ce40">
            <text:p>2,03</text:p>
          </table:table-cell>
          <table:table-cell table:number-columns-repeated="16373"/>
        </table:table-row>
        <table:table-row table:style-name="ro8">
          <table:table-cell office:value-type="float" office:value="2011" table:style-name="ce37">
            <text:p>2011</text:p>
          </table:table-cell>
          <table:table-cell office:value-type="float" office:value="1.7928284201060238" table:style-name="ce40">
            <text:p>1,79</text:p>
          </table:table-cell>
          <table:table-cell office:value-type="float" office:value="1.2624484692862759" table:style-name="ce40">
            <text:p>1,26</text:p>
          </table:table-cell>
          <table:table-cell office:value-type="float" office:value="1.4573070468847538" table:style-name="ce40">
            <text:p>1,46</text:p>
          </table:table-cell>
          <table:table-cell office:value-type="float" office:value="1.6102123240654245" table:style-name="ce40">
            <text:p>1,61</text:p>
          </table:table-cell>
          <table:table-cell office:value-type="float" office:value="1.5259201616791371" table:style-name="ce40">
            <text:p>1,53</text:p>
          </table:table-cell>
          <table:table-cell office:value-type="float" office:value="1.8569223470079421" table:style-name="ce40">
            <text:p>1,86</text:p>
          </table:table-cell>
          <table:table-cell office:value-type="float" office:value="1.611464617232365" table:style-name="ce40">
            <text:p>1,61</text:p>
          </table:table-cell>
          <table:table-cell office:value-type="float" office:value="1.6341384739018772" table:style-name="ce40">
            <text:p>1,63</text:p>
          </table:table-cell>
          <table:table-cell office:value-type="float" office:value="1.5764016484812085" table:style-name="ce40">
            <text:p>1,58</text:p>
          </table:table-cell>
          <table:table-cell office:value-type="float" office:value="2.0663536364056094" table:style-name="ce40">
            <text:p>2,07</text:p>
          </table:table-cell>
          <table:table-cell table:number-columns-repeated="16373"/>
        </table:table-row>
        <table:table-row table:style-name="ro8">
          <table:table-cell office:value-type="float" office:value="2012" table:style-name="ce37">
            <text:p>2012</text:p>
          </table:table-cell>
          <table:table-cell office:value-type="float" office:value="1.87829182063597" table:style-name="ce40">
            <text:p>1,88</text:p>
          </table:table-cell>
          <table:table-cell office:value-type="float" office:value="1.272952515606649" table:style-name="ce40">
            <text:p>1,27</text:p>
          </table:table-cell>
          <table:table-cell office:value-type="float" office:value="1.4887960287385749" table:style-name="ce40">
            <text:p>1,49</text:p>
          </table:table-cell>
          <table:table-cell office:value-type="float" office:value="1.7428861401441162" table:style-name="ce40">
            <text:p>1,74</text:p>
          </table:table-cell>
          <table:table-cell office:value-type="float" office:value="1.6301672465662764" table:style-name="ce40">
            <text:p>1,63</text:p>
          </table:table-cell>
          <table:table-cell office:value-type="float" office:value="1.9969306297248706" table:style-name="ce40">
            <text:p>2,00</text:p>
          </table:table-cell>
          <table:table-cell office:value-type="float" office:value="1.7035824888475142" table:style-name="ce40">
            <text:p>1,70</text:p>
          </table:table-cell>
          <table:table-cell office:value-type="float" office:value="1.7224004419294656" table:style-name="ce40">
            <text:p>1,72</text:p>
          </table:table-cell>
          <table:table-cell office:value-type="float" office:value="1.5693419786664498" table:style-name="ce40">
            <text:p>1,57</text:p>
          </table:table-cell>
          <table:table-cell office:value-type="float" office:value="2.1284595432979172" table:style-name="ce40">
            <text:p>2,13</text:p>
          </table:table-cell>
          <table:table-cell table:number-columns-repeated="16373"/>
        </table:table-row>
        <table:table-row table:style-name="ro8">
          <table:table-cell office:value-type="float" office:value="2013" table:style-name="ce37">
            <text:p>2013</text:p>
          </table:table-cell>
          <table:table-cell office:value-type="float" office:value="1.9085168158764971" table:style-name="ce40">
            <text:p>1,91</text:p>
          </table:table-cell>
          <table:table-cell office:value-type="float" office:value="1.2128891839741884" table:style-name="ce40">
            <text:p>1,21</text:p>
          </table:table-cell>
          <table:table-cell office:value-type="float" office:value="1.444547421028449" table:style-name="ce40">
            <text:p>1,44</text:p>
          </table:table-cell>
          <table:table-cell office:value-type="float" office:value="1.7557074287176808" table:style-name="ce40">
            <text:p>1,76</text:p>
          </table:table-cell>
          <table:table-cell office:value-type="float" office:value="1.690715283851437" table:style-name="ce40">
            <text:p>1,69</text:p>
          </table:table-cell>
          <table:table-cell office:value-type="float" office:value="2.0298345875188692" table:style-name="ce40">
            <text:p>2,03</text:p>
          </table:table-cell>
          <table:table-cell office:value-type="float" office:value="1.7582064944282922" table:style-name="ce40">
            <text:p>1,76</text:p>
          </table:table-cell>
          <table:table-cell office:value-type="float" office:value="1.6752557871663658" table:style-name="ce40">
            <text:p>1,68</text:p>
          </table:table-cell>
          <table:table-cell office:value-type="float" office:value="1.6109951905195246" table:style-name="ce40">
            <text:p>1,61</text:p>
          </table:table-cell>
          <table:table-cell office:value-type="float" office:value="2.1704853750597914" table:style-name="ce40">
            <text:p>2,17</text:p>
          </table:table-cell>
          <table:table-cell table:number-columns-repeated="16373"/>
        </table:table-row>
        <table:table-row table:style-name="ro8">
          <table:table-cell office:value-type="float" office:value="2014" table:style-name="ce37">
            <text:p>2014</text:p>
          </table:table-cell>
          <table:table-cell office:value-type="float" office:value="1.9596931308859085" table:style-name="ce40">
            <text:p>1,96</text:p>
          </table:table-cell>
          <table:table-cell office:value-type="float" office:value="1.2171656960589756" table:style-name="ce40">
            <text:p>1,22</text:p>
          </table:table-cell>
          <table:table-cell office:value-type="float" office:value="1.5087194369595129" table:style-name="ce40">
            <text:p>1,51</text:p>
          </table:table-cell>
          <table:table-cell office:value-type="float" office:value="1.8282265647180906" table:style-name="ce40">
            <text:p>1,83</text:p>
          </table:table-cell>
          <table:table-cell office:value-type="float" office:value="1.7409562849592053" table:style-name="ce40">
            <text:p>1,74</text:p>
          </table:table-cell>
          <table:table-cell office:value-type="float" office:value="2.0701251129775544" table:style-name="ce40">
            <text:p>2,07</text:p>
          </table:table-cell>
          <table:table-cell office:value-type="float" office:value="1.8065004165836749" table:style-name="ce40">
            <text:p>1,81</text:p>
          </table:table-cell>
          <table:table-cell office:value-type="float" office:value="1.7119810535492461" table:style-name="ce40">
            <text:p>1,71</text:p>
          </table:table-cell>
          <table:table-cell office:value-type="float" office:value="1.632179566311712" table:style-name="ce40">
            <text:p>1,63</text:p>
          </table:table-cell>
          <table:table-cell office:value-type="float" office:value="2.2186213601458644" table:style-name="ce40">
            <text:p>2,22</text:p>
          </table:table-cell>
          <table:table-cell table:number-columns-repeated="16373"/>
        </table:table-row>
        <table:table-row table:style-name="ro8">
          <table:table-cell office:value-type="float" office:value="2015" table:style-name="ce37">
            <text:p>2015</text:p>
          </table:table-cell>
          <table:table-cell office:value-type="float" office:value="2.0087266083154796" table:style-name="ce40">
            <text:p>2,01</text:p>
          </table:table-cell>
          <table:table-cell office:value-type="float" office:value="1.2915626645967129" table:style-name="ce40">
            <text:p>1,29</text:p>
          </table:table-cell>
          <table:table-cell office:value-type="float" office:value="1.5618518741930298" table:style-name="ce40">
            <text:p>1,56</text:p>
          </table:table-cell>
          <table:table-cell office:value-type="float" office:value="1.8485398778415398" table:style-name="ce40">
            <text:p>1,85</text:p>
          </table:table-cell>
          <table:table-cell office:value-type="float" office:value="1.7465650306861589" table:style-name="ce40">
            <text:p>1,75</text:p>
          </table:table-cell>
          <table:table-cell office:value-type="float" office:value="2.1032483920064213" table:style-name="ce40">
            <text:p>2,10</text:p>
          </table:table-cell>
          <table:table-cell office:value-type="float" office:value="1.8441545430166919" table:style-name="ce40">
            <text:p>1,84</text:p>
          </table:table-cell>
          <table:table-cell office:value-type="float" office:value="1.7302187781062419" table:style-name="ce40">
            <text:p>1,73</text:p>
          </table:table-cell>
          <table:table-cell office:value-type="float" office:value="1.6964816965258469" table:style-name="ce40">
            <text:p>1,70</text:p>
          </table:table-cell>
          <table:table-cell office:value-type="float" office:value="2.2851885645133359" table:style-name="ce40">
            <text:p>2,29</text:p>
          </table:table-cell>
          <table:table-cell table:number-columns-repeated="16373"/>
        </table:table-row>
        <table:table-row table:style-name="ro8">
          <table:table-cell office:value-type="float" office:value="2016" table:style-name="ce37">
            <text:p>2016</text:p>
          </table:table-cell>
          <table:table-cell office:value-type="float" office:value="2.0171497244859329" table:style-name="ce40">
            <text:p>2,02</text:p>
          </table:table-cell>
          <table:table-cell office:value-type="float" office:value="1.3308502319900171" table:style-name="ce40">
            <text:p>1,33</text:p>
          </table:table-cell>
          <table:table-cell office:value-type="float" office:value="1.5839424592807061" table:style-name="ce40">
            <text:p>1,58</text:p>
          </table:table-cell>
          <table:table-cell office:value-type="float" office:value="1.8863706725383991" table:style-name="ce40">
            <text:p>1,89</text:p>
          </table:table-cell>
          <table:table-cell office:value-type="float" office:value="1.7985930206556906" table:style-name="ce40">
            <text:p>1,80</text:p>
          </table:table-cell>
          <table:table-cell office:value-type="float" office:value="2.1771709614986361" table:style-name="ce40">
            <text:p>2,18</text:p>
          </table:table-cell>
          <table:table-cell office:value-type="float" office:value="1.8904335765295643" table:style-name="ce40">
            <text:p>1,89</text:p>
          </table:table-cell>
          <table:table-cell office:value-type="float" office:value="1.7932266273165511" table:style-name="ce40">
            <text:p>1,79</text:p>
          </table:table-cell>
          <table:table-cell office:value-type="float" office:value="1.6817333245046993" table:style-name="ce40">
            <text:p>1,68</text:p>
          </table:table-cell>
          <table:table-cell office:value-type="float" office:value="2.266105537824342" table:style-name="ce40">
            <text:p>2,27</text:p>
          </table:table-cell>
          <table:table-cell table:number-columns-repeated="16373"/>
        </table:table-row>
        <table:table-row table:style-name="ro8">
          <table:table-cell office:value-type="float" office:value="2017" table:style-name="ce35">
            <text:p>2017</text:p>
          </table:table-cell>
          <table:table-cell office:value-type="float" office:value="2.0518930561868904" table:style-name="ce40">
            <text:p>2,05</text:p>
          </table:table-cell>
          <table:table-cell office:value-type="float" office:value="1.419286874785749" table:style-name="ce40">
            <text:p>1,42</text:p>
          </table:table-cell>
          <table:table-cell office:value-type="float" office:value="1.6042396869882476" table:style-name="ce40">
            <text:p>1,60</text:p>
          </table:table-cell>
          <table:table-cell office:value-type="float" office:value="1.9161615018935942" table:style-name="ce40">
            <text:p>1,92</text:p>
          </table:table-cell>
          <table:table-cell office:value-type="float" office:value="1.8542394508756395" table:style-name="ce40">
            <text:p>1,85</text:p>
          </table:table-cell>
          <table:table-cell office:value-type="float" office:value="2.1972890967968191" table:style-name="ce40">
            <text:p>2,20</text:p>
          </table:table-cell>
          <table:table-cell office:value-type="float" office:value="1.8638707823878624" table:style-name="ce40">
            <text:p>1,86</text:p>
          </table:table-cell>
          <table:table-cell office:value-type="float" office:value="1.8190255087034826" table:style-name="ce40">
            <text:p>1,82</text:p>
          </table:table-cell>
          <table:table-cell office:value-type="float" office:value="1.7664581251600706" table:style-name="ce40">
            <text:p>1,77</text:p>
          </table:table-cell>
          <table:table-cell office:value-type="float" office:value="2.3174445584943895" table:style-name="ce40">
            <text:p>2,32</text:p>
          </table:table-cell>
          <table:table-cell table:number-columns-repeated="16373"/>
        </table:table-row>
        <table:table-row table:style-name="ro8">
          <table:table-cell office:value-type="float" office:value="2018" table:style-name="ce35">
            <text:p>2018</text:p>
          </table:table-cell>
          <table:table-cell office:value-type="float" office:value="2.0595797571904777" table:style-name="ce41">
            <text:p>2,06</text:p>
          </table:table-cell>
          <table:table-cell office:value-type="float" office:value="1.4431975867574738" table:style-name="ce41">
            <text:p>1,44</text:p>
          </table:table-cell>
          <table:table-cell office:value-type="float" office:value="1.6205380518743309" table:style-name="ce41">
            <text:p>1,62</text:p>
          </table:table-cell>
          <table:table-cell office:value-type="float" office:value="1.9121408873207524" table:style-name="ce41">
            <text:p>1,91</text:p>
          </table:table-cell>
          <table:table-cell office:value-type="float" office:value="1.8733888868873165" table:style-name="ce41">
            <text:p>1,87</text:p>
          </table:table-cell>
          <table:table-cell office:value-type="float" office:value="2.1508490289587896" table:style-name="ce41">
            <text:p>2,15</text:p>
          </table:table-cell>
          <table:table-cell office:value-type="float" office:value="1.8643102288333002" table:style-name="ce41">
            <text:p>1,86</text:p>
          </table:table-cell>
          <table:table-cell office:value-type="float" office:value="1.7778662947435651" table:style-name="ce41">
            <text:p>1,78</text:p>
          </table:table-cell>
          <table:table-cell office:value-type="float" office:value="1.767655410655683" table:style-name="ce41">
            <text:p>1,77</text:p>
          </table:table-cell>
          <table:table-cell office:value-type="float" office:value="2.3416290730173994" table:style-name="ce41">
            <text:p>2,34</text:p>
          </table:table-cell>
          <table:table-cell table:number-columns-repeated="16373"/>
        </table:table-row>
        <table:table-row table:style-name="ro8">
          <table:table-cell office:value-type="float" office:value="2019" table:style-name="ce35">
            <text:p>2019</text:p>
          </table:table-cell>
          <table:table-cell office:value-type="float" office:value="2.0696261733188042" table:style-name="ce41">
            <text:p>2,07</text:p>
          </table:table-cell>
          <table:table-cell office:value-type="float" office:value="1.4255162342492755" table:style-name="ce41">
            <text:p>1,43</text:p>
          </table:table-cell>
          <table:table-cell office:value-type="float" office:value="1.6686374266197219" table:style-name="ce41">
            <text:p>1,67</text:p>
          </table:table-cell>
          <table:table-cell office:value-type="float" office:value="1.9414305780328434" table:style-name="ce41">
            <text:p>1,94</text:p>
          </table:table-cell>
          <table:table-cell office:value-type="float" office:value="1.9003450617678943" table:style-name="ce41">
            <text:p>1,90</text:p>
          </table:table-cell>
          <table:table-cell office:value-type="float" office:value="2.1991247118583672" table:style-name="ce41">
            <text:p>2,20</text:p>
          </table:table-cell>
          <table:table-cell office:value-type="float" office:value="1.9049961464134633" table:style-name="ce41">
            <text:p>1,90</text:p>
          </table:table-cell>
          <table:table-cell office:value-type="float" office:value="1.785482509840415" table:style-name="ce41">
            <text:p>1,79</text:p>
          </table:table-cell>
          <table:table-cell office:value-type="float" office:value="1.8100821450897373" table:style-name="ce41">
            <text:p>1,81</text:p>
          </table:table-cell>
          <table:table-cell office:value-type="float" office:value="2.3220684386341155" table:style-name="ce41">
            <text:p>2,32</text:p>
          </table:table-cell>
          <table:table-cell table:number-columns-repeated="16373"/>
        </table:table-row>
        <table:table-row table:style-name="ro8">
          <table:table-cell office:value-type="float" office:value="2020" table:style-name="ce35">
            <text:p>2020</text:p>
          </table:table-cell>
          <table:table-cell office:value-type="float" office:value="2.0783066878158674" table:style-name="ce41">
            <text:p>2,08</text:p>
          </table:table-cell>
          <table:table-cell office:value-type="float" office:value="1.478039111859317" table:style-name="ce41">
            <text:p>1,48</text:p>
          </table:table-cell>
          <table:table-cell office:value-type="float" office:value="1.6848316985205571" table:style-name="ce41">
            <text:p>1,68</text:p>
          </table:table-cell>
          <table:table-cell office:value-type="float" office:value="1.9634075153026378" table:style-name="ce41">
            <text:p>1,96</text:p>
          </table:table-cell>
          <table:table-cell office:value-type="float" office:value="1.9153359823016605" table:style-name="ce41">
            <text:p>1,92</text:p>
          </table:table-cell>
          <table:table-cell office:value-type="float" office:value="2.2391170037739809" table:style-name="ce41">
            <text:p>2,24</text:p>
          </table:table-cell>
          <table:table-cell office:value-type="float" office:value="1.9168759574869147" table:style-name="ce41">
            <text:p>1,92</text:p>
          </table:table-cell>
          <table:table-cell office:value-type="float" office:value="1.8815053405706694" table:style-name="ce41">
            <text:p>1,88</text:p>
          </table:table-cell>
          <table:table-cell office:value-type="float" office:value="1.8677429116645896" table:style-name="ce41">
            <text:p>1,87</text:p>
          </table:table-cell>
          <table:table-cell office:value-type="float" office:value="2.3087356719266223" table:style-name="ce41">
            <text:p>2,31</text:p>
          </table:table-cell>
          <table:table-cell table:number-columns-repeated="16373"/>
        </table:table-row>
        <table:table-row table:style-name="ro13">
          <table:table-cell office:value-type="string" table:style-name="ce35">
            <text:p>2021<text:span text:style-name="T3">2</text:span></text:p>
          </table:table-cell>
          <table:table-cell office:value-type="float" office:value="2.2085372344395204" table:style-name="ce41">
            <text:p>2,21</text:p>
          </table:table-cell>
          <table:table-cell office:value-type="float" office:value="1.6434112536056111" table:style-name="ce41">
            <text:p>1,64</text:p>
          </table:table-cell>
          <table:table-cell office:value-type="float" office:value="1.8548536969769407" table:style-name="ce41">
            <text:p>1,85</text:p>
          </table:table-cell>
          <table:table-cell office:value-type="float" office:value="2.1057881650908032" table:style-name="ce41">
            <text:p>2,11</text:p>
          </table:table-cell>
          <table:table-cell office:value-type="float" office:value="2.0581138943301243" table:style-name="ce41">
            <text:p>2,06</text:p>
          </table:table-cell>
          <table:table-cell office:value-type="float" office:value="2.4247033323230318" table:style-name="ce41">
            <text:p>2,42</text:p>
          </table:table-cell>
          <table:table-cell office:value-type="float" office:value="2.0217440196232079" table:style-name="ce41">
            <text:p>2,02</text:p>
          </table:table-cell>
          <table:table-cell office:value-type="float" office:value="2.0527715377559712" table:style-name="ce41">
            <text:p>2,05</text:p>
          </table:table-cell>
          <table:table-cell office:value-type="float" office:value="2.2237251639487208" table:style-name="ce41">
            <text:p>2,22</text:p>
          </table:table-cell>
          <table:table-cell office:value-type="float" office:value="2.3950471480805171" table:style-name="ce41">
            <text:p>2,40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31">
            <text:p>Q: STATISTIK AUSTRIA, Mikrozensus. Erstellt am 17.03.2022.<text:s/></text:p>
            <text:p>1) Mit gültiger Kostenangabe. <text:s/>- 2) Zeitreihenbruch aufgrund Erhebungsumstellung im Jahr 2021.<text:s/></text:p>
          </table:table-cell>
          <table:covered-table-cell table:number-columns-repeated="10"/>
          <table:table-cell table:number-columns-repeated="16373"/>
        </table:table-row>
        <table:table-row table:number-rows-repeated="1048483" table:style-name="ro8">
          <table:table-cell table:number-columns-repeated="16384"/>
        </table:table-row>
        <table:named-expressions>
          <table:named-range table:name="Print_Titles" table:cell-range-address="Tabelle_3.$A$1:Tabelle_3.$XFD$2" table:base-cell-address="Tabelle_3.$A$1"/>
        </table:named-expressions>
      </table:table>
      <table:table table:name="'file://xwwp0069/profiles$/fuchs/Downloads/Leitfaden-Excel-Tabellen%20(3).xlsx'#Vorgaben" table:style-name="ta3">
        <table:table-source xlink:href="file://xwwp0069/profiles$/fuchs/Downloads/Leitfaden-Excel-Tabellen%20(3).xlsx" table:table-name="Vorgab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xwwp0069/profiles$/fuchs/Downloads/Leitfaden-Excel-Tabellen%20(3).xlsx'#Tabelle_IST" table:style-name="ta3">
        <table:table-source xlink:href="file://xwwp0069/profiles$/fuchs/Downloads/Leitfaden-Excel-Tabellen%20(3).xlsx" table:table-name="Tabelle_IST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Insgesamt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Männer"/>
          <table:table-cell table:number-columns-repeated="16382"/>
        </table:table-row>
        <table:table-row table:number-rows-repeated="27">
          <table:table-cell table:number-columns-repeated="16384"/>
        </table:table-row>
        <table:table-row>
          <table:table-cell/>
          <table:table-cell office:value-type="string" office:string-value="Frauen"/>
          <table:table-cell table:number-columns-repeated="16382"/>
        </table:table-row>
        <table:table-row table:number-rows-repeated="1048513">
          <table:table-cell table:number-columns-repeated="16382"/>
        </table:table-row>
      </table:table>
      <table:table table:name="'file://xwwp0069/profiles$/fuchs/Downloads/Leitfaden-Excel-Tabellen%20(3).xlsx'#Tabelle_NEU" table:style-name="ta3">
        <table:table-source xlink:href="file://xwwp0069/profiles$/fuchs/Downloads/Leitfaden-Excel-Tabellen%20(3).xlsx" table:table-name="Tabelle_NEU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d3096e01_STF_Zwischenueberschrift_1_CN1" table:expression="of:=['file://xwwp0069/profiles$/fuchs/Downloads/Leitfaden-Excel-Tabellen%20(3).xlsx'#Tabelle_IST.$B$7:.$F$7]~['file://xwwp0069/profiles$/fuchs/Downloads/Leitfaden-Excel-Tabellen%20(3).xlsx'#Tabelle_IST.$B$35:.$F$35]~['file://xwwp0069/profiles$/fuchs/Downloads/Leitfaden-Excel-Tabellen%20(3).xlsx'#Tabelle_IST.$B$63:.$F$63]" table:base-cell-address="Tabellenverzeichni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12" number:min-integer-digits="1" number:grouping="true"/>
    </number:number-style>
    <style:style style:name="AZ1" style:family="table-cell" style:data-style-name="N36">
      <style:table-cell-properties fo:background-color="transparent"/>
      <style:text-properties fo:font-size="7pt" style:font-size-asian="7pt" style:font-size-complex="7pt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Standard_32_2_32_4" style:display-name="Standard 2 4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Standard_32_4_32_2" style:display-name="Standard 4 2" style:family="table-cell" style:data-style-name="N0">
      <style:table-cell-properties style:vertical-align="automatic" fo:background-color="transparent"/>
    </style:style>
    <style:style style:name="Tabellentitel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abellenverzeichnis" style:family="table-cell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Zahl_32_ohne_32_Komma" style:display-name="Zahl ohne Komma" style:family="table-cell" style:data-style-name="N3">
      <style:table-cell-properties style:vertical-align="middle" fo:wrap-option="wrap" fo:background-color="transparent" style:repeat-content="false"/>
      <style:paragraph-properties fo:text-align="end" fo:margin-right="0cm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ECAS Sylvia</meta:initial-creator>
    <dc:creator>SCHÖBER Katrin</dc:creator>
    <meta:creation-date>2022-05-20T10:59:36Z</meta:creation-date>
    <dc:date>2022-06-07T15:09:50Z</dc:date>
    <meta:print-date>2022-05-24T11:23:30Z</meta:print-date>
    <meta:editing-duration>PT0S</meta:editing-duration>
  </office:meta>
</office:document-meta>
</file>